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06B0000006BD6BA5E438DE4D87C.png" manifest:media-type="image/png"/>
  <manifest:file-entry manifest:full-path="Pictures/10000001000001B9000001219F9F77CFE0FDB8A0.png" manifest:media-type="image/png"/>
  <manifest:file-entry manifest:full-path="Pictures/10001EB70000819B00003A653728BE2E112D5303.svg" manifest:media-type="image/svg+xml"/>
  <manifest:file-entry manifest:full-path="Pictures/10000000000008A80000067E8F735EA6ED9F0C0B.jpg" manifest:media-type="image/jpeg"/>
  <manifest:file-entry manifest:full-path="Pictures/1000042100000B0F00000B0FB132F1B118EFDC5A.svg" manifest:media-type="image/svg+xml"/>
  <manifest:file-entry manifest:full-path="Pictures/100000010000041D000001DBB2D187B6D6CE553B.png" manifest:media-type="image/png"/>
  <manifest:file-entry manifest:full-path="Pictures/10000001000001090000006FEE3F5005EF3E946D.png" manifest:media-type="image/png"/>
  <manifest:file-entry manifest:full-path="Pictures/100048B800001B6E00000B7822A3FAAEBE51E006.wmf" manifest:media-type="image/x-wmf"/>
  <manifest:file-entry manifest:full-path="Pictures/100000010000041D000001DBDD56226970007A4F.png" manifest:media-type="image/png"/>
  <manifest:file-entry manifest:full-path="Pictures/10001A070000819B00003A65B4E95F85BABC18C4.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ystem" style:font-pitch="variable"/>
    <style:font-face style:name="Droid Sans Fallback1" svg:font-family="'Droid Sans Fallback'"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_5f_1">
      <style:graphic-properties draw:stroke="none" draw:fill-color="#b37509" draw:opacity="100%" draw:textarea-horizontal-align="justify" draw:textarea-vertical-align="middle" draw:auto-grow-height="false" fo:min-height="1.368cm" fo:min-width="1.118cm" draw:shadow-opacity="100%"/>
      <style:paragraph-properties style:writing-mode="lr-tb"/>
    </style:style>
    <style:style style:name="gr2" style:family="graphic">
      <style:graphic-properties style:protect="size"/>
    </style:style>
    <style:style style:name="gr3" style:family="graphic" style:parent-style-name="standard">
      <style:graphic-properties svg:stroke-color="#000000" draw:fill="solid" draw:fill-color="#f0e6ff" draw:fill-hatch-solid="true" draw:textarea-horizontal-align="justify" draw:textarea-vertical-align="middle" draw:auto-grow-height="false" fo:min-height="3.597cm" fo:min-width="2.577cm"/>
    </style:style>
    <style:style style:name="gr4" style:family="graphic" style:parent-style-name="standard">
      <style:graphic-properties svg:stroke-color="#000000" draw:fill="solid" draw:fill-color="#f0e6ff" draw:fill-hatch-solid="false" draw:textarea-horizontal-align="justify" draw:textarea-vertical-align="middle" draw:auto-grow-height="false" fo:min-height="3.597cm" fo:min-width="2.577cm"/>
    </style:style>
    <style:style style:name="gr5" style:family="graphic" style:parent-style-name="standard">
      <style:graphic-properties svg:stroke-color="#000000" draw:fill-color="#f0e6ff" draw:textarea-horizontal-align="justify" draw:textarea-vertical-align="middle" draw:auto-grow-height="false" fo:min-height="0.519cm" fo:min-width="2.577cm"/>
    </style:style>
    <style:style style:name="gr6" style:family="graphic" style:parent-style-name="standard">
      <style:graphic-properties svg:stroke-color="#000000" draw:fill="solid" draw:fill-color="#f0e6ff" draw:fill-hatch-solid="true" draw:textarea-horizontal-align="justify" draw:textarea-vertical-align="middle" draw:auto-grow-height="false" fo:min-height="0.519cm" fo:min-width="2.577cm"/>
    </style:style>
    <style:style style:name="gr7" style:family="graphic" style:parent-style-name="standard">
      <style:graphic-properties svg:stroke-color="#000000" draw:fill-color="#f0e6ff" draw:textarea-horizontal-align="justify" draw:textarea-vertical-align="middle" draw:auto-grow-height="false" fo:min-height="3.597cm" fo:min-width="2.577cm"/>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61cm"/>
      <style:paragraph-properties style:writing-mode="lr-tb"/>
    </style:style>
    <style:style style:name="gr9" style:family="graphic" style:parent-style-name="standard">
      <style:graphic-properties svg:stroke-color="#000000" draw:fill-color="#f0e6ff" draw:textarea-horizontal-align="justify" draw:textarea-vertical-align="middle" draw:auto-grow-height="false" fo:min-height="0.51cm" fo:min-width="2.04cm"/>
    </style:style>
    <style:style style:name="gr10" style:family="graphic" style:parent-style-name="standard">
      <style:graphic-properties svg:stroke-color="#cccccc" draw:marker-end="Arrow_20_concave" draw:marker-end-width="0.3cm" draw:textarea-vertical-align="middle"/>
    </style:style>
    <style:style style:name="gr11" style:family="graphic" style:parent-style-name="standard">
      <style:graphic-properties svg:stroke-color="#000000" draw:fill="none" draw:textarea-vertical-align="middle" draw:auto-grow-height="false" fo:min-height="20.386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628cm" fo:min-width="0cm"/>
      <style:paragraph-properties style:writing-mode="lr-tb"/>
    </style:style>
    <style:style style:name="gr13" style:family="graphic" style:parent-style-name="standard">
      <style:graphic-properties svg:stroke-color="#000000" draw:fill-color="#ffffff" draw:textarea-horizontal-align="justify" draw:textarea-vertical-align="middle" draw:auto-grow-height="false" fo:min-height="1.182cm" fo:min-width="13.401cm"/>
    </style:style>
    <style:style style:name="gr14" style:family="graphic" style:parent-style-name="standard">
      <style:graphic-properties svg:stroke-color="#000000" draw:fill-color="#ffffff" draw:textarea-horizontal-align="justify" draw:textarea-vertical-align="middle" draw:auto-grow-height="false" fo:min-height="1.112cm" fo:min-width="13.132cm"/>
      <style:paragraph-properties style:writing-mode="lr-tb"/>
    </style:style>
    <style:style style:name="gr15" style:family="graphic" style:parent-style-name="standard">
      <style:graphic-properties svg:stroke-color="#000000" draw:fill-color="#ffffff" draw:textarea-horizontal-align="justify" draw:textarea-vertical-align="middle" draw:auto-grow-height="false" fo:min-height="0.795cm" fo:min-width="0.182cm"/>
    </style:style>
    <style:style style:name="gr16" style:family="graphic" style:parent-style-name="standard">
      <style:graphic-properties svg:stroke-color="#000000" draw:fill-color="#ffffff" draw:textarea-horizontal-align="justify" draw:textarea-vertical-align="middle" draw:auto-grow-height="false" fo:min-height="0.741cm" fo:min-width="0.265cm"/>
    </style:style>
    <style:style style:name="gr17" style:family="graphic" style:parent-style-name="Object_20_with_20_no_20_fill_20_and_20_no_20_line">
      <style:graphic-properties draw:stroke="none" draw:fill="none" draw:textarea-horizontal-align="left" draw:textarea-vertical-align="top" draw:color-mode="standard" draw:luminance="0%" draw:contrast="0%" draw:gamma="100%" draw:red="0%" draw:green="0%" draw:blue="0%" fo:clip="rect(0cm, 0cm, 0cm, 0cm)" draw:image-opacity="100%" style:mirror="none"/>
      <style:paragraph-properties style:writing-mode="lr-tb"/>
    </style:style>
    <style:style style:name="gr18" style:family="graphic" style:parent-style-name="standard">
      <style:graphic-properties svg:stroke-color="#000000" draw:fill="solid" draw:fill-color="#eeeeee" draw:fill-hatch-solid="true" draw:textarea-horizontal-align="justify" draw:textarea-vertical-align="middle" draw:auto-grow-height="false" fo:min-height="3.597cm" fo:min-width="2.577cm"/>
    </style:style>
    <style:style style:name="gr19" style:family="graphic" style:parent-style-name="standard">
      <style:graphic-properties draw:stroke="none" draw:fill="solid" draw:fill-color="#ffcc00" draw:opacity-name="Transparency_20_5" draw:textarea-horizontal-align="justify" draw:textarea-vertical-align="middle" draw:auto-grow-height="false" fo:min-height="0.946cm" fo:min-width="3.04cm"/>
    </style:style>
    <style:style style:name="gr20" style:family="graphic" style:parent-style-name="standard">
      <style:graphic-properties svg:stroke-color="#000000" draw:fill="solid" draw:fill-color="#ffffff" draw:fill-hatch-solid="false" draw:textarea-horizontal-align="justify" draw:textarea-vertical-align="middle" draw:auto-grow-height="false" fo:min-height="3.597cm" fo:min-width="2.577cm"/>
    </style:style>
    <style:style style:name="gr21" style:family="graphic" style:parent-style-name="standard">
      <style:graphic-properties svg:stroke-color="#000000" draw:fill-color="#ffffff" draw:textarea-horizontal-align="justify" draw:textarea-vertical-align="middle" draw:auto-grow-height="false" fo:min-height="0.519cm" fo:min-width="2.577cm"/>
    </style:style>
    <style:style style:name="gr22" style:family="graphic" style:parent-style-name="standard">
      <style:graphic-properties svg:stroke-color="#000000" draw:fill="solid" draw:fill-color="#eeeeee" draw:fill-hatch-solid="true" draw:textarea-horizontal-align="justify" draw:textarea-vertical-align="middle" draw:auto-grow-height="false" fo:min-height="0.519cm" fo:min-width="2.577cm"/>
      <style:paragraph-properties style:writing-mode="lr-tb"/>
    </style:style>
    <style:style style:name="gr23" style:family="graphic" style:parent-style-name="standard">
      <style:graphic-properties svg:stroke-color="#000000" draw:fill="solid" draw:fill-color="#ffffff" draw:fill-hatch-solid="true" draw:textarea-horizontal-align="justify" draw:textarea-vertical-align="middle" draw:auto-grow-height="false" fo:min-height="3.597cm" fo:min-width="2.577cm"/>
    </style:style>
    <style:style style:name="gr24" style:family="graphic" style:parent-style-name="standard">
      <style:graphic-properties svg:stroke-color="#000000" draw:fill="solid" draw:fill-color="#ffffff" draw:fill-hatch-solid="true" draw:textarea-horizontal-align="justify" draw:textarea-vertical-align="middle" draw:auto-grow-height="false" fo:min-height="0.519cm" fo:min-width="2.577cm"/>
    </style:style>
    <style:style style:name="gr25" style:family="graphic" style:parent-style-name="standard">
      <style:graphic-properties svg:stroke-color="#000000" draw:fill-color="#ffffff" draw:textarea-horizontal-align="justify" draw:textarea-vertical-align="middle" draw:auto-grow-height="false" fo:min-height="3.597cm" fo:min-width="2.577cm"/>
    </style:style>
    <style:style style:name="gr26" style:family="graphic" style:parent-style-name="standard">
      <style:graphic-properties svg:stroke-color="#000000" draw:fill-color="#ffffcc" draw:textarea-horizontal-align="justify" draw:textarea-vertical-align="middle" draw:auto-grow-height="false" fo:min-height="1cm" fo:min-width="1.609cm" fo:wrap-option="no-wrap"/>
      <style:paragraph-properties style:writing-mode="lr-tb"/>
    </style:style>
    <style:style style:name="gr27" style:family="graphic" style:parent-style-name="standard">
      <style:graphic-properties draw:stroke="dash" draw:stroke-dash="Long_20_dashed" svg:stroke-color="#000000" draw:fill-color="#ffffff" draw:textarea-horizontal-align="justify" draw:textarea-vertical-align="middle" draw:auto-grow-height="false" fo:min-height="2.546cm" fo:min-width="2.641cm"/>
    </style:style>
    <style:style style:name="gr28" style:family="graphic" style:parent-style-name="standard">
      <style:graphic-properties svg:stroke-color="#000000" draw:fill-color="#ffffff" draw:textarea-horizontal-align="justify" draw:textarea-vertical-align="middle" draw:auto-grow-height="false" fo:min-height="0.51cm" fo:min-width="2.04cm"/>
    </style:style>
    <style:style style:name="gr29"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30" style:family="graphic" style:parent-style-name="standard">
      <style:graphic-properties draw:stroke="none" draw:fill-color="#ffffff" draw:textarea-horizontal-align="justify" draw:textarea-vertical-align="middle" draw:auto-grow-height="false" fo:min-height="0.105cm" fo:min-width="0cm"/>
    </style:style>
    <style:style style:name="gr31" style:family="graphic" style:parent-style-name="standard">
      <style:graphic-properties svg:stroke-color="#000000" draw:marker-end="Arrow_20_concave" draw:marker-end-width="0.3cm" draw:textarea-vertical-align="middle"/>
    </style:style>
    <style:style style:name="gr32" style:family="graphic" style:parent-style-name="standard">
      <style:graphic-properties svg:stroke-color="#000000" draw:fill-color="#ffffcc" draw:textarea-horizontal-align="justify" draw:textarea-vertical-align="middle" draw:auto-grow-height="false" fo:min-height="0.853cm" fo:min-width="1.609cm" fo:wrap-option="no-wrap"/>
      <style:paragraph-properties style:writing-mode="lr-tb"/>
    </style:style>
    <style:style style:name="gr33" style:family="graphic" style:parent-style-name="standard">
      <style:graphic-properties svg:stroke-color="#000000" draw:fill="hatch" draw:fill-color="#ffe1ff" draw:fill-hatch-name="Hatching_20_6" draw:fill-hatch-solid="true" draw:textarea-horizontal-align="justify" draw:textarea-vertical-align="middle" draw:auto-grow-height="false" fo:min-height="3.597cm" fo:min-width="2.577cm"/>
    </style:style>
    <style:style style:name="gr34" style:family="graphic" style:parent-style-name="standard">
      <style:graphic-properties svg:stroke-color="#000000" draw:fill="hatch" draw:fill-color="#ffe1ff" draw:fill-hatch-name="Hatching_20_6" draw:fill-hatch-solid="true" draw:textarea-horizontal-align="justify" draw:textarea-vertical-align="middle" draw:auto-grow-height="false" fo:min-height="0.519cm" fo:min-width="2.577cm"/>
      <style:paragraph-properties style:writing-mode="lr-tb"/>
    </style:style>
    <style:style style:name="gr35" style:family="graphic" style:parent-style-name="standard">
      <style:graphic-properties svg:stroke-color="#000000" draw:fill-color="#ffffcc" draw:textarea-horizontal-align="justify" draw:textarea-vertical-align="middle" draw:auto-grow-height="false" fo:min-height="0.815cm" fo:min-width="1.195cm" fo:wrap-option="no-wrap"/>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1.111cm" fo:min-width="2.661cm"/>
      <style:paragraph-properties style:writing-mode="lr-tb"/>
    </style:style>
    <style:style style:name="gr37" style:family="graphic" style:parent-style-name="standard">
      <style:graphic-properties draw:stroke="none" draw:fill="solid" draw:fill-color="#ffcc00" draw:opacity-name="Transparency_20_5" draw:textarea-horizontal-align="justify" draw:textarea-vertical-align="middle" draw:auto-grow-height="false" fo:min-height="0.857cm" fo:min-width="0.625cm"/>
    </style:style>
    <style:style style:name="gr38" style:family="graphic" style:parent-style-name="standard">
      <style:graphic-properties draw:stroke="dash" draw:stroke-dash="Long_20_dashed" svg:stroke-color="#000000" draw:marker-end="Arrow_20_concave" draw:marker-end-width="0.3cm" draw:textarea-vertical-align="middle"/>
    </style:style>
    <style:style style:name="gr39" style:family="graphic" style:parent-style-name="standard">
      <style:graphic-properties svg:stroke-color="#000000" draw:fill-color="#ffffff" draw:textarea-horizontal-align="justify" draw:textarea-vertical-align="middle" draw:auto-grow-height="false" fo:min-height="0.51cm" fo:min-width="0.26cm"/>
    </style:style>
    <style:style style:name="gr40" style:family="graphic" style:parent-style-name="standard">
      <style:graphic-properties svg:stroke-color="#000000" draw:fill-color="#f0e6ff" draw:textarea-horizontal-align="justify" draw:textarea-vertical-align="middle" draw:auto-grow-height="false" fo:min-height="0.519cm" fo:min-width="2.577cm"/>
      <style:paragraph-properties style:writing-mode="lr-tb"/>
    </style:style>
    <style:style style:name="gr41" style:family="graphic" style:parent-style-name="standard">
      <style:graphic-properties svg:stroke-color="#000000" draw:fill="solid" draw:fill-color="#f0e6ff" draw:fill-hatch-solid="true" draw:textarea-horizontal-align="justify" draw:textarea-vertical-align="middle" draw:auto-grow-height="false" fo:min-height="0.519cm" fo:min-width="2.577cm"/>
      <style:paragraph-properties style:writing-mode="lr-tb"/>
    </style:style>
    <style:style style:name="gr42" style:family="graphic" style:parent-style-name="standard">
      <style:graphic-properties svg:stroke-color="#000000" draw:fill-color="#ffffcc" draw:textarea-horizontal-align="justify" draw:textarea-vertical-align="middle" draw:auto-grow-height="false" fo:min-height="1.228cm" fo:min-width="1.918cm" fo:wrap-option="no-wrap"/>
      <style:paragraph-properties style:writing-mode="lr-tb"/>
    </style:style>
    <style:style style:name="gr43" style:family="graphic" style:parent-style-name="standard">
      <style:graphic-properties svg:stroke-color="#000000" draw:fill-color="#ffffcc" draw:textarea-horizontal-align="justify" draw:textarea-vertical-align="middle" draw:auto-grow-height="false" fo:min-height="0.754cm" fo:min-width="1.918cm" fo:wrap-option="no-wrap"/>
      <style:paragraph-properties style:writing-mode="lr-tb"/>
    </style:style>
    <style:style style:name="gr44" style:family="graphic" style:parent-style-name="standard">
      <style:graphic-properties svg:stroke-color="#000000" draw:fill-color="#ffffcc" draw:textarea-horizontal-align="justify" draw:textarea-vertical-align="middle" draw:auto-grow-height="false" fo:min-height="0.31cm" fo:min-width="0.63cm" fo:wrap-option="no-wrap"/>
      <style:paragraph-properties style:writing-mode="lr-tb"/>
    </style:style>
    <style:style style:name="gr45" style:family="graphic" style:parent-style-name="standard">
      <style:graphic-properties svg:stroke-color="#000000" draw:fill-color="#ffffff" draw:textarea-horizontal-align="justify" draw:textarea-vertical-align="middle" draw:auto-grow-height="false" fo:min-height="1.279cm" fo:min-width="1.023cm"/>
    </style:style>
    <style:style style:name="gr46" style:family="graphic" style:parent-style-name="standard">
      <style:graphic-properties draw:stroke="none" draw:fill="solid" draw:fill-color="#ffcc00" draw:opacity-name="Transparency_20_5" draw:textarea-horizontal-align="justify" draw:textarea-vertical-align="middle" draw:auto-grow-height="false" fo:min-height="0.857cm" fo:min-width="2.423cm"/>
    </style:style>
    <style:style style:name="gr47" style:family="graphic" style:parent-style-name="objectwithoutfill">
      <style:graphic-properties draw:marker-start="Dimension_20_Lines" draw:marker-end="Arrow_20_concave" draw:marker-end-width="0.3cm" draw:fill="none" draw:textarea-vertical-align="middle"/>
    </style:style>
    <style:style style:name="gr48" style:family="graphic" style:parent-style-name="standard">
      <style:graphic-properties draw:stroke="none" draw:stroke-dash="Long_20_dashed" svg:stroke-color="#000000" draw:fill-color="#eeeeee" draw:textarea-horizontal-align="justify" draw:textarea-vertical-align="middle" draw:auto-grow-height="false" fo:min-height="1.55cm" fo:min-width="0.5cm"/>
    </style:style>
    <style:style style:name="gr49" style:family="graphic" style:parent-style-name="standard">
      <style:graphic-properties draw:stroke="none" draw:stroke-dash="Long_20_dashed" svg:stroke-color="#000000" draw:fill-color="#eeeeee" draw:textarea-horizontal-align="justify" draw:textarea-vertical-align="middle" draw:auto-grow-height="false" fo:min-height="1.55cm" fo:min-width="8.3cm"/>
    </style:style>
    <style:style style:name="gr50" style:family="graphic" style:parent-style-name="standard">
      <style:graphic-properties draw:stroke="none" draw:stroke-dash="Long_20_dashed" svg:stroke-color="#000000" draw:fill-color="#eeeeee" draw:textarea-horizontal-align="justify" draw:textarea-vertical-align="middle" draw:auto-grow-height="false" fo:min-height="1.55cm" fo:min-width="5.5cm"/>
    </style:style>
    <style:style style:name="gr51" style:family="graphic" style:parent-style-name="standard">
      <style:graphic-properties draw:stroke="none" draw:stroke-dash="Long_20_dashed" svg:stroke-color="#000000" draw:fill-color="#f0e6ff" draw:textarea-horizontal-align="justify" draw:textarea-vertical-align="middle" draw:auto-grow-height="false" fo:min-height="1.55cm" fo:min-width="0.5cm"/>
    </style:style>
    <style:style style:name="gr52" style:family="graphic" style:parent-style-name="standard">
      <style:graphic-properties draw:stroke="none" draw:stroke-dash="Long_20_dashed" svg:stroke-color="#000000" draw:fill-color="#f0e6ff" draw:textarea-horizontal-align="justify" draw:textarea-vertical-align="middle" draw:auto-grow-height="false" fo:min-height="1.55cm" fo:min-width="4.2cm"/>
    </style:style>
    <style:style style:name="gr53" style:family="graphic" style:parent-style-name="standard">
      <style:graphic-properties draw:stroke="none" draw:stroke-dash="Long_20_dashed" svg:stroke-color="#000000" draw:fill-color="#eeeeee" draw:textarea-horizontal-align="justify" draw:textarea-vertical-align="middle" draw:auto-grow-height="false" fo:min-height="1.55cm" fo:min-width="6.3cm"/>
    </style:style>
    <style:style style:name="gr54" style:family="graphic" style:parent-style-name="standard">
      <style:graphic-properties draw:stroke="solid" draw:stroke-dash="Long_20_dashed" svg:stroke-color="#000000" draw:fill="none" draw:fill-color="#ffffff" draw:textarea-horizontal-align="justify" draw:textarea-vertical-align="middle" draw:auto-grow-height="false" fo:min-height="1.55cm" fo:min-width="9.3cm"/>
    </style:style>
    <style:style style:name="gr55" style:family="graphic" style:parent-style-name="standard">
      <style:graphic-properties draw:stroke="solid" draw:stroke-dash="Long_20_dashed" svg:stroke-color="#000000" draw:fill="none" draw:fill-color="#ffffff" draw:textarea-horizontal-align="justify" draw:textarea-vertical-align="middle" draw:auto-grow-height="false" fo:min-height="1.55cm" fo:min-width="6.5cm"/>
    </style:style>
    <style:style style:name="gr56" style:family="graphic" style:parent-style-name="standard">
      <style:graphic-properties draw:stroke="solid" draw:stroke-dash="Long_20_dashed" svg:stroke-width="0.05cm" svg:stroke-color="#000000" draw:marker-start-width="0.355cm" draw:marker-end-width="0.355cm" draw:fill="none" draw:fill-color="#ffffff" draw:textarea-horizontal-align="justify" draw:textarea-vertical-align="middle" draw:auto-grow-height="false" fo:min-height="1.55cm" fo:min-width="5.197cm" fo:padding-top="0.15cm" fo:padding-bottom="0.15cm" fo:padding-left="0.275cm" fo:padding-right="0.275cm"/>
    </style:style>
    <style:style style:name="gr57" style:family="graphic" style:parent-style-name="standard">
      <style:graphic-properties draw:stroke="solid" draw:stroke-dash="Long_20_dashed" svg:stroke-color="#000000" draw:fill="none" draw:fill-color="#ffffff" draw:textarea-horizontal-align="justify" draw:textarea-vertical-align="middle" draw:auto-grow-height="false" fo:min-height="1.55cm" fo:min-width="7.3cm"/>
    </style:style>
    <style:style style:name="gr58" style:family="graphic" style:parent-style-name="standard">
      <style:graphic-properties draw:stroke="dash" draw:stroke-dash="Long_20_dashed" svg:stroke-color="#000000" draw:fill-color="#ffffff" draw:textarea-horizontal-align="justify" draw:textarea-vertical-align="middle" draw:auto-grow-height="false" fo:min-height="3.631cm" fo:min-width="0cm"/>
    </style:style>
    <style:style style:name="gr59" style:family="graphic" style:parent-style-name="standard">
      <style:graphic-properties draw:stroke="solid" draw:stroke-dash="Dashed_20__28_var_29__20_4" svg:stroke-width="3cm" svg:stroke-color="#ffffff" draw:marker-start-width="6cm" draw:marker-end-width="6cm" svg:stroke-opacity="100%" draw:stroke-linejoin="miter" svg:stroke-linecap="butt" draw:textarea-horizontal-align="center" draw:textarea-vertical-align="middle" fo:padding-top="1.5cm" fo:padding-bottom="1.5cm" fo:padding-left="1.5cm" fo:padding-right="1.5cm"/>
    </style:style>
    <style:style style:name="gr60" style:family="graphic" style:parent-style-name="standard">
      <style:graphic-properties draw:stroke="dash" draw:stroke-dash="Wide_20_dashed" svg:stroke-width="0cm" svg:stroke-color="#000000" draw:marker-start-width="0cm" draw:marker-end-width="0cm" draw:stroke-linejoin="miter" svg:stroke-linecap="butt" draw:textarea-horizontal-align="center" draw:textarea-vertical-align="middle" fo:padding-top="0cm" fo:padding-bottom="0cm" fo:padding-left="0cm" fo:padding-right="0cm"/>
    </style:style>
    <style:style style:name="gr61" style:family="graphic" style:parent-style-name="objectwithoutfill">
      <style:graphic-properties draw:stroke="dash" draw:stroke-dash="Long_20_dashed" draw:marker-end="" draw:marker-end-width="0.3cm" draw:fill="none" draw:textarea-vertical-align="middle"/>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1.234cm"/>
      <style:paragraph-properties style:writing-mode="lr-tb"/>
    </style:style>
    <style:style style:name="gr63" style:family="graphic" style:parent-style-name="standard">
      <style:graphic-properties draw:stroke="none" svg:stroke-color="#000000" draw:fill="none" draw:fill-color="#ffffff" draw:textarea-horizontal-align="left" draw:auto-grow-height="true" draw:auto-grow-width="true" fo:min-height="1.666cm" fo:min-width="2.001cm"/>
      <style:paragraph-properties style:writing-mode="lr-tb"/>
    </style:style>
    <style:style style:name="gr64" style:family="graphic" style:parent-style-name="standard">
      <style:graphic-properties draw:stroke="none" svg:stroke-color="#000000" draw:fill="none" draw:fill-color="#ffffff" draw:textarea-horizontal-align="left" draw:auto-grow-height="true" draw:auto-grow-width="true" fo:min-height="0.556cm" fo:min-width="0.277cm"/>
      <style:paragraph-properties style:writing-mode="lr-tb"/>
    </style:style>
    <style:style style:name="gr65" style:family="graphic" style:parent-style-name="standard">
      <style:graphic-properties svg:stroke-color="#000000" draw:fill-color="#ffffcc" draw:textarea-horizontal-align="justify" draw:textarea-vertical-align="middle" draw:auto-grow-height="false" fo:min-height="1.759cm" fo:min-width="2.867cm" fo:wrap-option="no-wrap"/>
      <style:paragraph-properties style:writing-mode="lr-tb"/>
    </style:style>
    <style:style style:name="gr66" style:family="graphic" style:parent-style-name="standard">
      <style:graphic-properties svg:stroke-color="#000000" draw:fill-color="#ffffcc" draw:textarea-horizontal-align="justify" draw:textarea-vertical-align="middle" draw:auto-grow-height="false" fo:min-height="0.468cm" fo:min-width="1.553cm" fo:wrap-option="no-wrap"/>
      <style:paragraph-properties style:writing-mode="lr-tb"/>
    </style:style>
    <style:style style:name="gr67"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68" style:family="graphic" style:parent-style-name="standard">
      <style:graphic-properties svg:stroke-color="#000000" draw:fill="solid" draw:fill-color="#eeeeee" draw:fill-hatch-solid="false" draw:textarea-horizontal-align="justify" draw:textarea-vertical-align="middle" draw:auto-grow-height="false" fo:min-height="3.597cm" fo:min-width="2.577cm"/>
    </style:style>
    <style:style style:name="gr69" style:family="graphic" style:parent-style-name="standard">
      <style:graphic-properties svg:stroke-color="#000000" draw:fill-color="#eeeeee" draw:textarea-horizontal-align="justify" draw:textarea-vertical-align="middle" draw:auto-grow-height="false" fo:min-height="3.597cm" fo:min-width="2.577cm"/>
    </style:style>
    <style:style style:name="gr70" style:family="graphic" style:parent-style-name="standard">
      <style:graphic-properties svg:stroke-color="#000000" draw:fill-color="#eeeeee" draw:textarea-horizontal-align="justify" draw:textarea-vertical-align="middle" draw:auto-grow-height="false" fo:min-height="0.519cm" fo:min-width="2.577cm"/>
      <style:paragraph-properties style:writing-mode="lr-tb"/>
    </style:style>
    <style:style style:name="gr71" style:family="graphic" style:parent-style-name="standard">
      <style:graphic-properties svg:stroke-color="#000000" draw:fill-color="#ffffcc" draw:textarea-horizontal-align="justify" draw:textarea-vertical-align="middle" draw:auto-grow-height="false" fo:min-height="1.687cm" fo:min-width="2.004cm" fo:wrap-option="no-wrap"/>
      <style:paragraph-properties style:writing-mode="lr-tb"/>
    </style:style>
    <style:style style:name="gr72" style:family="graphic" style:parent-style-name="objectwithoutfill">
      <style:graphic-properties draw:marker-end="Arrow_20_concave" draw:marker-end-width="0.3cm" draw:fill="none" draw:textarea-vertical-align="middle"/>
    </style:style>
    <style:style style:name="gr73" style:family="graphic" style:parent-style-name="objectwithoutfill">
      <style:graphic-properties svg:stroke-width="0.1cm" draw:marker-start="Circle" draw:marker-start-width="0.4cm" draw:marker-end="Dimension_20_Lines" draw:marker-end-width="0.3cm" draw:fill="none" draw:textarea-vertical-align="middle" fo:padding-top="0.175cm" fo:padding-bottom="0.175cm" fo:padding-left="0.3cm" fo:padding-right="0.3cm"/>
    </style:style>
    <style:style style:name="gr74" style:family="graphic" style:parent-style-name="standard">
      <style:graphic-properties draw:stroke="none" svg:stroke-color="#000000" draw:fill="none" draw:fill-color="#ffffff" draw:textarea-horizontal-align="left" draw:auto-grow-height="true" draw:auto-grow-width="true" fo:min-height="0.636cm" fo:min-width="0.726cm"/>
      <style:paragraph-properties style:writing-mode="lr-tb"/>
    </style:style>
    <style:style style:name="gr75" style:family="graphic" style:parent-style-name="standard">
      <style:graphic-properties draw:stroke="none" svg:stroke-color="#000000" draw:fill="none" draw:fill-color="#ffffff" draw:textarea-horizontal-align="left" draw:auto-grow-height="true" draw:auto-grow-width="true" fo:min-height="0.77cm" fo:min-width="4.29cm"/>
      <style:paragraph-properties style:writing-mode="lr-tb"/>
    </style:style>
    <style:style style:name="gr76" style:family="graphic" style:parent-style-name="Object_20_with_20_no_20_fill_20_and_20_no_20_line">
      <style:graphic-properties draw:stroke="none" draw:fill="none" draw:textarea-vertical-align="middle" draw:color-mode="standard" draw:luminance="33%" draw:contrast="0%" draw:gamma="100%" draw:red="-20%" draw:green="5%" draw:blue="5%" fo:clip="rect(0cm, 0cm, 0cm, 0cm)" draw:image-opacity="100%" style:mirror="none"/>
    </style:style>
    <style:style style:name="gr77" style:family="graphic" style:parent-style-name="standard">
      <style:graphic-properties draw:stroke="none" svg:stroke-color="#000000" draw:fill="none" draw:fill-color="#ffffff" draw:textarea-horizontal-align="left" draw:auto-grow-height="true" draw:auto-grow-width="true" fo:min-height="0.77cm" fo:min-width="1.086cm"/>
      <style:paragraph-properties style:writing-mode="lr-tb"/>
    </style:style>
    <style:style style:name="gr78" style:family="graphic" style:parent-style-name="standard">
      <style:graphic-properties svg:stroke-color="#000000" draw:fill="none" draw:textarea-vertical-align="middle" draw:auto-grow-height="false" fo:min-height="8.792cm" fo:min-width="0cm"/>
    </style:style>
    <style:style style:name="gr79" style:family="graphic" style:parent-style-name="standard">
      <style:graphic-properties draw:stroke="none" svg:stroke-color="#000000" draw:fill="none" draw:fill-color="#ffffff" draw:textarea-horizontal-align="left" draw:auto-grow-height="true" draw:auto-grow-width="true" fo:min-height="0.77cm" fo:min-width="6.983cm"/>
      <style:paragraph-properties style:writing-mode="lr-tb"/>
    </style:style>
    <style:style style:name="gr80" style:family="graphic" style:parent-style-name="objectwithoutfill">
      <style:graphic-properties draw:stroke="dash" draw:stroke-dash="Fine_20_Dashed" draw:marker-end="" draw:marker-end-width="0.3cm" draw:fill="none" draw:textarea-vertical-align="middle"/>
    </style:style>
    <style:style style:name="gr81" style:family="graphic" style:parent-style-name="standard">
      <style:graphic-properties draw:stroke="none" svg:stroke-color="#000000" draw:fill="none" draw:fill-color="#ffffff" draw:textarea-horizontal-align="left" draw:auto-grow-height="true" draw:auto-grow-width="true" fo:min-height="1.111cm" fo:min-width="3.71cm"/>
      <style:paragraph-properties style:writing-mode="lr-tb"/>
    </style:style>
    <style:style style:name="gr82" style:family="graphic" style:parent-style-name="standard">
      <style:graphic-properties svg:stroke-color="#000000" draw:fill-color="#ffffcc" draw:textarea-horizontal-align="justify" draw:textarea-vertical-align="middle" draw:auto-grow-height="false" fo:min-height="1.221cm" fo:min-width="3.019cm" fo:wrap-option="no-wrap"/>
      <style:paragraph-properties style:writing-mode="lr-tb"/>
    </style:style>
    <style:style style:name="pr1" style:family="presentation" style:parent-style-name="master1_5f_-title" style:list-style-name="L1">
      <style:graphic-properties fo:min-height="3.477cm"/>
      <style:paragraph-properties style:writing-mode="lr-tb"/>
    </style:style>
    <style:style style:name="pr2" style:family="presentation" style:parent-style-name="master1_5f_-notes">
      <style:graphic-properties draw:fill-color="#ffffff" fo:min-height="14.431cm"/>
      <style:paragraph-properties style:writing-mode="lr-tb"/>
    </style:style>
    <style:style style:name="pr3" style:family="presentation" style:parent-style-name="master_5f_-title">
      <style:graphic-properties draw:auto-grow-height="true" fo:min-height="1.741cm"/>
      <style:paragraph-properties style:writing-mode="lr-tb"/>
    </style:style>
    <style:style style:name="pr4" style:family="presentation" style:parent-style-name="master_5f_-outline1">
      <style:graphic-properties fo:min-height="1.857cm"/>
      <style:paragraph-properties style:writing-mode="lr-tb"/>
    </style:style>
    <style:style style:name="pr5" style:family="presentation" style:parent-style-name="master_5f_-notes">
      <style:graphic-properties draw:fill-color="#ffffff" draw:auto-grow-height="true" fo:min-height="13.364cm"/>
      <style:paragraph-properties style:writing-mode="lr-tb"/>
    </style:style>
    <style:style style:name="pr6" style:family="presentation" style:parent-style-name="template21-title">
      <style:graphic-properties draw:auto-grow-height="true" fo:min-height="1.737cm"/>
      <style:paragraph-properties style:writing-mode="lr-tb"/>
    </style:style>
    <style:style style:name="pr7" style:family="presentation" style:parent-style-name="template21-outline1">
      <style:graphic-properties fo:min-height="14.15cm"/>
      <style:paragraph-properties style:writing-mode="lr-tb"/>
    </style:style>
    <style:style style:name="pr8" style:family="presentation" style:parent-style-name="template21-notes">
      <style:graphic-properties draw:fill-color="#ffffff" draw:auto-grow-height="true" fo:min-height="13.364cm"/>
      <style:paragraph-properties style:writing-mode="lr-tb"/>
    </style:style>
    <style:style style:name="pr9" style:family="presentation" style:parent-style-name="master_5f_-title">
      <style:graphic-properties fo:min-height="1.741cm"/>
      <style:paragraph-properties style:writing-mode="lr-tb"/>
    </style:style>
    <style:style style:name="pr10" style:family="presentation" style:parent-style-name="master_5f_-outline1">
      <style:graphic-properties fo:min-height="14.15cm"/>
      <style:paragraph-properties style:writing-mode="lr-tb"/>
    </style:style>
    <style:style style:name="pr11" style:family="presentation" style:parent-style-name="master_5f_-notes">
      <style:graphic-properties draw:fill-color="#ffffff" fo:min-height="13.364cm"/>
      <style:paragraph-properties style:writing-mode="lr-tb"/>
    </style:style>
    <style:style style:name="pr12" style:family="presentation" style:parent-style-name="master_5f_-notes">
      <style:graphic-properties draw:fill-color="#ffffff" draw:auto-grow-height="true" fo:min-height="15.142cm"/>
      <style:paragraph-properties style:writing-mode="lr-tb"/>
    </style:style>
    <style:style style:name="pr13" style:family="presentation" style:parent-style-name="master_5f_-notes">
      <style:graphic-properties draw:fill-color="#ffffff" draw:auto-grow-height="true" fo:min-height="14.921cm"/>
      <style:paragraph-properties style:writing-mode="lr-tb"/>
    </style:style>
    <style:style style:name="pr14" style:family="presentation" style:parent-style-name="master_5f_-notes">
      <style:graphic-properties draw:fill-color="#ffffff" draw:auto-grow-height="true" fo:min-height="14.766cm"/>
      <style:paragraph-properties style:writing-mode="lr-tb"/>
    </style:style>
    <style:style style:name="pr15" style:family="presentation" style:parent-style-name="master_5f_-notes">
      <style:graphic-properties draw:fill-color="#ffffff" draw:auto-grow-height="true" fo:min-height="13.566cm"/>
      <style:paragraph-properties style:writing-mode="lr-tb"/>
    </style:style>
    <style:style style:name="pr16" style:family="presentation" style:parent-style-name="master_5f_-title">
      <style:graphic-properties draw:auto-grow-height="true" fo:min-height="1.737cm"/>
      <style:paragraph-properties style:writing-mode="lr-tb"/>
    </style:style>
    <style:style style:name="pr17" style:family="presentation" style:parent-style-name="master_5f_-title">
      <style:graphic-properties draw:auto-grow-height="true" fo:min-height="3.481cm"/>
      <style:paragraph-properties style:writing-mode="lr-tb"/>
    </style:style>
    <style:style style:name="pr18" style:family="presentation" style:parent-style-name="master_5f_-notes">
      <style:graphic-properties draw:fill-color="#ffffff" draw:auto-grow-height="true" fo:min-height="14.321cm"/>
      <style:paragraph-properties style:writing-mode="lr-tb"/>
    </style:style>
    <style:style style:name="pr19" style:family="presentation" style:parent-style-name="master_5f_-notes">
      <style:graphic-properties draw:fill-color="#ffffff" draw:auto-grow-height="true" fo:min-height="14.721cm"/>
      <style:paragraph-properties style:writing-mode="lr-tb"/>
    </style:style>
    <style:style style:name="pr20" style:family="presentation" style:parent-style-name="master_5f_-outline1" style:list-style-name="L5">
      <style:graphic-properties fo:min-height="14.15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color="#ffffff" loext:opacity="100%" style:font-name="Liberation Sans4"/>
    </style:style>
    <style:style style:name="P3" style:family="paragraph">
      <style:paragraph-properties fo:text-align="center" style:writing-mode="lr-tb"/>
      <style:text-properties fo:color="#ffffff" loext:opacity="100%" fo:font-size="36pt" style:font-size-asian="36pt" style:font-size-complex="36pt"/>
    </style:style>
    <style:style style:name="P4" style:family="paragraph">
      <loext:graphic-properties draw:fill-color="#b37509" draw:opacity="100%"/>
      <style:paragraph-properties fo:text-align="center" style:writing-mode="lr-tb"/>
      <style:text-properties fo:color="#ffffff" loext:opacity="100%" fo:font-size="36pt" style:font-size-asian="36pt" style:font-size-complex="36pt"/>
    </style:style>
    <style:style style:name="P5" style:family="paragraph">
      <style:paragraph-properties fo:margin-left="0cm" fo:margin-right="0cm" fo:text-indent="0cm"/>
    </style:style>
    <style:style style:name="P6" style:family="paragraph">
      <style:paragraph-properties fo:margin-left="0cm" fo:margin-right="0cm" fo:text-align="start" fo:text-indent="0cm"/>
    </style:style>
    <style:style style:name="P7" style:family="paragraph">
      <loext:graphic-properties draw:fill-color="#ffffff"/>
      <style:paragraph-properties fo:margin-left="0cm" fo:margin-right="0cm" fo:text-indent="0cm" style:writing-mode="lr-tb"/>
      <style:text-properties fo:color="#c5000b" loext:opacity="100%" fo:font-size="20pt"/>
    </style:style>
    <style:style style:name="P8" style:family="paragraph">
      <style:paragraph-properties style:writing-mode="lr-tb"/>
    </style:style>
    <style:style style:name="P9" style:family="paragraph">
      <style:paragraph-properties fo:margin-top="0cm" fo:margin-bottom="0.4cm"/>
    </style:style>
    <style:style style:name="P10" style:family="paragraph">
      <style:paragraph-properties style:writing-mode="lr-tb"/>
      <style:text-properties fo:color="#000000" loext:opacity="100%" fo:font-size="28pt" style:font-size-asian="28pt" style:font-size-complex="28pt"/>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color="#000000" loext:opacity="100%" fo:font-style="normal" style:font-style-asian="normal" style:font-style-complex="normal"/>
    </style:style>
    <style:style style:name="P13" style:family="paragraph">
      <loext:graphic-properties draw:fill-color="#ffffff"/>
      <style:paragraph-properties fo:margin-left="0cm" fo:margin-right="0cm" fo:margin-top="0cm" fo:margin-bottom="0.2cm" fo:text-indent="-0.6cm" style:writing-mode="lr-tb"/>
      <style:text-properties fo:font-size="14pt" style:font-size-asian="14pt" style:font-size-complex="14pt"/>
    </style:style>
    <style:style style:name="P14" style:family="paragraph">
      <loext:graphic-properties draw:fill="solid" draw:fill-color="#f0e6ff" draw:fill-hatch-solid="true"/>
      <style:paragraph-properties fo:text-align="center"/>
    </style:style>
    <style:style style:name="P15" style:family="paragraph">
      <loext:graphic-properties draw:fill="solid" draw:fill-color="#f0e6ff" draw:fill-hatch-solid="false"/>
      <style:paragraph-properties fo:text-align="center"/>
    </style:style>
    <style:style style:name="P16" style:family="paragraph">
      <loext:graphic-properties draw:fill-color="#f0e6ff"/>
      <style:paragraph-properties fo:text-align="end"/>
      <style:text-properties fo:font-size="14pt" style:font-size-asian="14pt" style:font-size-complex="14pt"/>
    </style:style>
    <style:style style:name="P17" style:family="paragraph">
      <loext:graphic-properties draw:fill="solid" draw:fill-color="#f0e6ff" draw:fill-hatch-solid="true"/>
      <style:paragraph-properties fo:text-align="end"/>
      <style:text-properties fo:font-size="14pt" style:font-size-asian="14pt" style:font-size-complex="14pt"/>
    </style:style>
    <style:style style:name="P18" style:family="paragraph">
      <loext:graphic-properties draw:fill-color="#f0e6ff"/>
      <style:paragraph-properties fo:text-align="center"/>
    </style:style>
    <style:style style:name="P19" style:family="paragraph">
      <loext:graphic-properties draw:fill="none" draw:fill-color="#ffffff"/>
      <style:paragraph-properties style:writing-mode="lr-tb"/>
      <style:text-properties fo:font-size="14pt" style:font-size-asian="14pt" style:font-size-complex="14pt"/>
    </style:style>
    <style:style style:name="P20" style:family="paragraph">
      <loext:graphic-properties draw:fill-color="#f0e6ff"/>
      <style:paragraph-properties fo:text-align="center"/>
      <style:text-properties fo:font-size="10pt" style:font-size-asian="10pt" style:font-size-complex="10pt"/>
    </style:style>
    <style:style style:name="P21" style:family="paragraph">
      <style:paragraph-properties fo:text-align="center"/>
    </style:style>
    <style:style style:name="P22" style:family="paragraph">
      <loext:graphic-properties draw:fill="none"/>
      <style:paragraph-properties fo:text-align="center"/>
    </style:style>
    <style:style style:name="P23" style:family="paragraph">
      <loext:graphic-properties draw:fill="none" draw:fill-color="#ffffff"/>
      <style:paragraph-properties fo:text-align="start" style:writing-mode="lr-tb"/>
      <style:text-properties fo:color="#666666" loext:opacity="100%" fo:font-size="16pt" fo:font-style="italic" fo:font-weight="bold" style:font-size-asian="16pt" style:font-style-asian="italic" style:font-weight-asian="bold" style:font-size-complex="16pt" style:font-style-complex="italic" style:font-weight-complex="bold"/>
    </style:style>
    <style:style style:name="P24" style:family="paragraph">
      <loext:graphic-properties draw:fill-color="#ffffff"/>
      <style:paragraph-properties fo:text-align="center"/>
    </style:style>
    <style:style style:name="P25" style:family="paragraph">
      <style:paragraph-properties fo:text-align="center" style:writing-mode="lr-tb"/>
    </style:style>
    <style:style style:name="P26" style:family="paragraph">
      <loext:graphic-properties draw:fill-color="#ffffff"/>
      <style:paragraph-properties fo:text-align="center" style:writing-mode="lr-tb"/>
    </style:style>
    <style:style style:name="P27" style:family="paragraph">
      <style:paragraph-properties fo:margin-left="0cm" fo:margin-right="0cm" fo:margin-top="0cm" fo:margin-bottom="0.2cm" fo:text-indent="0cm"/>
    </style:style>
    <style:style style:name="P28" style:family="paragraph">
      <loext:graphic-properties draw:fill-color="#ffffff"/>
      <style:paragraph-properties fo:margin-left="0cm" fo:margin-right="0cm" fo:margin-top="0cm" fo:margin-bottom="0.2cm" fo:text-indent="0cm" style:writing-mode="lr-tb"/>
      <style:text-properties fo:font-size="14pt" style:font-size-asian="14pt" style:font-size-complex="14pt"/>
    </style:style>
    <style:style style:name="P29" style:family="paragraph">
      <loext:graphic-properties draw:fill="none"/>
      <style:paragraph-properties fo:text-align="start" style:writing-mode="lr-tb"/>
      <style:text-properties style:font-name="Liberation Mono2" fo:font-size="18pt"/>
    </style:style>
    <style:style style:name="P30" style:family="paragraph">
      <loext:graphic-properties draw:fill="solid" draw:fill-color="#eeeeee" draw:fill-hatch-solid="true"/>
      <style:paragraph-properties fo:text-align="center"/>
    </style:style>
    <style:style style:name="P31" style:family="paragraph">
      <loext:graphic-properties draw:fill="solid" draw:fill-color="#ffcc00" draw:opacity-name="Transparency_20_5"/>
      <style:paragraph-properties fo:text-align="center"/>
    </style:style>
    <style:style style:name="P32" style:family="paragraph">
      <loext:graphic-properties draw:fill="solid" draw:fill-color="#ffffff" draw:fill-hatch-solid="false"/>
      <style:paragraph-properties fo:text-align="center"/>
    </style:style>
    <style:style style:name="P33" style:family="paragraph">
      <loext:graphic-properties draw:fill-color="#ffffff"/>
      <style:paragraph-properties fo:text-align="end"/>
      <style:text-properties fo:font-size="14pt" style:font-size-asian="14pt" style:font-size-complex="14pt"/>
    </style:style>
    <style:style style:name="P34" style:family="paragraph">
      <style:paragraph-properties fo:text-align="end" style:writing-mode="lr-tb"/>
      <style:text-properties fo:font-size="14pt" style:font-size-asian="14pt" style:font-size-complex="14pt"/>
    </style:style>
    <style:style style:name="P35" style:family="paragraph">
      <loext:graphic-properties draw:fill="solid" draw:fill-color="#eeeeee" draw:fill-hatch-solid="true"/>
      <style:paragraph-properties fo:text-align="end" style:writing-mode="lr-tb"/>
      <style:text-properties fo:font-size="14pt" style:font-size-asian="14pt" style:font-size-complex="14pt"/>
    </style:style>
    <style:style style:name="P36" style:family="paragraph">
      <loext:graphic-properties draw:fill="solid" draw:fill-color="#ffffff" draw:fill-hatch-solid="true"/>
      <style:paragraph-properties fo:text-align="center"/>
    </style:style>
    <style:style style:name="P37" style:family="paragraph">
      <loext:graphic-properties draw:fill="solid" draw:fill-color="#ffffff" draw:fill-hatch-solid="true"/>
      <style:paragraph-properties fo:text-align="end"/>
      <style:text-properties fo:font-size="14pt" style:font-size-asian="14pt" style:font-size-complex="14pt"/>
    </style:style>
    <style:style style:name="P38" style:family="paragraph">
      <style:paragraph-properties fo:text-align="center" style:writing-mode="lr-tb"/>
      <style:text-properties fo:font-size="12pt" style:font-size-asian="12pt" style:font-size-complex="12pt"/>
    </style:style>
    <style:style style:name="P39" style:family="paragraph">
      <loext:graphic-properties draw:fill-color="#ffffcc"/>
      <style:paragraph-properties fo:text-align="center" style:writing-mode="lr-tb"/>
      <style:text-properties fo:font-size="12pt" style:font-size-asian="12pt" style:font-size-complex="12pt"/>
    </style:style>
    <style:style style:name="P40" style:family="paragraph">
      <loext:graphic-properties draw:fill-color="#ffffff"/>
      <style:paragraph-properties fo:text-align="center"/>
      <style:text-properties fo:font-size="10pt" style:font-size-asian="10pt" style:font-size-complex="10pt"/>
    </style:style>
    <style:style style:name="P41" style:family="paragraph">
      <loext:graphic-properties draw:fill="solid" draw:fill-color="#000000"/>
      <style:paragraph-properties fo:text-align="center"/>
      <style:text-properties fo:font-size="44pt" style:font-size-asian="44pt" style:font-size-complex="44pt"/>
    </style:style>
    <style:style style:name="P42" style:family="paragraph">
      <loext:graphic-properties draw:fill="solid" draw:fill-color="#000000"/>
      <style:paragraph-properties fo:text-align="center"/>
      <style:text-properties fo:font-size="80pt" style:font-size-asian="80pt" style:font-size-complex="80pt"/>
    </style:style>
    <style:style style:name="P43" style:family="paragraph">
      <loext:graphic-properties draw:fill="hatch" draw:fill-color="#ffe1ff" draw:fill-hatch-name="Hatching_20_6" draw:fill-hatch-solid="true"/>
      <style:paragraph-properties fo:text-align="center"/>
    </style:style>
    <style:style style:name="P44" style:family="paragraph">
      <loext:graphic-properties draw:fill="hatch" draw:fill-color="#ffe1ff" draw:fill-hatch-name="Hatching_20_6" draw:fill-hatch-solid="true"/>
      <style:paragraph-properties fo:text-align="end" style:writing-mode="lr-tb"/>
      <style:text-properties fo:font-size="14pt" style:font-size-asian="14pt" style:font-size-complex="14pt"/>
    </style:style>
    <style:style style:name="P45" style:family="paragraph">
      <style:paragraph-properties fo:text-align="end"/>
    </style:style>
    <style:style style:name="P46" style:family="paragraph">
      <loext:graphic-properties draw:fill-color="#ffffff"/>
      <style:paragraph-properties fo:text-align="center"/>
      <style:text-properties fo:font-size="12pt" style:font-size-asian="12pt" style:font-size-complex="12pt"/>
    </style:style>
    <style:style style:name="P47" style:family="paragraph">
      <loext:graphic-properties draw:fill-color="#f0e6ff"/>
      <style:paragraph-properties fo:text-align="end" style:writing-mode="lr-tb"/>
      <style:text-properties fo:font-size="14pt" style:font-size-asian="14pt" style:font-size-complex="14pt"/>
    </style:style>
    <style:style style:name="P48" style:family="paragraph">
      <loext:graphic-properties draw:fill="solid" draw:fill-color="#f0e6ff" draw:fill-hatch-solid="true"/>
      <style:paragraph-properties fo:text-align="end" style:writing-mode="lr-tb"/>
      <style:text-properties fo:font-size="14pt" style:font-size-asian="14pt" style:font-size-complex="14pt"/>
    </style:style>
    <style:style style:name="P49" style:family="paragraph">
      <style:paragraph-properties fo:margin-left="0cm" fo:margin-right="0cm" fo:margin-top="0cm" fo:margin-bottom="0.2cm" fo:text-indent="-0.6cm"/>
    </style:style>
    <style:style style:name="P50" style:family="paragraph">
      <style:paragraph-properties fo:margin-top="0cm" fo:margin-bottom="0.2cm"/>
    </style:style>
    <style:style style:name="P51" style:family="paragraph">
      <style:paragraph-properties fo:margin-top="0cm" fo:margin-bottom="0.5cm"/>
    </style:style>
    <style:style style:name="P52" style:family="paragraph">
      <loext:graphic-properties draw:fill-color="#ffffff"/>
      <style:paragraph-properties fo:margin-left="0cm" fo:margin-right="0cm" fo:margin-top="0cm" fo:margin-bottom="0.2cm" fo:text-indent="-0.6cm" style:writing-mode="lr-tb"/>
      <style:text-properties fo:font-size="20pt"/>
    </style:style>
    <style:style style:name="P53" style:family="paragraph">
      <style:paragraph-properties fo:margin-top="0cm" fo:margin-bottom="0.2cm">
        <style:tab-stops>
          <style:tab-stop style:position="9.591cm"/>
        </style:tab-stops>
      </style:paragraph-properties>
    </style:style>
    <style:style style:name="P54" style:family="paragraph">
      <style:paragraph-properties fo:margin-top="0cm" fo:margin-bottom="0.5cm">
        <style:tab-stops>
          <style:tab-stop style:position="9.591cm"/>
        </style:tab-stops>
      </style:paragraph-properties>
    </style:style>
    <style:style style:name="P55" style:family="paragraph">
      <style:paragraph-properties style:writing-mode="lr-tb"/>
      <style:text-properties fo:color="#000000" loext:opacity="100%"/>
    </style:style>
    <style:style style:name="P56" style:family="paragraph">
      <loext:graphic-properties draw:fill-color="#eeeeee"/>
      <style:paragraph-properties fo:text-align="center"/>
    </style:style>
    <style:style style:name="P57" style:family="paragraph">
      <loext:graphic-properties draw:fill="none" draw:fill-color="#ffffff"/>
      <style:paragraph-properties fo:text-align="center"/>
    </style:style>
    <style:style style:name="P58" style:family="paragraph">
      <loext:graphic-properties draw:fill="none" draw:fill-color="#ffffff"/>
      <style:paragraph-properties style:writing-mode="lr-tb"/>
    </style:style>
    <style:style style:name="P59" style:family="paragraph">
      <loext:graphic-properties draw:fill="none" draw:fill-color="#ffffff"/>
      <style:paragraph-properties fo:text-align="center" style:writing-mode="lr-tb"/>
      <style:text-properties fo:font-size="14pt" style:font-size-asian="14pt" style:font-size-complex="14pt"/>
    </style:style>
    <style:style style:name="P60" style:family="paragraph">
      <loext:graphic-properties draw:fill="solid" draw:fill-color="#000000"/>
      <style:paragraph-properties fo:text-align="center"/>
    </style:style>
    <style:style style:name="P61" style:family="paragraph">
      <loext:graphic-properties draw:fill="solid" draw:fill-color="#eeeeee" draw:fill-hatch-solid="false"/>
      <style:paragraph-properties fo:text-align="center"/>
    </style:style>
    <style:style style:name="P62" style:family="paragraph">
      <loext:graphic-properties draw:fill-color="#eeeeee"/>
      <style:paragraph-properties fo:text-align="end" style:writing-mode="lr-tb"/>
      <style:text-properties fo:font-size="14pt" style:font-size-asian="14pt" style:font-size-complex="14pt"/>
    </style:style>
    <style:style style:name="P63" style:family="paragraph">
      <style:paragraph-properties style:writing-mode="lr-tb"/>
      <style:text-properties fo:color="#000000" loext:opacity="100%" fo:font-size="22pt" style:font-size-asian="22pt" style:font-size-complex="22pt"/>
    </style:style>
    <style:style style:name="P64" style:family="paragraph">
      <style:paragraph-properties fo:margin-top="0cm" fo:margin-bottom="0.2cm">
        <style:tab-stops>
          <style:tab-stop style:position="9.688cm"/>
        </style:tab-stops>
      </style:paragraph-properties>
    </style:style>
    <style:style style:name="P65" style:family="paragraph">
      <style:paragraph-properties fo:margin-left="0cm" fo:margin-right="0cm" fo:margin-top="0cm" fo:margin-bottom="0.2cm" fo:text-indent="0cm">
        <style:tab-stops/>
      </style:paragraph-properties>
    </style:style>
    <style:style style:name="P66" style:family="paragraph">
      <style:paragraph-properties fo:margin-left="0cm" fo:margin-right="0cm" fo:margin-top="0cm" fo:margin-bottom="0.2cm" fo:text-indent="0cm">
        <style:tab-stops>
          <style:tab-stop style:position="0cm"/>
        </style:tab-stops>
      </style:paragraph-properties>
    </style:style>
    <style:style style:name="P67" style:family="paragraph">
      <loext:graphic-properties draw:fill="none" draw:fill-color="#ffffff"/>
      <style:paragraph-properties style:writing-mode="lr-tb"/>
      <style:text-properties fo:font-size="16pt" style:font-size-asian="16pt" style:font-size-complex="16pt"/>
    </style:style>
    <style:style style:name="P68" style:family="paragraph">
      <loext:graphic-properties draw:fill="none" draw:fill-color="#ffffff"/>
      <style:paragraph-properties fo:text-align="start" style:writing-mode="lr-tb"/>
      <style:text-properties fo:font-size="14pt" style:font-size-asian="14pt" style:font-size-complex="14pt"/>
    </style:style>
    <style:style style:name="P69" style:family="paragraph">
      <loext:graphic-properties draw:fill-color="#ffffff"/>
      <style:paragraph-properties fo:margin-left="0cm" fo:margin-right="0cm" fo:margin-top="0cm" fo:margin-bottom="0.2cm" fo:text-indent="-0.6cm" style:writing-mode="lr-tb"/>
      <style:text-properties fo:color="#000000" loext:opacity="100%" fo:font-size="20pt"/>
    </style:style>
    <style:style style:name="P70" style:family="paragraph">
      <style:paragraph-properties fo:margin-top="0cm" fo:margin-bottom="0.2cm">
        <style:tab-stops>
          <style:tab-stop style:position="7.011cm"/>
        </style:tab-stops>
      </style:paragraph-properties>
    </style:style>
    <style:style style:name="P71" style:family="paragraph">
      <loext:graphic-properties draw:fill-color="#ffffff"/>
      <style:paragraph-properties style:writing-mode="lr-tb"/>
    </style:style>
    <style:style style:name="P72" style:family="paragraph">
      <style:paragraph-properties fo:margin-top="0cm" fo:margin-bottom="0.3cm"/>
    </style:style>
    <style:style style:name="P73" style:family="paragraph">
      <style:paragraph-properties fo:margin-top="0cm" fo:margin-bottom="0.2cm" style:writing-mode="lr-tb"/>
      <style:text-properties fo:color="#000000" loext:opacity="100%" fo:font-size="26pt" style:font-size-asian="26pt" style:font-size-complex="26pt"/>
    </style:style>
    <style:style style:name="P74" style:family="paragraph">
      <loext:graphic-properties draw:fill-color="#ffffff"/>
      <style:paragraph-properties fo:margin-left="0cm" fo:margin-right="0cm" fo:margin-top="0cm" fo:margin-bottom="0.2cm" fo:text-indent="-0.6cm" style:writing-mode="lr-tb"/>
      <style:text-properties fo:color="#000000" loext:opacity="100%" style:font-name="Liberation Sans4" fo:font-size="14pt" style:font-size-asian="14pt" style:font-size-complex="14pt"/>
    </style:style>
    <style:style style:name="T1" style:family="text">
      <style:text-properties fo:color="#ffffff" loext:opacity="100%" style:font-name="Liberation Sans4" fo:font-size="32pt" fo:language="ru" fo:country="RU" style:font-size-asian="32pt" style:font-size-complex="32pt"/>
    </style:style>
    <style:style style:name="T2" style:family="text">
      <style:text-properties fo:color="#ffffff" loext:opacity="100%" style:font-name="Liberation Sans4" fo:language="ru" fo:country="RU"/>
    </style:style>
    <style:style style:name="T3" style:family="text">
      <style:text-properties fo:color="#ffffff" loext:opacity="100%" fo:font-size="36pt" fo:font-weight="bold" style:font-size-asian="36pt" style:font-weight-asian="bold" style:font-size-complex="36pt" style:font-weight-complex="bold"/>
    </style:style>
    <style:style style:name="T4" style:family="text">
      <style:text-properties fo:color="#000000" loext:opacity="100%" fo:font-size="14pt" fo:language="ru" fo:country="RU" fo:font-weight="bold" style:font-size-asian="14pt" style:font-weight-asian="bold" style:font-size-complex="14pt" style:font-weight-complex="bold"/>
    </style:style>
    <style:style style:name="T5" style:family="text">
      <style:text-properties style:font-name="Liberation Sans3" fo:font-size="14pt" fo:language="ru" fo:country="RU" style:font-name-asian="Liberation Sans3" style:font-size-asian="14pt" style:font-name-complex="Liberation Sans3" style:font-size-complex="14pt"/>
    </style:style>
    <style:style style:name="T6" style:family="text">
      <style:text-properties fo:font-size="14pt" fo:language="ru" fo:country="RU" style:font-size-asian="14pt" style:font-size-complex="14pt"/>
    </style:style>
    <style:style style:name="T7" style:family="text">
      <style:text-properties style:font-name="Liberation Sans2" fo:font-size="14pt" fo:language="ru" fo:country="RU" style:font-name-asian="Liberation Sans2" style:font-size-asian="14pt" style:font-name-complex="Liberation Sans2" style:font-size-complex="14pt"/>
    </style:style>
    <style:style style:name="T8" style:family="text">
      <style:text-properties fo:font-size="14pt" fo:language="ru" fo:country="RU" fo:font-weight="bold" style:font-size-asian="14pt" style:font-weight-asian="bold" style:font-size-complex="14pt" style:font-weight-complex="bold"/>
    </style:style>
    <style:style style:name="T9" style:family="text">
      <style:text-properties fo:font-size="14pt" fo:font-weight="bold" style:font-size-asian="14pt" style:font-weight-asian="bold" style:font-size-complex="14pt" style:font-weight-complex="bold"/>
    </style:style>
    <style:style style:name="T10" style:family="text">
      <style:text-properties fo:language="ru" fo:country="RU"/>
    </style:style>
    <style:style style:name="T11" style:family="text">
      <style:text-properties fo:color="#000000" loext:opacity="100%" fo:font-size="28pt" fo:language="ru" fo:country="RU" style:font-size-asian="28pt" style:font-size-complex="28pt"/>
    </style:style>
    <style:style style:name="T12" style:family="text">
      <style:text-properties fo:color="#000000" loext:opacity="100%" fo:font-size="26pt" fo:language="ru" fo:country="RU" fo:font-style="normal" style:font-size-asian="26pt" style:font-style-asian="normal" style:font-size-complex="26pt" style:font-style-complex="normal"/>
    </style:style>
    <style:style style:name="T13" style:family="text">
      <style:text-properties fo:color="#000000" loext:opacity="100%" fo:font-size="26pt" fo:font-style="normal" style:font-size-asian="26pt" style:font-style-asian="normal" style:font-size-complex="26pt" style:font-style-complex="normal"/>
    </style:style>
    <style:style style:name="T14" style:family="text">
      <style:text-properties fo:font-size="14pt" style:font-size-asian="14pt" style:font-size-complex="14pt"/>
    </style:style>
    <style:style style:name="T15" style:family="text">
      <style:text-properties fo:font-size="16pt" fo:font-style="italic" style:font-size-asian="16pt" style:font-style-asian="italic" style:font-size-complex="16pt" style:font-style-complex="italic"/>
    </style:style>
    <style:style style:name="T16" style:family="text">
      <style:text-properties fo:font-size="14pt" fo:language="ru" fo:country="RU" fo:font-style="italic" style:font-size-asian="14pt" style:font-style-asian="italic" style:font-size-complex="14pt" style:font-style-complex="italic"/>
    </style:style>
    <style:style style:name="T17" style:family="text">
      <style:text-properties style:font-name="Liberation Mono2" fo:font-size="18pt"/>
    </style:style>
    <style:style style:name="T18" style:family="text">
      <style:text-properties fo:font-size="12pt" style:font-size-asian="12pt" style:font-size-complex="12pt"/>
    </style:style>
    <style:style style:name="T19" style:family="text">
      <style:text-properties style:font-name="Liberation Sans3" fo:font-size="12pt" style:font-name-asian="Liberation Sans3" style:font-size-asian="12pt" style:font-name-complex="Liberation Sans3" style:font-size-complex="12pt"/>
    </style:style>
    <style:style style:name="T20" style:family="text">
      <style:text-properties fo:color="#000000" loext:opacity="100%" fo:font-size="14pt" fo:language="ru" fo:country="RU" style:font-size-asian="14pt" style:font-size-complex="14pt"/>
    </style:style>
    <style:style style:name="T21" style:family="text">
      <style:text-properties fo:font-variant="normal" fo:text-transform="none" style:use-window-font-color="true" loext:opacity="0%" style:text-outline="false" style:text-line-through-style="none" style:text-line-through-type="none" style:font-name="Liberation Sans" fo:font-size="14pt" fo:language="ru" fo:country="RU" fo:font-style="normal" fo:text-shadow="none" style:text-underline-style="none" fo:font-weight="normal" style:letter-kerning="true" style:font-name-asian="Droid Sans Fallback" style:font-size-asian="14pt" style:font-style-asian="normal" style:font-weight-asian="normal" style:font-name-complex="FreeSans2" style:font-size-complex="14pt" style:font-style-complex="normal" style:font-weight-complex="normal" style:text-emphasize="none" style:font-relief="none" style:text-overline-style="none" style:text-overline-color="font-color"/>
    </style:style>
    <style:style style:name="T22" style:family="text">
      <style:text-properties fo:color="#000000" loext:opacity="100%" fo:font-size="22pt" fo:language="ru" fo:country="RU" style:font-size-asian="22pt" style:font-size-complex="22pt"/>
    </style:style>
    <style:style style:name="T23" style:family="text">
      <style:text-properties fo:color="#000000" loext:opacity="100%" style:font-name="Liberation Serif" fo:font-size="22pt" fo:language="ru" fo:country="RU" fo:font-style="italic" fo:font-weight="normal" style:font-size-asian="22pt" style:font-style-asian="italic" style:font-weight-asian="normal" style:font-size-complex="22pt" style:font-style-complex="italic" style:font-weight-complex="normal"/>
    </style:style>
    <style:style style:name="T24" style:family="text">
      <style:text-properties fo:color="#000000" loext:opacity="100%" fo:font-size="14pt" fo:language="ru" fo:country="RU" style:text-underline-style="solid" style:text-underline-width="auto" style:text-underline-color="font-color" style:font-size-asian="14pt" style:font-size-complex="14pt"/>
    </style:style>
    <style:style style:name="T25" style:family="text">
      <style:text-properties fo:color="#000000" loext:opacity="100%" fo:language="ru" fo:country="RU"/>
    </style:style>
    <style:style style:name="T26" style:family="text">
      <style:text-properties fo:font-size="12pt" fo:language="ru" fo:country="RU" style:font-size-asian="12pt" style:font-size-complex="12pt"/>
    </style:style>
    <style:style style:name="T27" style:family="text">
      <style:text-properties fo:font-size="14pt" fo:language="ru" fo:country="RU" fo:font-style="normal" fo:font-weight="bold" style:font-size-asian="14pt" style:font-style-asian="normal" style:font-weight-asian="bold" style:font-size-complex="14pt" style:font-style-complex="normal" style:font-weight-complex="bold"/>
    </style:style>
    <style:style style:name="T28" style:family="text">
      <style:text-properties style:font-name="Liberation Sans3" fo:font-size="12pt" fo:language="ru" fo:country="RU" style:font-name-asian="Liberation Sans3" style:font-size-asian="12pt" style:font-name-complex="Liberation Sans3" style:font-size-complex="12pt"/>
    </style:style>
    <style:style style:name="T29" style:family="text">
      <style:text-properties fo:color="#000000" loext:opacity="100%" style:text-position="sub 58%" fo:font-size="22pt" fo:language="ru" fo:country="RU" style:font-size-asian="22pt" style:font-size-complex="22pt"/>
    </style:style>
    <style:style style:name="T30" style:family="text">
      <style:text-properties fo:color="#000000" loext:opacity="100%" style:font-name="Liberation Serif" fo:font-size="22pt" fo:language="ru" fo:country="RU" style:font-size-asian="22pt" style:font-size-complex="22pt"/>
    </style:style>
    <style:style style:name="T31" style:family="text">
      <style:text-properties fo:color="#000000" loext:opacity="100%" style:text-position="sub 58%" style:font-name="Liberation Serif" fo:font-size="22pt" fo:language="ru" fo:country="RU" style:font-size-asian="22pt" style:font-size-complex="22pt"/>
    </style:style>
    <style:style style:name="T32" style:family="text">
      <style:text-properties fo:color="#000000" loext:opacity="100%" style:text-position="sub 58%" style:font-name="Liberation Serif" fo:font-size="10pt" fo:language="ru" fo:country="RU" style:font-size-asian="10pt" style:font-size-complex="10pt"/>
    </style:style>
    <style:style style:name="T33" style:family="text">
      <style:text-properties fo:color="#000000" loext:opacity="100%" style:text-position="0% 100%" style:font-name="Liberation Serif" fo:font-size="22pt" fo:language="ru" fo:country="RU" style:font-size-asian="22pt" style:font-size-complex="22pt"/>
    </style:style>
    <style:style style:name="T34" style:family="text">
      <style:text-properties fo:font-size="16pt" fo:language="ru" fo:country="RU" style:font-size-asian="16pt" style:font-size-complex="16pt"/>
    </style:style>
    <style:style style:name="T35" style:family="text">
      <style:text-properties fo:color="#000000" loext:opacity="100%" style:text-position="-33% 58%" fo:font-size="14pt" fo:language="ru" fo:country="RU" style:font-size-asian="14pt" style:font-size-complex="14pt"/>
    </style:style>
    <style:style style:name="T36" style:family="text">
      <style:text-properties fo:color="#000000" loext:opacity="100%" fo:font-size="22pt" fo:language="ru" fo:country="RU" fo:font-style="italic" style:font-size-asian="22pt" style:font-style-asian="italic" style:font-size-complex="22pt" style:font-style-complex="italic"/>
    </style:style>
    <style:style style:name="T37" style:family="text">
      <style:text-properties fo:color="#000000" loext:opacity="100%" fo:font-size="26pt" fo:language="ru" fo:country="RU" style:font-size-asian="26pt" style:font-size-complex="26pt"/>
    </style:style>
    <style:style style:name="T38" style:family="text">
      <style:text-properties fo:color="#000000" loext:opacity="100%" style:font-name="Liberation Sans4" fo:font-size="14pt" fo:language="ru" fo:country="RU" style:font-size-asian="14pt" style:font-size-complex="14pt"/>
    </style:style>
    <style:style style:name="T39" style:family="text">
      <style:text-properties fo:color="#000000" loext:opacity="100%" style:font-name="Liberation Mono2" fo:font-size="12pt" fo:language="ru" fo:country="RU" style:font-size-asian="12pt" style:font-size-complex="12pt"/>
    </style:style>
    <style:style style:name="T40" style:family="text">
      <style:text-properties fo:color="#000000" loext:opacity="100%" style:font-name="Liberation Sans4" fo:font-size="14pt" fo:language="ru" fo:country="RU" style:text-underline-style="solid" style:text-underline-width="auto" style:text-underline-color="font-color"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number text:level="1" style:num-suffix="." style:num-format="1">
        <style:list-level-properties text:min-label-width="1.5cm"/>
        <style:text-properties style:use-window-font-color="true" fo:font-size="100%"/>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master1_5f_" presentation:presentation-page-layout-name="AL1T1">
        <office:forms form:automatic-focus="false" form:apply-design-mode="false"/>
        <draw:frame presentation:style-name="pr1" draw:text-style-name="P2" draw:layer="layout" svg:width="26.256cm" svg:height="3.477cm" svg:x="1.43cm" svg:y="0.76cm" presentation:class="title" presentation:user-transformed="true">
          <draw:text-box>
            <text:p text:style-name="P1"><text:span text:style-name="T1">Архитектура</text:span><text:span text:style-name="T2"><text:line-break/></text:span><text:span text:style-name="T2">Журналирование</text:span></text:p>
          </draw:text-box>
        </draw:frame>
        <draw:custom-shape draw:style-name="gr1" draw:text-style-name="P4" draw:layer="layout" svg:width="2.286cm" svg:height="2.286cm" svg:x="24.622cm" svg:y="17.68cm">
          <text:p text:style-name="P3"><text:span text:style-name="T3">16</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4.85cm" svg:height="11.14cm" svg:x="3.08cm" svg:y="2.26cm" draw:page-number="1" presentation:class="page"/>
          <draw:frame presentation:style-name="pr2" draw:text-style-name="P7" draw:layer="layout" svg:width="16.799cm" svg:height="14.431cm" svg:x="2.101cm" svg:y="14.108cm">
            <draw:text-box>
              <text:p text:style-name="P5"><text:span text:style-name="T4">Авторские права</text:span></text:p>
              <text:p text:style-name="P5"><text:span text:style-name="T5">©</text:span><text:span text:style-name="T6"> Postgres Professional, 2017</text:span><text:span text:style-name="T7">–</text:span><text:span text:style-name="T6">2024</text:span></text:p>
              <text:p text:style-name="P5"><text:span text:style-name="T6">Авторы: Егор Рогов, Павел Лузанов, Илья Баштанов, Игорь Гнатюк</text:span></text:p>
              <text:p text:style-name="P5"><text:span text:style-name="T7">Фото: Олег Бартунов (монастырь Пху и пик Бхрикути, Непал)</text:span></text:p>
              <text:p text:style-name="P5"><text:span text:style-name="T6"/></text:p>
              <text:p text:style-name="P5"><text:span text:style-name="T8">Использование материалов курса</text:span></text:p>
              <text:p text:style-name="P5"><text:span text:style-name="T6">Некоммерческое использование материалов курса (презентации, демонстрации) разрешается без ограничений. Коммерческое использование возможно только с письменного разрешения компании Postgres Professional. Запрещается внесение изменений в материалы курса.</text:span></text:p>
              <text:p text:style-name="P5"><text:span text:style-name="T6"/></text:p>
              <text:p text:style-name="P5"><text:span text:style-name="T8">Обратная</text:span><text:span text:style-name="T9"> </text:span><text:span text:style-name="T8">связь</text:span></text:p>
              <text:p text:style-name="P6"><text:span text:style-name="T6">Отзывы, замечания и предложения направляйте по адресу: </text:span><text:span text:style-name="T6"><text:a xlink:href="mailto:edu@postgrespro.ru" xlink:type="simple">edu@postgrespro.ru</text:a></text:span></text:p>
              <text:p text:style-name="P5"><text:span text:style-name="T6"/></text:p>
              <text:p text:style-name="P5"><text:span text:style-name="T8">Отказ от ответственности</text:span></text:p>
              <text:p text:style-name="P5"><text:span text:style-name="T6">Компания Postgres Professional не несет никакой ответственности за любые повреждения и убытки, включая потерю дохода, нанесенные прямым или непрямым, специальным или случайным использованием материалов курса. Компания Postgres Professional не предоставляет каких-либо гарантий на материалы курса. Материалы курса предоставляются на основе принципа «как есть» и компания Postgres Professional не обязана предоставлять сопровождение, поддержку, обновления, расширения и изменения. </text:span></text:p>
            </draw:text-box>
          </draw:frame>
        </presentation:notes>
      </draw:page>
      <draw:page draw:name="page2"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Тем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Буферный кеш</text:span></text:p>
              </text:list-item>
              <text:list-item>
                <text:p text:style-name="P9"><text:span text:style-name="T11">Журнал предзаписи</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1" draw:layer="layout" svg:width="16.799cm" svg:height="13.364cm" svg:x="2.1cm" svg:y="14.107cm" presentation:class="notes" presentation:placeholder="true" presentation:user-transformed="true">
            <draw:text-box/>
          </draw:frame>
        </presentation:notes>
      </draw:page>
      <draw:page draw:name="page3"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0">Буферный кеш</text:span></text:p>
          </draw:text-box>
        </draw:frame>
        <draw:frame presentation:style-name="pr7" draw:text-style-name="P12" draw:layer="layout" svg:width="25.199cm" svg:height="12.179cm" svg:x="1.2cm" svg:y="4.8cm" presentation:class="outline" presentation:user-transformed="true">
          <draw:text-box>
            <text:list text:style-name="L4">
              <text:list-item>
                <text:p><text:span text:style-name="T12">Устройство и использование</text:span></text:p>
              </text:list-item>
              <text:list-item>
                <text:p><text:span text:style-name="T12">Фоновая запись</text:span></text:p>
              </text:list-item>
              <text:list-item>
                <text:p><text:span text:style-name="T12">Локальный кеш для временных таблиц</text:span></text:p>
              </text:list-item>
              <text:list-item>
                <text:p><text:span text:style-name="T13"/></text:p>
              </text:list-item>
            </text:list>
          </draw:text-box>
        </draw:frame>
        <presentation:notes draw:style-name="dp2">
          <draw:page-thumbnail draw:style-name="gr2" draw:layer="layout" svg:width="14.848cm" svg:height="11.136cm" svg:x="3.075cm" svg:y="2.257cm" draw:page-number="3"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4" draw:style-name="dp1" draw:master-page-name="master_5f_" presentation:presentation-page-layout-name="AL1T1">
        <office:forms form:automatic-focus="false" form:apply-design-mode="false"/>
        <draw:custom-shape draw:style-name="gr3" draw:text-style-name="P14" draw:layer="layout" svg:width="3.077cm" svg:height="3.847cm" svg:x="8.686cm" svg:y="9.925cm">
          <text:p/>
          <draw:enhanced-geometry svg:viewBox="0 0 21600 21600" draw:type="rectangle" draw:enhanced-path="M 0 0 L 21600 0 21600 21600 0 21600 0 0 Z N"/>
        </draw:custom-shape>
        <draw:frame presentation:style-name="pr3" draw:text-style-name="P8" draw:layer="layout" svg:width="19.8cm" svg:height="1.741cm" svg:x="1.2cm" svg:y="0.737cm" presentation:class="title" presentation:user-transformed="true">
          <draw:text-box>
            <text:p><text:span text:style-name="T10">Буферный кеш</text:span></text:p>
          </draw:text-box>
        </draw:frame>
        <draw:custom-shape draw:style-name="gr4" draw:text-style-name="P15" draw:layer="layout" svg:width="3.077cm" svg:height="3.847cm" svg:x="1.501cm" svg:y="9.925cm">
          <text:p/>
          <draw:enhanced-geometry svg:viewBox="0 0 21600 21600" draw:type="rectangle" draw:enhanced-path="M 0 0 L 21600 0 21600 21600 0 21600 0 0 Z N"/>
        </draw:custom-shape>
        <draw:custom-shape draw:style-name="gr5" draw:text-style-name="P16" xml:id="id7" draw:id="id7" draw:layer="layout" svg:width="3.077cm" svg:height="0.769cm" svg:x="1.501cm" svg:y="9.002cm">
          <text:p/>
          <draw:enhanced-geometry svg:viewBox="0 0 21600 21600" draw:type="rectangle" draw:enhanced-path="M 0 0 L 21600 0 21600 21600 0 21600 0 0 Z N"/>
        </draw:custom-shape>
        <draw:custom-shape draw:style-name="gr6" draw:text-style-name="P17" xml:id="id2" draw:id="id2" draw:layer="layout" svg:width="3.077cm" svg:height="0.769cm" svg:x="8.686cm" svg:y="9.002cm">
          <text:p/>
          <draw:enhanced-geometry svg:viewBox="0 0 21600 21600" draw:type="rectangle" draw:enhanced-path="M 0 0 L 21600 0 21600 21600 0 21600 0 0 Z N"/>
        </draw:custom-shape>
        <draw:custom-shape draw:style-name="gr3" draw:text-style-name="P14" draw:layer="layout" svg:width="3.077cm" svg:height="3.847cm" svg:x="5.071cm" svg:y="9.925cm">
          <text:p/>
          <draw:enhanced-geometry svg:viewBox="0 0 21600 21600" draw:type="rectangle" draw:enhanced-path="M 0 0 L 21600 0 21600 21600 0 21600 0 0 Z N"/>
        </draw:custom-shape>
        <draw:custom-shape draw:style-name="gr6" draw:text-style-name="P17" xml:id="id6" draw:id="id6" draw:layer="layout" svg:width="3.077cm" svg:height="0.769cm" svg:x="5.071cm" svg:y="9.002cm">
          <text:p/>
          <draw:enhanced-geometry svg:viewBox="0 0 21600 21600" draw:type="rectangle" draw:enhanced-path="M 0 0 L 21600 0 21600 21600 0 21600 0 0 Z N"/>
        </draw:custom-shape>
        <draw:custom-shape draw:style-name="gr7" draw:text-style-name="P18" draw:layer="layout" svg:width="3.077cm" svg:height="3.847cm" svg:x="12.256cm" svg:y="9.925cm">
          <text:p/>
          <draw:enhanced-geometry svg:viewBox="0 0 21600 21600" draw:type="rectangle" draw:enhanced-path="M 0 0 L 21600 0 21600 21600 0 21600 0 0 Z N"/>
        </draw:custom-shape>
        <draw:custom-shape draw:style-name="gr5" draw:text-style-name="P16" xml:id="id8" draw:id="id8" draw:layer="layout" svg:width="3.077cm" svg:height="0.769cm" svg:x="12.256cm" svg:y="9.002cm">
          <text:p/>
          <draw:enhanced-geometry svg:viewBox="0 0 21600 21600" draw:type="rectangle" draw:enhanced-path="M 0 0 L 21600 0 21600 21600 0 21600 0 0 Z N"/>
        </draw:custom-shape>
        <draw:custom-shape draw:style-name="gr7" draw:text-style-name="P18" draw:layer="layout" svg:width="3.077cm" svg:height="3.847cm" svg:x="19.425cm" svg:y="9.925cm">
          <text:p/>
          <draw:enhanced-geometry svg:viewBox="0 0 21600 21600" draw:type="rectangle" draw:enhanced-path="M 0 0 L 21600 0 21600 21600 0 21600 0 0 Z N"/>
        </draw:custom-shape>
        <draw:custom-shape draw:style-name="gr5" draw:text-style-name="P16" xml:id="id10" draw:id="id10" draw:layer="layout" svg:width="3.077cm" svg:height="0.769cm" svg:x="19.425cm" svg:y="9.002cm">
          <text:p/>
          <draw:enhanced-geometry svg:viewBox="0 0 21600 21600" draw:type="rectangle" draw:enhanced-path="M 0 0 L 21600 0 21600 21600 0 21600 0 0 Z N"/>
        </draw:custom-shape>
        <draw:custom-shape draw:style-name="gr7" draw:text-style-name="P18" draw:layer="layout" svg:width="3.077cm" svg:height="3.847cm" svg:x="15.825cm" svg:y="9.924cm">
          <text:p/>
          <draw:enhanced-geometry svg:viewBox="0 0 21600 21600" draw:type="rectangle" draw:enhanced-path="M 0 0 L 21600 0 21600 21600 0 21600 0 0 Z N"/>
        </draw:custom-shape>
        <draw:custom-shape draw:style-name="gr5" draw:text-style-name="P16" xml:id="id4" draw:id="id4" draw:layer="layout" svg:width="3.077cm" svg:height="0.769cm" svg:x="15.825cm" svg:y="9.001cm">
          <text:p/>
          <draw:enhanced-geometry svg:viewBox="0 0 21600 21600" draw:type="rectangle" draw:enhanced-path="M 0 0 L 21600 0 21600 21600 0 21600 0 0 Z N"/>
        </draw:custom-shape>
        <draw:frame draw:style-name="gr8" draw:text-style-name="P19" draw:layer="layout" svg:width="3.461cm" svg:height="0.806cm" svg:x="23.32cm" svg:y="3.424cm">
          <draw:text-box>
            <text:p><text:span text:style-name="T14">хеш-таблица</text:span></text:p>
          </draw:text-box>
        </draw:frame>
        <draw:custom-shape draw:style-name="gr9" draw:text-style-name="P20" xml:id="id1" draw:id="id1" draw:layer="layout" svg:width="2.54cm" svg:height="0.76cm" svg:x="23.821cm" svg:y="4.506cm">
          <text:p/>
          <draw:enhanced-geometry svg:viewBox="0 0 21600 21600" draw:type="rectangle" draw:enhanced-path="M 0 0 L 21600 0 21600 21600 0 21600 0 0 Z N"/>
        </draw:custom-shape>
        <draw:custom-shape draw:style-name="gr9" draw:text-style-name="P20" xml:id="id5" draw:id="id5" draw:layer="layout" svg:width="2.54cm" svg:height="0.76cm" svg:x="23.821cm" svg:y="5.261cm">
          <text:p/>
          <draw:enhanced-geometry svg:viewBox="0 0 21600 21600" draw:type="rectangle" draw:enhanced-path="M 0 0 L 21600 0 21600 21600 0 21600 0 0 Z N"/>
        </draw:custom-shape>
        <draw:custom-shape draw:style-name="gr9" draw:text-style-name="P20" xml:id="id3" draw:id="id3" draw:layer="layout" svg:width="2.54cm" svg:height="0.76cm" svg:x="23.821cm" svg:y="6.01cm">
          <text:p/>
          <draw:enhanced-geometry svg:viewBox="0 0 21600 21600" draw:type="rectangle" draw:enhanced-path="M 0 0 L 21600 0 21600 21600 0 21600 0 0 Z N"/>
        </draw:custom-shape>
        <draw:custom-shape draw:style-name="gr9" draw:text-style-name="P20" xml:id="id9" draw:id="id9" draw:layer="layout" svg:width="2.54cm" svg:height="0.76cm" svg:x="23.822cm" svg:y="6.769cm">
          <text:p/>
          <draw:enhanced-geometry svg:viewBox="0 0 21600 21600" draw:type="rectangle" draw:enhanced-path="M 0 0 L 21600 0 21600 21600 0 21600 0 0 Z N"/>
        </draw:custom-shape>
        <draw:connector draw:style-name="gr10" draw:text-style-name="P21" draw:layer="layout" draw:type="curve" svg:x1="23.821cm" svg:y1="4.886cm" svg:x2="10.224cm" svg:y2="9.002cm" draw:start-shape="id1" draw:start-glue-point="3" draw:end-shape="id2" draw:end-glue-point="0" svg:d="M23821 4886c-9065 0-13597 1372-13597 4116" svg:viewBox="0 0 13598 4117">
          <text:p/>
        </draw:connector>
        <draw:custom-shape draw:style-name="gr11" draw:text-style-name="P22" draw:layer="layout" svg:width="0.87cm" svg:height="20.936cm" draw:transform="rotate (1.5707963267949) translate (1.521cm 8.567cm)">
          <text:p/>
          <draw:enhanced-geometry svg:viewBox="0 0 21600 21600" draw:mirror-vertical="true" draw:glue-points="21600 0 0 10800 21600 21600" draw:text-areas="13800 ?f9 21600 ?f10" draw:type="left-brace" draw:modifiers="496.231551798252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 draw:text-style-name="P23" draw:layer="layout" svg:width="5.022cm" svg:height="0.878cm" svg:x="9.52cm" svg:y="6.91cm">
          <draw:text-box>
            <text:p text:style-name="P1"><text:span text:style-name="T15"><text:s text:c="4"/></text:span><text:span text:style-name="T15">shared_buffers</text:span></text:p>
          </draw:text-box>
        </draw:frame>
        <draw:connector draw:style-name="gr10" draw:text-style-name="P21" draw:layer="layout" draw:type="curve" svg:x1="23.821cm" svg:y1="6.39cm" svg:x2="17.363cm" svg:y2="9.001cm" draw:start-shape="id3" draw:start-glue-point="3" draw:end-shape="id4" draw:end-glue-point="0" svg:d="M23821 6390c-4306 0-6458 870-6458 2611" svg:viewBox="0 0 6459 2612">
          <text:p/>
        </draw:connector>
        <draw:connector draw:style-name="gr10" draw:text-style-name="P21" draw:layer="layout" draw:type="curve" svg:x1="23.821cm" svg:y1="5.641cm" svg:x2="6.609cm" svg:y2="9.002cm" draw:start-shape="id5" draw:start-glue-point="3" draw:end-shape="id6" draw:end-glue-point="0" svg:d="M23821 5641c-11475 0-17212 1120-17212 3361" svg:viewBox="0 0 17213 3362">
          <text:p/>
        </draw:connector>
        <draw:connector draw:style-name="gr10" draw:text-style-name="P21" draw:layer="layout" draw:type="curve" svg:x1="23.821cm" svg:y1="5.641cm" svg:x2="3.039cm" svg:y2="9.002cm" draw:start-shape="id5" draw:start-glue-point="3" draw:end-shape="id7" draw:end-glue-point="0" svg:d="M23821 5641c-13855 0-20782 1120-20782 3361" svg:viewBox="0 0 20783 3362">
          <text:p/>
        </draw:connector>
        <draw:connector draw:style-name="gr10" draw:text-style-name="P21" draw:layer="layout" draw:type="curve" svg:x1="23.821cm" svg:y1="6.39cm" svg:x2="13.794cm" svg:y2="9.002cm" draw:start-shape="id3" draw:start-glue-point="3" draw:end-shape="id8" draw:end-glue-point="0" svg:d="M23821 6390c-6685 0-10027 870-10027 2612" svg:viewBox="0 0 10028 2613">
          <text:p/>
        </draw:connector>
        <draw:connector draw:style-name="gr10" draw:text-style-name="P21" draw:layer="layout" draw:type="curve" svg:x1="23.822cm" svg:y1="7.149cm" svg:x2="20.963cm" svg:y2="9.002cm" draw:start-shape="id9" draw:start-glue-point="3" draw:end-shape="id10" draw:end-glue-point="0" svg:d="M23822 7149c-1906 0-2859 617-2859 1853" svg:viewBox="0 0 2860 1854">
          <text:p/>
        </draw:connector>
        <draw:custom-shape draw:style-name="gr13" draw:text-style-name="P24" draw:layer="layout" svg:width="13.9cm" svg:height="2.29cm" svg:x="5.07cm" svg:y="19.13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 draw:text-style-name="P26" draw:layer="layout" svg:width="13.9cm" svg:height="1.63cm" svg:x="5.07cm" svg:y="15.852cm">
          <text:p text:style-name="P25">кеш операционной системы</text:p>
          <draw:enhanced-geometry svg:viewBox="0 0 21600 21600" draw:path-stretchpoint-x="10800" draw:path-stretchpoint-y="10800" draw:text-areas="?f3 ?f4 ?f5 ?f6" draw:type="round-rectangle" draw:modifiers="6088.590604026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4" draw:layer="layout" svg:width="1.53cm" svg:height="1.483cm" svg:x="11.235cm" svg:y="14.048cm">
          <text:p/>
          <draw:enhanced-geometry svg:viewBox="0 0 21600 21600" draw:text-areas="?f0 ?f8 ?f2 ?f9" draw:type="up-down-arrow" draw:modifiers="5403.52710646636 7190.2964959568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4" draw:layer="layout" svg:width="1.53cm" svg:height="1.483cm" svg:x="11.236cm" svg:y="17.848cm">
          <text:p/>
          <draw:enhanced-geometry svg:viewBox="0 0 21600 21600" draw:text-areas="?f0 ?f8 ?f2 ?f9" draw:type="up-down-arrow" draw:modifiers="5403.52710646636 7190.29649595688"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4" presentation:class="page"/>
          <draw:frame presentation:style-name="pr5" draw:text-style-name="P28" draw:layer="layout" svg:width="16.799cm" svg:height="13.364cm" svg:x="2.1cm" svg:y="14.107cm" presentation:class="notes" presentation:user-transformed="true">
            <draw:text-box>
              <text:p text:style-name="P27"><text:span text:style-name="T6">Задача буферного кеша — сглаживать разницу в производительности двух типов памяти: оперативной (быстрая, но мало) и дисковой (медленная, но много). Чтобы работать с данными — читать или изменять их, — процессы читают страницы в буферный кеш и, пока страница находится в кеше, мы экономим на обращениях к диску.</text:span></text:p>
              <text:p text:style-name="P27"><text:span text:style-name="T6">Буферный кеш располагается в общей памяти сервера и представляет собой массив буферов (его размер задается конфигурационным параметром </text:span><text:span text:style-name="T16">shared_buffers</text:span><text:span text:style-name="T6">). Каждый буфер состоит из места под одну страницу данных и заголовка. Заголовок содержит расположение страницы на диске (файл и номер страницы) и другую информацию.</text:span></text:p>
              <text:p text:style-name="P27"><text:span text:style-name="T6">Чтобы нужную страницу можно было быстро найти в кеше, используется хеш-таблица. Ключом хеширования в ней служит файл и номер страницы внутри файла. Чтобы найти страницу, надо проверить все буферы, указанные в соответствующей корзине хеш-таблицы: либо страница найдется, либо мы убедимся в том, что ее нет в кеше.</text:span></text:p>
              <text:p text:style-name="P27"><text:span text:style-name="T6">В последнем случае страницу придется прочитать в буферный кеш</text:span><text:span text:style-name="T6"><text:line-break/></text:span><text:span text:style-name="T6">с диска. Однако напомним, что PostgreSQL читает и записывает данные не в обход кеша операционной системы, а через него. Это, очевидно, приводит к дублированию данных и двойному кешированию, но такова текущая реализация. Поэтому «промах» мимо буферного кеша не обязательно означает, что данные будут физически читаться с диска.</text:span></text:p>
            </draw:text-box>
          </draw:frame>
        </presentation:notes>
      </draw:page>
      <draw:page draw:name="page5" draw:style-name="dp1" draw:master-page-name="master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10">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17" draw:text-style-name="P29" draw:layer="layout" svg:width="17.893cm" svg:height="11.728cm" svg:x="5.054cm" svg:y="6.182cm">
          <draw:image xlink:href="Pictures/10000001000001B9000001219F9F77CFE0FDB8A0.png" xlink:type="simple" xlink:show="embed" xlink:actuate="onLoad" draw: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5" presentation:class="page"/>
          <draw:frame presentation:style-name="pr11" draw:text-style-name="P11" draw:layer="layout" svg:width="16.799cm" svg:height="13.364cm" svg:x="2.1cm" svg:y="14.107cm" presentation:class="notes" presentation:placeholder="true">
            <draw:text-box/>
          </draw:frame>
        </presentation:notes>
      </draw:page>
      <draw:page draw:name="page6" draw:style-name="dp1" draw:master-page-name="master_5f_" presentation:presentation-page-layout-name="AL1T1">
        <office:forms form:automatic-focus="false" form:apply-design-mode="false"/>
        <draw:custom-shape draw:style-name="gr18" draw:text-style-name="P30" draw:layer="layout" svg:width="3.077cm" svg:height="3.847cm" svg:x="8.686cm" svg:y="12.825cm">
          <text:p/>
          <draw:enhanced-geometry svg:viewBox="0 0 21600 21600" draw:type="rectangle" draw:enhanced-path="M 0 0 L 21600 0 21600 21600 0 21600 0 0 Z N"/>
        </draw:custom-shape>
        <draw:custom-shape draw:style-name="gr19" draw:text-style-name="P31" draw:layer="layout" svg:width="3.746cm" svg:height="1.402cm" svg:x="8.35cm" svg:y="11.584cm">
          <text:p/>
          <draw:enhanced-geometry svg:viewBox="0 0 21600 21600" draw:path-stretchpoint-x="10800" draw:path-stretchpoint-y="10800" draw:text-areas="?f3 ?f4 ?f5 ?f6" draw:type="round-rectangle" draw:modifiers="5450.03563791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8" draw:layer="layout" svg:width="19.8cm" svg:height="1.741cm" svg:x="1.2cm" svg:y="0.737cm" presentation:class="title" presentation:user-transformed="true">
          <draw:text-box>
            <text:p><text:span text:style-name="T10">Страница в кеше</text:span></text:p>
          </draw:text-box>
        </draw:frame>
        <draw:custom-shape draw:style-name="gr20" draw:text-style-name="P32" draw:layer="layout" svg:width="3.077cm" svg:height="3.847cm" svg:x="1.501cm" svg:y="12.825cm">
          <text:p/>
          <draw:enhanced-geometry svg:viewBox="0 0 21600 21600" draw:type="rectangle" draw:enhanced-path="M 0 0 L 21600 0 21600 21600 0 21600 0 0 Z N"/>
        </draw:custom-shape>
        <draw:custom-shape draw:style-name="gr21" draw:text-style-name="P33" draw:layer="layout" svg:width="3.077cm" svg:height="0.769cm" svg:x="1.501cm" svg:y="11.902cm">
          <text:p/>
          <draw:enhanced-geometry svg:viewBox="0 0 21600 21600" draw:type="rectangle" draw:enhanced-path="M 0 0 L 21600 0 21600 21600 0 21600 0 0 Z N"/>
        </draw:custom-shape>
        <draw:custom-shape draw:style-name="gr22" draw:text-style-name="P35" xml:id="id12" draw:id="id12" draw:layer="layout" svg:width="3.077cm" svg:height="0.769cm" svg:x="8.686cm" svg:y="11.902cm">
          <text:p text:style-name="P34"><text:span text:style-name="T14">2</text:span></text:p>
          <draw:enhanced-geometry svg:viewBox="0 0 21600 21600" draw:type="rectangle" draw:enhanced-path="M 0 0 L 21600 0 21600 21600 0 21600 0 0 Z N"/>
        </draw:custom-shape>
        <draw:custom-shape draw:style-name="gr23" draw:text-style-name="P36" draw:layer="layout" svg:width="3.077cm" svg:height="3.847cm" svg:x="5.071cm" svg:y="12.825cm">
          <text:p/>
          <draw:enhanced-geometry svg:viewBox="0 0 21600 21600" draw:type="rectangle" draw:enhanced-path="M 0 0 L 21600 0 21600 21600 0 21600 0 0 Z N"/>
        </draw:custom-shape>
        <draw:custom-shape draw:style-name="gr24" draw:text-style-name="P37" draw:layer="layout" svg:width="3.077cm" svg:height="0.769cm" svg:x="5.071cm" svg:y="11.902cm">
          <text:p/>
          <draw:enhanced-geometry svg:viewBox="0 0 21600 21600" draw:type="rectangle" draw:enhanced-path="M 0 0 L 21600 0 21600 21600 0 21600 0 0 Z N"/>
        </draw:custom-shape>
        <draw:custom-shape draw:style-name="gr25" draw:text-style-name="P24" draw:layer="layout" svg:width="3.077cm" svg:height="3.847cm" svg:x="12.256cm" svg:y="12.825cm">
          <text:p/>
          <draw:enhanced-geometry svg:viewBox="0 0 21600 21600" draw:type="rectangle" draw:enhanced-path="M 0 0 L 21600 0 21600 21600 0 21600 0 0 Z N"/>
        </draw:custom-shape>
        <draw:custom-shape draw:style-name="gr21" draw:text-style-name="P33" draw:layer="layout" svg:width="3.077cm" svg:height="0.769cm" svg:x="12.256cm" svg:y="11.902cm">
          <text:p/>
          <draw:enhanced-geometry svg:viewBox="0 0 21600 21600" draw:type="rectangle" draw:enhanced-path="M 0 0 L 21600 0 21600 21600 0 21600 0 0 Z N"/>
        </draw:custom-shape>
        <draw:custom-shape draw:style-name="gr25" draw:text-style-name="P24" draw:layer="layout" svg:width="3.077cm" svg:height="3.847cm" svg:x="19.425cm" svg:y="12.825cm">
          <text:p/>
          <draw:enhanced-geometry svg:viewBox="0 0 21600 21600" draw:type="rectangle" draw:enhanced-path="M 0 0 L 21600 0 21600 21600 0 21600 0 0 Z N"/>
        </draw:custom-shape>
        <draw:custom-shape draw:style-name="gr21" draw:text-style-name="P33" draw:layer="layout" svg:width="3.077cm" svg:height="0.769cm" svg:x="19.425cm" svg:y="11.902cm">
          <text:p/>
          <draw:enhanced-geometry svg:viewBox="0 0 21600 21600" draw:type="rectangle" draw:enhanced-path="M 0 0 L 21600 0 21600 21600 0 21600 0 0 Z N"/>
        </draw:custom-shape>
        <draw:custom-shape draw:style-name="gr25" draw:text-style-name="P24" draw:layer="layout" svg:width="3.077cm" svg:height="3.847cm" svg:x="15.825cm" svg:y="12.824cm">
          <text:p/>
          <draw:enhanced-geometry svg:viewBox="0 0 21600 21600" draw:type="rectangle" draw:enhanced-path="M 0 0 L 21600 0 21600 21600 0 21600 0 0 Z N"/>
        </draw:custom-shape>
        <draw:custom-shape draw:style-name="gr21" draw:text-style-name="P33" draw:layer="layout" svg:width="3.077cm" svg:height="0.769cm" svg:x="15.825cm" svg:y="11.901cm">
          <text:p/>
          <draw:enhanced-geometry svg:viewBox="0 0 21600 21600" draw:type="rectangle" draw:enhanced-path="M 0 0 L 21600 0 21600 21600 0 21600 0 0 Z N"/>
        </draw:custom-shape>
        <draw:custom-shape draw:style-name="gr26" draw:text-style-name="P39" draw:layer="layout" svg:width="2.996cm" svg:height="1.774cm" svg:x="11.394cm" svg:y="9.45cm">
          <text:p text:style-name="P38"><text:span text:style-name="T18">число</text:span></text:p>
          <text:p text:style-name="P38"><text:span text:style-name="T18">обращений</text:span></text:p>
          <text:p text:style-name="P38"><text:span text:style-name="T18">+1</text:span></text:p>
          <draw:enhanced-geometry svg:viewBox="0 0 21600 21600" draw:glue-points="10800 0 3160 3160 0 10800 3160 18440 10800 21600 18440 18440 21600 10800 18440 3160 ?f14 ?f15" draw:text-areas="3200 3200 18400 18400" draw:type="round-callout" draw:modifiers="944.144144144144 31213.521126760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24" draw:layer="layout" svg:width="3.371cm" svg:height="3.026cm" svg:x="23.406cm" svg:y="4.73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9" draw:layer="layout" svg:width="3.461cm" svg:height="0.806cm" svg:x="23.32cm" svg:y="3.724cm">
          <draw:text-box>
            <text:p><text:span text:style-name="T14">хеш-таблица</text:span></text:p>
          </draw:text-box>
        </draw:frame>
        <draw:custom-shape draw:style-name="gr28" draw:text-style-name="P40" draw:layer="layout" svg:width="2.54cm" svg:height="0.76cm" svg:x="23.821cm" svg:y="5.106cm">
          <text:p/>
          <draw:enhanced-geometry svg:viewBox="0 0 21600 21600" draw:type="rectangle" draw:enhanced-path="M 0 0 L 21600 0 21600 21600 0 21600 0 0 Z N"/>
        </draw:custom-shape>
        <draw:custom-shape draw:style-name="gr9" draw:text-style-name="P20" xml:id="id11" draw:id="id11" draw:layer="layout" svg:width="2.54cm" svg:height="0.76cm" svg:x="23.821cm" svg:y="5.861cm">
          <text:p/>
          <draw:enhanced-geometry svg:viewBox="0 0 21600 21600" draw:type="rectangle" draw:enhanced-path="M 0 0 L 21600 0 21600 21600 0 21600 0 0 Z N"/>
        </draw:custom-shape>
        <draw:custom-shape draw:style-name="gr28" draw:text-style-name="P40" draw:layer="layout" svg:width="2.54cm" svg:height="0.76cm" svg:x="23.821cm" svg:y="6.621cm">
          <text:p/>
          <draw:enhanced-geometry svg:viewBox="0 0 21600 21600" draw:type="rectangle" draw:enhanced-path="M 0 0 L 21600 0 21600 21600 0 21600 0 0 Z N"/>
        </draw:custom-shape>
        <draw:path draw:style-name="gr29" draw:text-style-name="P41" draw:layer="layout" svg:width="0.599cm" svg:height="0.909cm" svg:x="22.996cm" svg:y="4.818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ustom-shape draw:style-name="gr27" draw:text-style-name="P24" draw:layer="layout" svg:width="3.371cm" svg:height="3.026cm" svg:x="23.407cm" svg:y="7.731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40" draw:layer="layout" svg:width="2.54cm" svg:height="0.76cm" svg:x="23.822cm" svg:y="8.107cm">
            <text:p/>
            <draw:enhanced-geometry svg:viewBox="0 0 21600 21600" draw:type="rectangle" draw:enhanced-path="M 0 0 L 21600 0 21600 21600 0 21600 0 0 Z N"/>
          </draw:custom-shape>
          <draw:custom-shape draw:style-name="gr28" draw:text-style-name="P40" draw:layer="layout" svg:width="2.54cm" svg:height="0.76cm" svg:x="23.822cm" svg:y="8.862cm">
            <text:p/>
            <draw:enhanced-geometry svg:viewBox="0 0 21600 21600" draw:type="rectangle" draw:enhanced-path="M 0 0 L 21600 0 21600 21600 0 21600 0 0 Z N"/>
          </draw:custom-shape>
          <draw:custom-shape draw:style-name="gr28" draw:text-style-name="P40" draw:layer="layout" svg:width="2.54cm" svg:height="0.76cm" svg:x="23.822cm" svg:y="9.622cm">
            <text:p/>
            <draw:enhanced-geometry svg:viewBox="0 0 21600 21600" draw:type="rectangle" draw:enhanced-path="M 0 0 L 21600 0 21600 21600 0 21600 0 0 Z N"/>
          </draw:custom-shape>
        </draw:g>
        <draw:g>
          <draw:custom-shape draw:style-name="gr30" draw:text-style-name="P24" draw:layer="layout" svg:width="0.189cm" svg:height="0.355cm" draw:transform="rotate (-0.432318055718995) translate (9.254cm 11.774cm)">
            <text:p/>
            <draw:enhanced-geometry svg:viewBox="0 0 21600 21600" draw:type="rectangle" draw:enhanced-path="M 0 0 L 21600 0 21600 21600 0 21600 0 0 Z N"/>
          </draw:custom-shape>
          <draw:path draw:style-name="gr29" draw:text-style-name="P42" draw:layer="layout" svg:width="0.578cm" svg:height="0.687cm" svg:x="8.977cm" svg:y="11.687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connector draw:style-name="gr31" draw:text-style-name="P21" draw:layer="layout" draw:type="curve" svg:x1="23.821cm" svg:y1="6.241cm" svg:x2="10.224cm" svg:y2="11.902cm" draw:start-shape="id11" draw:start-glue-point="3" draw:end-shape="id12" draw:end-glue-point="0" svg:d="M23821 6241c-9065 0-13597 1887-13597 5661" svg:viewBox="0 0 13598 5662">
          <text:p/>
        </draw:connector>
        <draw:custom-shape draw:style-name="gr32" draw:text-style-name="P39" draw:layer="layout" svg:width="2.996cm" svg:height="1.567cm" svg:x="6.701cm" svg:y="9.237cm">
          <text:p text:style-name="P38"><text:span text:style-name="T18">буфер</text:span></text:p>
          <text:p text:style-name="P38"><text:span text:style-name="T18">закреплен</text:span></text:p>
          <draw:enhanced-geometry svg:viewBox="0 0 21600 21600" draw:glue-points="10800 0 3160 3160 0 10800 3160 18440 10800 21600 18440 18440 21600 10800 18440 3160 ?f14 ?f15" draw:text-areas="3200 3200 18400 18400" draw:type="round-callout" draw:modifiers="17520.7207207207 31146.42857142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6" presentation:class="page"/>
          <draw:frame presentation:style-name="pr12" draw:text-style-name="P28" draw:layer="layout" svg:width="16.799cm" svg:height="15.142cm" svg:x="2.1cm" svg:y="14.107cm" presentation:class="notes" presentation:user-transformed="true">
            <draw:text-box>
              <text:p text:style-name="P27"><text:span text:style-name="T6">Рассмотрим случай, когда необходимая страница находится в кеше.</text:span></text:p>
              <text:p text:style-name="P27"><text:span text:style-name="T6">Буферный кеш и хеш-таблица находятся в общей памяти, и доступ</text:span><text:span text:style-name="T6"><text:line-break/></text:span><text:span text:style-name="T6">к ним есть у всех процессов сервера. Поэтому одновременный, конкурентный доступ к этим структурам необходимо упорядочивать. </text:span></text:p>
              <text:p text:style-name="P27"><text:span text:style-name="T6">Вычислив хеш-код, процесс блокирует необходимый фрагмент хеш-таблицы в разделяемом режиме (только для чтения) с помощью так называемой «легкой блокировки», и уже затем находит буфер, содержащий нужную страницу.</text:span></text:p>
              <text:p text:style-name="P27"><text:span text:style-name="T6">Сервер управляет блокировками данных в разделяемой памяти полностью автоматически. Разработчики PostgreSQL прилагают много усилий к тому, чтобы эти блокировки работали эффективно. Например, чтобы не блокировать всю хеш-таблицу сразу, она разделена на несколько (128) фрагментов, каждый из которых может работать независимо от других. Тем не менее надо понимать, что, хотя доступ</text:span><text:span text:style-name="T6"><text:line-break/></text:span><text:span text:style-name="T6">к кешу быстрее, чем к диску, он все же не бесплатен.</text:span></text:p>
              <text:p text:style-name="P27"><text:span text:style-name="T6">Дальше процесс «закрепляет» буфер, увеличивая счетчик pin count</text:span><text:span text:style-name="T6"><text:line-break/></text:span><text:span text:style-name="T6">в заголовке страницы. Пока буфер закреплен (значение pin count больше нуля), считается, что буфер используется и его содержимое</text:span><text:span text:style-name="T6"><text:line-break/></text:span><text:span text:style-name="T6">не должно «радикально» измениться. Например, в странице может появиться новая версия строки — обычно это не помешает другим процессам благодаря многоверсионности и правилам видимости.</text:span><text:span text:style-name="T6"><text:line-break/></text:span><text:span text:style-name="T6">Но в закрепленный буфер не может быть прочитана другая страница.</text:span></text:p>
              <text:p text:style-name="P27"><text:span text:style-name="T6">Процесс также увеличивает счетчик обращений к странице (usage count). Счетчик используется для того, чтобы понимать, какие страницы используются часто, а какие нет.</text:span></text:p>
            </draw:text-box>
          </draw:frame>
        </presentation:notes>
      </draw:page>
      <draw:page draw:name="page7" draw:style-name="dp1" draw:master-page-name="master_5f_" presentation:presentation-page-layout-name="AL1T1">
        <office:forms form:automatic-focus="false" form:apply-design-mode="false"/>
        <draw:custom-shape draw:style-name="gr33" draw:text-style-name="P43" draw:layer="layout" svg:width="3.077cm" svg:height="3.847cm" svg:x="8.671cm" svg:y="12.824cm">
          <text:p/>
          <draw:enhanced-geometry svg:viewBox="0 0 21600 21600" draw:type="rectangle" draw:enhanced-path="M 0 0 L 21600 0 21600 21600 0 21600 0 0 Z N"/>
        </draw:custom-shape>
        <draw:custom-shape draw:style-name="gr19" draw:text-style-name="P31" draw:layer="layout" svg:width="3.746cm" svg:height="1.402cm" svg:x="8.35cm" svg:y="11.584cm">
          <text:p/>
          <draw:enhanced-geometry svg:viewBox="0 0 21600 21600" draw:path-stretchpoint-x="10800" draw:path-stretchpoint-y="10800" draw:text-areas="?f3 ?f4 ?f5 ?f6" draw:type="round-rectangle" draw:modifiers="5450.03563791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text-style-name="P8" draw:layer="layout" svg:width="19.8cm" svg:height="1.741cm" svg:x="1.2cm" svg:y="0.737cm" presentation:class="title" presentation:user-transformed="true">
          <draw:text-box>
            <text:p><text:span text:style-name="T10">Изменение в странице</text:span></text:p>
          </draw:text-box>
        </draw:frame>
        <draw:custom-shape draw:style-name="gr20" draw:text-style-name="P32" draw:layer="layout" svg:width="3.077cm" svg:height="3.847cm" svg:x="1.501cm" svg:y="12.825cm">
          <text:p/>
          <draw:enhanced-geometry svg:viewBox="0 0 21600 21600" draw:type="rectangle" draw:enhanced-path="M 0 0 L 21600 0 21600 21600 0 21600 0 0 Z N"/>
        </draw:custom-shape>
        <draw:custom-shape draw:style-name="gr21" draw:text-style-name="P33" draw:layer="layout" svg:width="3.077cm" svg:height="0.769cm" svg:x="1.501cm" svg:y="11.902cm">
          <text:p/>
          <draw:enhanced-geometry svg:viewBox="0 0 21600 21600" draw:type="rectangle" draw:enhanced-path="M 0 0 L 21600 0 21600 21600 0 21600 0 0 Z N"/>
        </draw:custom-shape>
        <draw:custom-shape draw:style-name="gr23" draw:text-style-name="P36" draw:layer="layout" svg:width="3.077cm" svg:height="3.847cm" svg:x="5.071cm" svg:y="12.825cm">
          <text:p/>
          <draw:enhanced-geometry svg:viewBox="0 0 21600 21600" draw:type="rectangle" draw:enhanced-path="M 0 0 L 21600 0 21600 21600 0 21600 0 0 Z N"/>
        </draw:custom-shape>
        <draw:custom-shape draw:style-name="gr24" draw:text-style-name="P37" draw:layer="layout" svg:width="3.077cm" svg:height="0.769cm" svg:x="5.071cm" svg:y="11.902cm">
          <text:p/>
          <draw:enhanced-geometry svg:viewBox="0 0 21600 21600" draw:type="rectangle" draw:enhanced-path="M 0 0 L 21600 0 21600 21600 0 21600 0 0 Z N"/>
        </draw:custom-shape>
        <draw:custom-shape draw:style-name="gr25" draw:text-style-name="P24" draw:layer="layout" svg:width="3.077cm" svg:height="3.847cm" svg:x="12.256cm" svg:y="12.825cm">
          <text:p/>
          <draw:enhanced-geometry svg:viewBox="0 0 21600 21600" draw:type="rectangle" draw:enhanced-path="M 0 0 L 21600 0 21600 21600 0 21600 0 0 Z N"/>
        </draw:custom-shape>
        <draw:custom-shape draw:style-name="gr21" draw:text-style-name="P33" draw:layer="layout" svg:width="3.077cm" svg:height="0.769cm" svg:x="12.256cm" svg:y="11.902cm">
          <text:p/>
          <draw:enhanced-geometry svg:viewBox="0 0 21600 21600" draw:type="rectangle" draw:enhanced-path="M 0 0 L 21600 0 21600 21600 0 21600 0 0 Z N"/>
        </draw:custom-shape>
        <draw:custom-shape draw:style-name="gr25" draw:text-style-name="P24" draw:layer="layout" svg:width="3.077cm" svg:height="3.847cm" svg:x="19.425cm" svg:y="12.825cm">
          <text:p/>
          <draw:enhanced-geometry svg:viewBox="0 0 21600 21600" draw:type="rectangle" draw:enhanced-path="M 0 0 L 21600 0 21600 21600 0 21600 0 0 Z N"/>
        </draw:custom-shape>
        <draw:custom-shape draw:style-name="gr21" draw:text-style-name="P33" draw:layer="layout" svg:width="3.077cm" svg:height="0.769cm" svg:x="19.425cm" svg:y="11.902cm">
          <text:p/>
          <draw:enhanced-geometry svg:viewBox="0 0 21600 21600" draw:type="rectangle" draw:enhanced-path="M 0 0 L 21600 0 21600 21600 0 21600 0 0 Z N"/>
        </draw:custom-shape>
        <draw:custom-shape draw:style-name="gr25" draw:text-style-name="P24" draw:layer="layout" svg:width="3.077cm" svg:height="3.847cm" svg:x="15.825cm" svg:y="12.824cm">
          <text:p/>
          <draw:enhanced-geometry svg:viewBox="0 0 21600 21600" draw:type="rectangle" draw:enhanced-path="M 0 0 L 21600 0 21600 21600 0 21600 0 0 Z N"/>
        </draw:custom-shape>
        <draw:custom-shape draw:style-name="gr21" draw:text-style-name="P33" draw:layer="layout" svg:width="3.077cm" svg:height="0.769cm" svg:x="15.825cm" svg:y="11.901cm">
          <text:p/>
          <draw:enhanced-geometry svg:viewBox="0 0 21600 21600" draw:type="rectangle" draw:enhanced-path="M 0 0 L 21600 0 21600 21600 0 21600 0 0 Z N"/>
        </draw:custom-shape>
        <draw:custom-shape draw:style-name="gr27" draw:text-style-name="P24" draw:layer="layout" svg:width="3.371cm" svg:height="3.026cm" svg:x="23.406cm" svg:y="4.73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9" draw:layer="layout" svg:width="3.461cm" svg:height="0.806cm" svg:x="23.32cm" svg:y="3.724cm">
          <draw:text-box>
            <text:p><text:span text:style-name="T14">хеш-таблица</text:span></text:p>
          </draw:text-box>
        </draw:frame>
        <draw:custom-shape draw:style-name="gr28" draw:text-style-name="P40" draw:layer="layout" svg:width="2.54cm" svg:height="0.76cm" svg:x="23.821cm" svg:y="5.106cm">
          <text:p/>
          <draw:enhanced-geometry svg:viewBox="0 0 21600 21600" draw:type="rectangle" draw:enhanced-path="M 0 0 L 21600 0 21600 21600 0 21600 0 0 Z N"/>
        </draw:custom-shape>
        <draw:custom-shape draw:style-name="gr28" draw:text-style-name="P40" draw:layer="layout" svg:width="2.54cm" svg:height="0.76cm" svg:x="23.821cm" svg:y="5.861cm">
          <text:p/>
          <draw:enhanced-geometry svg:viewBox="0 0 21600 21600" draw:type="rectangle" draw:enhanced-path="M 0 0 L 21600 0 21600 21600 0 21600 0 0 Z N"/>
        </draw:custom-shape>
        <draw:custom-shape draw:style-name="gr28" draw:text-style-name="P40" draw:layer="layout" svg:width="2.54cm" svg:height="0.76cm" svg:x="23.821cm" svg:y="6.621cm">
          <text:p/>
          <draw:enhanced-geometry svg:viewBox="0 0 21600 21600" draw:type="rectangle" draw:enhanced-path="M 0 0 L 21600 0 21600 21600 0 21600 0 0 Z N"/>
        </draw:custom-shape>
        <draw:custom-shape draw:style-name="gr27" draw:text-style-name="P24" draw:layer="layout" svg:width="3.371cm" svg:height="3.026cm" svg:x="23.407cm" svg:y="7.731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40" draw:layer="layout" svg:width="2.54cm" svg:height="0.76cm" svg:x="23.822cm" svg:y="8.107cm">
            <text:p/>
            <draw:enhanced-geometry svg:viewBox="0 0 21600 21600" draw:type="rectangle" draw:enhanced-path="M 0 0 L 21600 0 21600 21600 0 21600 0 0 Z N"/>
          </draw:custom-shape>
          <draw:custom-shape draw:style-name="gr28" draw:text-style-name="P40" draw:layer="layout" svg:width="2.54cm" svg:height="0.76cm" svg:x="23.822cm" svg:y="8.862cm">
            <text:p/>
            <draw:enhanced-geometry svg:viewBox="0 0 21600 21600" draw:type="rectangle" draw:enhanced-path="M 0 0 L 21600 0 21600 21600 0 21600 0 0 Z N"/>
          </draw:custom-shape>
          <draw:custom-shape draw:style-name="gr28" draw:text-style-name="P40" draw:layer="layout" svg:width="2.54cm" svg:height="0.76cm" svg:x="23.822cm" svg:y="9.622cm">
            <text:p/>
            <draw:enhanced-geometry svg:viewBox="0 0 21600 21600" draw:type="rectangle" draw:enhanced-path="M 0 0 L 21600 0 21600 21600 0 21600 0 0 Z N"/>
          </draw:custom-shape>
        </draw:g>
        <draw:custom-shape draw:style-name="gr34" draw:text-style-name="P44" draw:layer="layout" svg:width="3.077cm" svg:height="0.769cm" svg:x="8.671cm" svg:y="11.901cm">
          <text:p text:style-name="P34"><text:span text:style-name="T14">2</text:span></text:p>
          <draw:enhanced-geometry svg:viewBox="0 0 21600 21600" draw:type="rectangle" draw:enhanced-path="M 0 0 L 21600 0 21600 21600 0 21600 0 0 Z N"/>
        </draw:custom-shape>
        <draw:g>
          <draw:custom-shape draw:style-name="gr30" draw:text-style-name="P24" draw:layer="layout" svg:width="0.189cm" svg:height="0.355cm" draw:transform="rotate (-0.432318055718995) translate (9.254cm 11.774cm)">
            <text:p/>
            <draw:enhanced-geometry svg:viewBox="0 0 21600 21600" draw:type="rectangle" draw:enhanced-path="M 0 0 L 21600 0 21600 21600 0 21600 0 0 Z N"/>
          </draw:custom-shape>
          <draw:path draw:style-name="gr29" draw:text-style-name="P42" draw:layer="layout" svg:width="0.578cm" svg:height="0.687cm" svg:x="8.977cm" svg:y="11.687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path draw:style-name="gr29" draw:text-style-name="P41" draw:layer="layout" svg:width="0.599cm" svg:height="0.909cm" svg:x="9.96cm" svg:y="14.211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ustom-shape draw:style-name="gr35" draw:text-style-name="P39" draw:layer="layout" svg:width="2.409cm" svg:height="1.513cm" svg:x="7.442cm" svg:y="17.93cm">
          <text:p text:style-name="P38"><text:span text:style-name="T18">грязный</text:span></text:p>
          <text:p text:style-name="P38"><text:span text:style-name="T18">буфер</text:span></text:p>
          <draw:enhanced-geometry svg:viewBox="0 0 21600 21600" draw:glue-points="10800 0 3160 3160 0 10800 3160 18440 10800 21600 18440 18440 21600 10800 18440 3160 ?f14 ?f15" draw:text-areas="3200 3200 18400 18400" draw:type="round-callout" draw:modifiers="25122.3236514523 -17719.41875825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7" presentation:class="page"/>
          <draw:frame presentation:style-name="pr5" draw:text-style-name="P28" draw:layer="layout" svg:width="16.799cm" svg:height="13.364cm" svg:x="2.1cm" svg:y="14.107cm" presentation:class="notes" presentation:user-transformed="true">
            <draw:text-box>
              <text:p text:style-name="P27"><text:span text:style-name="T6">Если процессу необходимо изменить содержимое страницы в буфере, он должен получить монопольную блокировку для этой страницы (чтобы не менять данные в тот момент, когда их читают другие процессы).</text:span></text:p>
              <text:p text:style-name="P27"><text:span text:style-name="T6">Измененная страница, еще не записанная на диск, называется «грязной». В заголовке буфера делается отметка об этом. (На рисунках грязные буферы выделены цветом и штриховкой.)</text:span></text:p>
              <text:p text:style-name="P27"><text:span text:style-name="T6"/></text:p>
            </draw:text-box>
          </draw:frame>
        </presentation:notes>
      </draw:page>
      <draw:page draw:name="page8"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Чтение с вытеснением</text:span></text:p>
          </draw:text-box>
        </draw:frame>
        <draw:custom-shape draw:style-name="gr4" draw:text-style-name="P15" draw:layer="layout" svg:width="3.077cm" svg:height="3.847cm" svg:x="1.501cm" svg:y="12.825cm">
          <text:p/>
          <draw:enhanced-geometry svg:viewBox="0 0 21600 21600" draw:type="rectangle" draw:enhanced-path="M 0 0 L 21600 0 21600 21600 0 21600 0 0 Z N"/>
        </draw:custom-shape>
        <draw:custom-shape draw:style-name="gr25" draw:text-style-name="P24" draw:layer="layout" svg:width="3.077cm" svg:height="3.847cm" svg:x="12.256cm" svg:y="12.825cm">
          <text:p/>
          <draw:enhanced-geometry svg:viewBox="0 0 21600 21600" draw:type="rectangle" draw:enhanced-path="M 0 0 L 21600 0 21600 21600 0 21600 0 0 Z N"/>
        </draw:custom-shape>
        <draw:custom-shape draw:style-name="gr21" draw:text-style-name="P33" xml:id="id17" draw:id="id17" draw:layer="layout" svg:width="3.077cm" svg:height="0.769cm" svg:x="12.256cm" svg:y="11.902cm">
          <text:p/>
          <draw:enhanced-geometry svg:viewBox="0 0 21600 21600" draw:type="rectangle" draw:enhanced-path="M 0 0 L 21600 0 21600 21600 0 21600 0 0 Z N"/>
        </draw:custom-shape>
        <draw:custom-shape draw:style-name="gr25" draw:text-style-name="P24" draw:layer="layout" svg:width="3.077cm" svg:height="3.847cm" svg:x="19.425cm" svg:y="12.825cm">
          <text:p/>
          <draw:enhanced-geometry svg:viewBox="0 0 21600 21600" draw:type="rectangle" draw:enhanced-path="M 0 0 L 21600 0 21600 21600 0 21600 0 0 Z N"/>
        </draw:custom-shape>
        <draw:custom-shape draw:style-name="gr21" draw:text-style-name="P33" draw:layer="layout" svg:width="3.077cm" svg:height="0.769cm" svg:x="19.425cm" svg:y="11.902cm">
          <text:p/>
          <draw:enhanced-geometry svg:viewBox="0 0 21600 21600" draw:type="rectangle" draw:enhanced-path="M 0 0 L 21600 0 21600 21600 0 21600 0 0 Z N"/>
        </draw:custom-shape>
        <draw:custom-shape draw:style-name="gr25" draw:text-style-name="P24" draw:layer="layout" svg:width="3.077cm" svg:height="3.847cm" svg:x="15.825cm" svg:y="12.824cm">
          <text:p/>
          <draw:enhanced-geometry svg:viewBox="0 0 21600 21600" draw:type="rectangle" draw:enhanced-path="M 0 0 L 21600 0 21600 21600 0 21600 0 0 Z N"/>
        </draw:custom-shape>
        <draw:custom-shape draw:style-name="gr21" draw:text-style-name="P33" draw:layer="layout" svg:width="3.077cm" svg:height="0.769cm" svg:x="15.825cm" svg:y="11.901cm">
          <text:p/>
          <draw:enhanced-geometry svg:viewBox="0 0 21600 21600" draw:type="rectangle" draw:enhanced-path="M 0 0 L 21600 0 21600 21600 0 21600 0 0 Z N"/>
        </draw:custom-shape>
        <draw:custom-shape draw:style-name="gr27" draw:text-style-name="P24" draw:layer="layout" svg:width="3.371cm" svg:height="3.026cm" svg:x="23.406cm" svg:y="4.73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9" draw:layer="layout" svg:width="3.461cm" svg:height="0.806cm" svg:x="23.32cm" svg:y="3.724cm">
          <draw:text-box>
            <text:p><text:span text:style-name="T14">хеш-таблица</text:span></text:p>
          </draw:text-box>
        </draw:frame>
        <draw:g>
          <draw:custom-shape draw:style-name="gr28" draw:text-style-name="P40" draw:layer="layout" svg:width="2.54cm" svg:height="0.76cm" svg:x="23.821cm" svg:y="5.106cm">
            <text:p/>
            <draw:enhanced-geometry svg:viewBox="0 0 21600 21600" draw:type="rectangle" draw:enhanced-path="M 0 0 L 21600 0 21600 21600 0 21600 0 0 Z N"/>
          </draw:custom-shape>
          <draw:custom-shape draw:style-name="gr28" draw:text-style-name="P40" draw:layer="layout" svg:width="2.54cm" svg:height="0.76cm" svg:x="23.821cm" svg:y="5.861cm">
            <text:p/>
            <draw:enhanced-geometry svg:viewBox="0 0 21600 21600" draw:type="rectangle" draw:enhanced-path="M 0 0 L 21600 0 21600 21600 0 21600 0 0 Z N"/>
          </draw:custom-shape>
          <draw:custom-shape draw:style-name="gr28" draw:text-style-name="P40" draw:layer="layout" svg:width="2.54cm" svg:height="0.76cm" svg:x="23.821cm" svg:y="6.621cm">
            <text:p/>
            <draw:enhanced-geometry svg:viewBox="0 0 21600 21600" draw:type="rectangle" draw:enhanced-path="M 0 0 L 21600 0 21600 21600 0 21600 0 0 Z N"/>
          </draw:custom-shape>
        </draw:g>
        <draw:custom-shape draw:style-name="gr27" draw:text-style-name="P24" draw:layer="layout" svg:width="3.371cm" svg:height="3.026cm" svg:x="23.407cm" svg:y="7.731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40" draw:layer="layout" svg:width="2.54cm" svg:height="0.76cm" svg:x="23.822cm" svg:y="8.107cm">
            <text:p/>
            <draw:enhanced-geometry svg:viewBox="0 0 21600 21600" draw:type="rectangle" draw:enhanced-path="M 0 0 L 21600 0 21600 21600 0 21600 0 0 Z N"/>
          </draw:custom-shape>
          <draw:custom-shape draw:style-name="gr28" draw:text-style-name="P40" draw:layer="layout" svg:width="2.54cm" svg:height="0.76cm" svg:x="23.822cm" svg:y="8.862cm">
            <text:p/>
            <draw:enhanced-geometry svg:viewBox="0 0 21600 21600" draw:type="rectangle" draw:enhanced-path="M 0 0 L 21600 0 21600 21600 0 21600 0 0 Z N"/>
          </draw:custom-shape>
          <draw:custom-shape draw:style-name="gr28" draw:text-style-name="P40" draw:layer="layout" svg:width="2.54cm" svg:height="0.76cm" svg:x="23.822cm" svg:y="9.622cm">
            <text:p/>
            <draw:enhanced-geometry svg:viewBox="0 0 21600 21600" draw:type="rectangle" draw:enhanced-path="M 0 0 L 21600 0 21600 21600 0 21600 0 0 Z N"/>
          </draw:custom-shape>
        </draw:g>
        <draw:custom-shape draw:style-name="gr33" draw:text-style-name="P43" draw:layer="layout" svg:width="3.077cm" svg:height="3.847cm" svg:x="8.671cm" svg:y="12.824cm">
          <text:p/>
          <draw:enhanced-geometry svg:viewBox="0 0 21600 21600" draw:type="rectangle" draw:enhanced-path="M 0 0 L 21600 0 21600 21600 0 21600 0 0 Z N"/>
        </draw:custom-shape>
        <draw:custom-shape draw:style-name="gr19" draw:text-style-name="P31" draw:layer="layout" svg:width="3.746cm" svg:height="1.402cm" svg:x="8.35cm" svg:y="11.584cm">
          <text:p/>
          <draw:enhanced-geometry svg:viewBox="0 0 21600 21600" draw:path-stretchpoint-x="10800" draw:path-stretchpoint-y="10800" draw:text-areas="?f3 ?f4 ?f5 ?f6" draw:type="round-rectangle" draw:modifiers="5450.03563791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4" draw:layer="layout" svg:width="3.077cm" svg:height="3.847cm" svg:x="5.071cm" svg:y="12.825cm">
          <text:p/>
          <draw:enhanced-geometry svg:viewBox="0 0 21600 21600" draw:type="rectangle" draw:enhanced-path="M 0 0 L 21600 0 21600 21600 0 21600 0 0 Z N"/>
        </draw:custom-shape>
        <draw:custom-shape draw:style-name="gr34" draw:text-style-name="P44" xml:id="id14" draw:id="id14" draw:layer="layout" svg:width="3.077cm" svg:height="0.769cm" svg:x="8.671cm" svg:y="11.901cm">
          <text:p text:style-name="P34"><text:span text:style-name="T14">0</text:span></text:p>
          <draw:enhanced-geometry svg:viewBox="0 0 21600 21600" draw:type="rectangle" draw:enhanced-path="M 0 0 L 21600 0 21600 21600 0 21600 0 0 Z N"/>
        </draw:custom-shape>
        <draw:frame draw:style-name="gr36" draw:text-style-name="P19" draw:layer="layout" svg:width="3.161cm" svg:height="1.361cm" svg:x="1.032cm" svg:y="6.695cm">
          <draw:text-box>
            <text:p><text:span text:style-name="T14">следующая</text:span></text:p>
            <text:p text:style-name="P45"><text:span text:style-name="T14">жертва</text:span></text:p>
          </draw:text-box>
        </draw:frame>
        <draw:custom-shape draw:style-name="gr37" draw:text-style-name="P31" draw:layer="layout" svg:width="1.291cm" svg:height="1.273cm" svg:x="4.05cm" svg:y="6.755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8" draw:text-style-name="P21" draw:layer="layout" draw:type="curve" svg:x1="4.683cm" svg:y1="7.767cm" svg:x2="10.209cm" svg:y2="11.901cm" draw:start-shape="id13" draw:start-glue-point="2" draw:end-shape="id14" draw:end-glue-point="0" svg:d="M4683 7767c0 3100 5526 1034 5526 4134" svg:viewBox="0 0 5527 4135">
          <text:p/>
        </draw:connector>
        <draw:custom-shape draw:style-name="gr39" draw:text-style-name="P46" xml:id="id13" draw:id="id13" draw:layer="layout" svg:width="0.76cm" svg:height="0.76cm" svg:x="4.303cm" svg:y="7.007cm">
          <text:p/>
          <draw:enhanced-geometry svg:viewBox="0 0 21600 21600" draw:type="rectangle" draw:enhanced-path="M 0 0 L 21600 0 21600 21600 0 21600 0 0 Z N"/>
        </draw:custom-shape>
        <draw:connector draw:style-name="gr38" draw:text-style-name="P21" draw:layer="layout" draw:type="curve" svg:x1="4.683cm" svg:y1="7.767cm" svg:x2="6.609cm" svg:y2="11.902cm" draw:start-shape="id13" draw:start-glue-point="2" draw:end-shape="id15" svg:d="M4683 7767c0 3100 1926 1033 1926 4135" svg:viewBox="0 0 1927 4136">
          <text:p/>
        </draw:connector>
        <draw:connector draw:style-name="gr38" draw:text-style-name="P21" draw:layer="layout" draw:type="curve" svg:x1="4.683cm" svg:y1="7.767cm" svg:x2="3.039cm" svg:y2="11.902cm" draw:start-shape="id13" draw:end-shape="id16" draw:end-glue-point="0" svg:d="M4683 7767c0 3100-1644 1033-1644 4135" svg:viewBox="0 0 1645 4136">
          <text:p/>
        </draw:connector>
        <draw:connector draw:style-name="gr31" draw:text-style-name="P21" draw:layer="layout" draw:type="curve" draw:line-skew="-0.163cm" svg:x1="4.683cm" svg:y1="7.767cm" svg:x2="13.794cm" svg:y2="11.902cm" draw:start-shape="id13" draw:start-glue-point="2" draw:end-shape="id17" draw:end-glue-point="0" svg:d="M4683 7767c0 2856 9111 789 9111 4135" svg:viewBox="0 0 9112 4136">
          <text:p/>
        </draw:connector>
        <draw:path draw:style-name="gr29" draw:text-style-name="P41" draw:layer="layout" svg:width="0.599cm" svg:height="0.909cm" svg:x="5.444cm" svg:y="6.857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ustom-shape draw:style-name="gr19" draw:text-style-name="P31" draw:layer="layout" svg:width="3.746cm" svg:height="1.402cm" svg:x="4.751cm" svg:y="11.585cm">
          <text:p/>
          <draw:enhanced-geometry svg:viewBox="0 0 21600 21600" draw:path-stretchpoint-x="10800" draw:path-stretchpoint-y="10800" draw:text-areas="?f3 ?f4 ?f5 ?f6" draw:type="round-rectangle" draw:modifiers="5450.03563791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31" draw:layer="layout" svg:width="3.746cm" svg:height="1.402cm" svg:x="1.151cm" svg:y="11.585cm">
          <text:p/>
          <draw:enhanced-geometry svg:viewBox="0 0 21600 21600" draw:path-stretchpoint-x="10800" draw:path-stretchpoint-y="10800" draw:text-areas="?f3 ?f4 ?f5 ?f6" draw:type="round-rectangle" draw:modifiers="5450.03563791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7" xml:id="id16" draw:id="id16" draw:layer="layout" svg:width="3.077cm" svg:height="0.769cm" svg:x="1.501cm" svg:y="11.902cm">
          <text:p text:style-name="P34"><text:span text:style-name="T14">1</text:span></text:p>
          <draw:enhanced-geometry svg:viewBox="0 0 21600 21600" draw:type="rectangle" draw:enhanced-path="M 0 0 L 21600 0 21600 21600 0 21600 0 0 Z N"/>
        </draw:custom-shape>
        <draw:custom-shape draw:style-name="gr41" draw:text-style-name="P48" xml:id="id15" draw:id="id15" draw:layer="layout" svg:width="3.077cm" svg:height="0.769cm" svg:x="5.071cm" svg:y="11.902cm">
          <text:p text:style-name="P34"><text:span text:style-name="T14">0</text:span></text:p>
          <draw:enhanced-geometry svg:viewBox="0 0 21600 21600" draw:type="rectangle" draw:enhanced-path="M 0 0 L 21600 0 21600 21600 0 21600 0 0 Z N"/>
        </draw:custom-shape>
        <draw:g>
          <draw:custom-shape draw:style-name="gr30" draw:text-style-name="P24" draw:layer="layout" svg:width="0.189cm" svg:height="0.355cm" draw:transform="rotate (-0.432318055718995) translate (5.654cm 11.774cm)">
            <text:p/>
            <draw:enhanced-geometry svg:viewBox="0 0 21600 21600" draw:type="rectangle" draw:enhanced-path="M 0 0 L 21600 0 21600 21600 0 21600 0 0 Z N"/>
          </draw:custom-shape>
          <draw:path draw:style-name="gr29" draw:text-style-name="P42" draw:layer="layout" svg:width="0.578cm" svg:height="0.687cm" svg:x="5.377cm" svg:y="11.687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custom-shape draw:style-name="gr42" draw:text-style-name="P39" draw:layer="layout" svg:width="3.436cm" svg:height="2.098cm" svg:x="5.733cm" svg:y="17.487cm">
          <text:p text:style-name="P38"><text:span text:style-name="T19">нельзя</text:span></text:p>
          <text:p text:style-name="P38"><text:span text:style-name="T19">вытеснить:</text:span></text:p>
          <text:p text:style-name="P38"><text:span text:style-name="T19">закреплен</text:span></text:p>
          <draw:enhanced-geometry svg:viewBox="0 0 21600 21600" draw:glue-points="10800 0 3160 3160 0 10800 3160 18440 10800 21600 18440 18440 21600 10800 18440 3160 ?f14 ?f15" draw:text-areas="3200 3200 18400 18400" draw:type="round-callout" draw:modifiers="1231.77189409369 -7995.8075273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39" draw:layer="layout" svg:width="3.436cm" svg:height="2.098cm" svg:x="1.933cm" svg:y="17.488cm">
          <text:p text:style-name="P38"><text:span text:style-name="T19">еще рано:</text:span></text:p>
          <text:p text:style-name="P38"><text:span text:style-name="T19">используется</text:span></text:p>
          <text:p text:style-name="P38"><text:span text:style-name="T19">активно</text:span></text:p>
          <draw:enhanced-geometry svg:viewBox="0 0 21600 21600" draw:glue-points="10800 0 3160 3160 0 10800 3160 18440 10800 21600 18440 18440 21600 10800 18440 3160 ?f14 ?f15" draw:text-areas="3200 3200 18400 18400" draw:type="round-callout" draw:modifiers="1231.77189409369 -7995.80752739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3" draw:text-style-name="P39" draw:layer="layout" svg:width="3.436cm" svg:height="1.426cm" svg:x="11.469cm" svg:y="17.493cm">
          <text:p text:style-name="P38"><text:span text:style-name="T19">можно</text:span></text:p>
          <text:p text:style-name="P38"><text:span text:style-name="T19">вытеснить</text:span></text:p>
          <draw:enhanced-geometry svg:viewBox="0 0 21600 21600" draw:glue-points="10800 0 3160 3160 0 10800 3160 18440 10800 21600 18440 18440 21600 10800 18440 3160 ?f14 ?f15" draw:text-areas="3200 3200 18400 18400" draw:type="round-callout" draw:modifiers="-4575.15274949084 -11655.220742817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4" draw:text-style-name="P39" draw:layer="layout" svg:width="1.606cm" svg:height="0.794cm" svg:x="4.001cm" svg:y="10.825cm">
          <text:p text:style-name="P38"><text:span text:style-name="T19">–</text:span><text:span text:style-name="T18">1</text:span></text:p>
          <draw:enhanced-geometry svg:viewBox="0 0 21600 21600" draw:glue-points="10800 0 3160 3160 0 10800 3160 18440 10800 21600 18440 18440 21600 10800 18440 3160 ?f14 ?f15" draw:text-areas="3200 3200 18400 18400" draw:type="round-callout" draw:modifiers="4193.65276913504 31489.8113207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4" draw:text-style-name="P39" draw:layer="layout" svg:width="1.606cm" svg:height="0.794cm" svg:x="7.601cm" svg:y="10.826cm">
          <text:p text:style-name="P38"><text:span text:style-name="T19">–</text:span><text:span text:style-name="T18">1</text:span></text:p>
          <draw:enhanced-geometry svg:viewBox="0 0 21600 21600" draw:glue-points="10800 0 3160 3160 0 10800 3160 18440 10800 21600 18440 18440 21600 10800 18440 3160 ?f14 ?f15" draw:text-areas="3200 3200 18400 18400" draw:type="round-callout" draw:modifiers="4193.65276913504 31489.8113207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4" draw:text-style-name="P39" draw:layer="layout" svg:width="1.606cm" svg:height="0.794cm" svg:x="11.202cm" svg:y="10.83cm">
          <text:p text:style-name="P38"><text:span text:style-name="T19">–</text:span><text:span text:style-name="T18">1</text:span></text:p>
          <draw:enhanced-geometry svg:viewBox="0 0 21600 21600" draw:glue-points="10800 0 3160 3160 0 10800 3160 18440 10800 21600 18440 18440 21600 10800 18440 3160 ?f14 ?f15" draw:text-areas="3200 3200 18400 18400" draw:type="round-callout" draw:modifiers="4193.65276913504 31489.8113207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8" presentation:class="page"/>
          <draw:frame presentation:style-name="pr13" draw:text-style-name="P28" draw:layer="layout" svg:width="16.799cm" svg:height="14.921cm" svg:x="2.1cm" svg:y="14.107cm" presentation:class="notes" presentation:user-transformed="true">
            <draw:text-box>
              <text:p text:style-name="P27"><text:span text:style-name="T6">Если нужной страницы не нашлось в кеше, ее необходимо прочитать</text:span><text:span text:style-name="T6"><text:line-break/></text:span><text:span text:style-name="T6">с диска, а для этого надо освободить какой-то из буферов, </text:span><text:span text:style-name="T16">вытеснив </text:span><text:span text:style-name="T6">находящуюся там другую страницу. Идея состоит в том, чтобы вытеснять страницы, к которым обращались редко, с тем, чтобы активно используемые данные как можно дольше находились в кеше.</text:span></text:p>
              <text:p text:style-name="P27"><text:span text:style-name="T6">Механизм вытеснения использует указатель на следующую «жертву». Этот указатель пробегает по кругу все буферы, уменьшая на единицу их счетчики обращений (usage count). Выбирается первый же буфер, который одновременно:</text:span></text:p>
              <text:list text:style-name="L1">
                <text:list-item>
                  <text:p text:style-name="P27"><text:span text:style-name="T6">имеет значение счетчика обращений, равное 0;</text:span></text:p>
                </text:list-item>
                <text:list-item>
                  <text:p text:style-name="P27"><text:span text:style-name="T6">не закреплен.</text:span></text:p>
                </text:list-item>
              </text:list>
              <text:p text:style-name="P27"><text:span text:style-name="T6">По-английски этот алгоритм называется clock-sweep.</text:span></text:p>
              <text:p text:style-name="P27"><text:span text:style-name="T6">Чем больше значение счетчика у буфера (то есть чем чаще он используется), тем больше у него шансов задержаться в кеше. Чтобы избежать «наматывания кругов» при вытеснении, максимальное значение счетчика обращений ограничено числом 5.</text:span></text:p>
              <text:p text:style-name="P27"><text:span text:style-name="T6">В нашем примере процесс обращается к первому буферу по указателю. Счетчик обращений этого буфера еще не равен 0, так что он уменьшается на единицу и указатель сдвигается к следующему буферу.</text:span></text:p>
              <text:p text:style-name="P27"><text:span text:style-name="T6">Следующий буфер закреплен (то есть используется каким-то процессом), и поэтому страница не может быть вытеснена из него. Значение его счетчика также уменьшается на единицу.</text:span></text:p>
              <text:p text:style-name="P27"><text:span text:style-name="T6">Наконец, мы приходим к незакрепленному буферу с нулевым счетчиком обращений. Страница из этого буфера и будет вытеснена.</text:span></text:p>
            </draw:text-box>
          </draw:frame>
        </presentation:notes>
      </draw:page>
      <draw:page draw:name="page9"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Чтение с вытеснением</text:span></text:p>
          </draw:text-box>
        </draw:frame>
        <draw:custom-shape draw:style-name="gr4" draw:text-style-name="P15" draw:layer="layout" svg:width="3.077cm" svg:height="3.847cm" svg:x="1.501cm" svg:y="12.825cm">
          <text:p/>
          <draw:enhanced-geometry svg:viewBox="0 0 21600 21600" draw:type="rectangle" draw:enhanced-path="M 0 0 L 21600 0 21600 21600 0 21600 0 0 Z N"/>
        </draw:custom-shape>
        <draw:custom-shape draw:style-name="gr25" draw:text-style-name="P24" draw:layer="layout" svg:width="3.077cm" svg:height="3.847cm" svg:x="12.256cm" svg:y="12.825cm">
          <text:p/>
          <draw:enhanced-geometry svg:viewBox="0 0 21600 21600" draw:type="rectangle" draw:enhanced-path="M 0 0 L 21600 0 21600 21600 0 21600 0 0 Z N"/>
        </draw:custom-shape>
        <draw:custom-shape draw:style-name="gr21" draw:text-style-name="P33" xml:id="id19" draw:id="id19" draw:layer="layout" svg:width="3.077cm" svg:height="0.769cm" svg:x="12.256cm" svg:y="11.902cm">
          <text:p/>
          <draw:enhanced-geometry svg:viewBox="0 0 21600 21600" draw:type="rectangle" draw:enhanced-path="M 0 0 L 21600 0 21600 21600 0 21600 0 0 Z N"/>
        </draw:custom-shape>
        <draw:custom-shape draw:style-name="gr25" draw:text-style-name="P24" draw:layer="layout" svg:width="3.077cm" svg:height="3.847cm" svg:x="19.425cm" svg:y="12.825cm">
          <text:p/>
          <draw:enhanced-geometry svg:viewBox="0 0 21600 21600" draw:type="rectangle" draw:enhanced-path="M 0 0 L 21600 0 21600 21600 0 21600 0 0 Z N"/>
        </draw:custom-shape>
        <draw:custom-shape draw:style-name="gr21" draw:text-style-name="P33" draw:layer="layout" svg:width="3.077cm" svg:height="0.769cm" svg:x="19.425cm" svg:y="11.902cm">
          <text:p/>
          <draw:enhanced-geometry svg:viewBox="0 0 21600 21600" draw:type="rectangle" draw:enhanced-path="M 0 0 L 21600 0 21600 21600 0 21600 0 0 Z N"/>
        </draw:custom-shape>
        <draw:custom-shape draw:style-name="gr25" draw:text-style-name="P24" draw:layer="layout" svg:width="3.077cm" svg:height="3.847cm" svg:x="15.825cm" svg:y="12.824cm">
          <text:p/>
          <draw:enhanced-geometry svg:viewBox="0 0 21600 21600" draw:type="rectangle" draw:enhanced-path="M 0 0 L 21600 0 21600 21600 0 21600 0 0 Z N"/>
        </draw:custom-shape>
        <draw:custom-shape draw:style-name="gr21" draw:text-style-name="P33" draw:layer="layout" svg:width="3.077cm" svg:height="0.769cm" svg:x="15.825cm" svg:y="11.901cm">
          <text:p/>
          <draw:enhanced-geometry svg:viewBox="0 0 21600 21600" draw:type="rectangle" draw:enhanced-path="M 0 0 L 21600 0 21600 21600 0 21600 0 0 Z N"/>
        </draw:custom-shape>
        <draw:custom-shape draw:style-name="gr27" draw:text-style-name="P24" draw:layer="layout" svg:width="3.371cm" svg:height="3.026cm" svg:x="23.406cm" svg:y="4.73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9" draw:layer="layout" svg:width="3.461cm" svg:height="0.806cm" svg:x="23.32cm" svg:y="3.724cm">
          <draw:text-box>
            <text:p><text:span text:style-name="T14">хеш-таблица</text:span></text:p>
          </draw:text-box>
        </draw:frame>
        <draw:custom-shape draw:style-name="gr28" draw:text-style-name="P40" draw:layer="layout" svg:width="2.54cm" svg:height="0.76cm" svg:x="23.821cm" svg:y="5.106cm">
          <text:p/>
          <draw:enhanced-geometry svg:viewBox="0 0 21600 21600" draw:type="rectangle" draw:enhanced-path="M 0 0 L 21600 0 21600 21600 0 21600 0 0 Z N"/>
        </draw:custom-shape>
        <draw:custom-shape draw:style-name="gr28" draw:text-style-name="P40" draw:layer="layout" svg:width="2.54cm" svg:height="0.76cm" svg:x="23.821cm" svg:y="6.621cm">
          <text:p/>
          <draw:enhanced-geometry svg:viewBox="0 0 21600 21600" draw:type="rectangle" draw:enhanced-path="M 0 0 L 21600 0 21600 21600 0 21600 0 0 Z N"/>
        </draw:custom-shape>
        <draw:custom-shape draw:style-name="gr27" draw:text-style-name="P24" draw:layer="layout" svg:width="3.371cm" svg:height="3.026cm" svg:x="23.407cm" svg:y="7.731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8" draw:text-style-name="P40" draw:layer="layout" svg:width="2.54cm" svg:height="0.76cm" svg:x="23.822cm" svg:y="8.107cm">
            <text:p/>
            <draw:enhanced-geometry svg:viewBox="0 0 21600 21600" draw:type="rectangle" draw:enhanced-path="M 0 0 L 21600 0 21600 21600 0 21600 0 0 Z N"/>
          </draw:custom-shape>
          <draw:custom-shape draw:style-name="gr28" draw:text-style-name="P40" draw:layer="layout" svg:width="2.54cm" svg:height="0.76cm" svg:x="23.822cm" svg:y="8.862cm">
            <text:p/>
            <draw:enhanced-geometry svg:viewBox="0 0 21600 21600" draw:type="rectangle" draw:enhanced-path="M 0 0 L 21600 0 21600 21600 0 21600 0 0 Z N"/>
          </draw:custom-shape>
          <draw:custom-shape draw:style-name="gr28" draw:text-style-name="P40" draw:layer="layout" svg:width="2.54cm" svg:height="0.76cm" svg:x="23.822cm" svg:y="9.622cm">
            <text:p/>
            <draw:enhanced-geometry svg:viewBox="0 0 21600 21600" draw:type="rectangle" draw:enhanced-path="M 0 0 L 21600 0 21600 21600 0 21600 0 0 Z N"/>
          </draw:custom-shape>
        </draw:g>
        <draw:custom-shape draw:style-name="gr33" draw:text-style-name="P43" draw:layer="layout" svg:width="3.077cm" svg:height="3.847cm" svg:x="8.671cm" svg:y="12.824cm">
          <text:p/>
          <draw:enhanced-geometry svg:viewBox="0 0 21600 21600" draw:type="rectangle" draw:enhanced-path="M 0 0 L 21600 0 21600 21600 0 21600 0 0 Z N"/>
        </draw:custom-shape>
        <draw:custom-shape draw:style-name="gr19" draw:text-style-name="P31" draw:layer="layout" svg:width="3.746cm" svg:height="1.402cm" svg:x="8.35cm" svg:y="11.584cm">
          <text:p/>
          <draw:enhanced-geometry svg:viewBox="0 0 21600 21600" draw:path-stretchpoint-x="10800" draw:path-stretchpoint-y="10800" draw:text-areas="?f3 ?f4 ?f5 ?f6" draw:type="round-rectangle" draw:modifiers="5450.03563791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4" draw:layer="layout" svg:width="3.077cm" svg:height="3.847cm" svg:x="5.071cm" svg:y="12.825cm">
          <text:p/>
          <draw:enhanced-geometry svg:viewBox="0 0 21600 21600" draw:type="rectangle" draw:enhanced-path="M 0 0 L 21600 0 21600 21600 0 21600 0 0 Z N"/>
        </draw:custom-shape>
        <draw:custom-shape draw:style-name="gr34" draw:text-style-name="P44" xml:id="id21" draw:id="id21" draw:layer="layout" svg:width="3.077cm" svg:height="0.769cm" svg:x="8.671cm" svg:y="11.901cm">
          <text:p text:style-name="P34"><text:span text:style-name="T14">0</text:span></text:p>
          <draw:enhanced-geometry svg:viewBox="0 0 21600 21600" draw:type="rectangle" draw:enhanced-path="M 0 0 L 21600 0 21600 21600 0 21600 0 0 Z N"/>
        </draw:custom-shape>
        <draw:frame draw:style-name="gr36" draw:text-style-name="P19" draw:layer="layout" svg:width="3.161cm" svg:height="1.361cm" svg:x="1.032cm" svg:y="6.695cm">
          <draw:text-box>
            <text:p><text:span text:style-name="T14">следующая</text:span></text:p>
            <text:p text:style-name="P45"><text:span text:style-name="T14">жертва</text:span></text:p>
          </draw:text-box>
        </draw:frame>
        <draw:custom-shape draw:style-name="gr39" draw:text-style-name="P46" xml:id="id18" draw:id="id18" draw:layer="layout" svg:width="0.76cm" svg:height="0.76cm" svg:x="4.303cm" svg:y="7.007cm">
          <text:p/>
          <draw:enhanced-geometry svg:viewBox="0 0 21600 21600" draw:type="rectangle" draw:enhanced-path="M 0 0 L 21600 0 21600 21600 0 21600 0 0 Z N"/>
        </draw:custom-shape>
        <draw:connector draw:style-name="gr31" draw:text-style-name="P21" draw:layer="layout" draw:type="curve" draw:line-skew="-0.163cm" svg:x1="4.683cm" svg:y1="7.767cm" svg:x2="13.794cm" svg:y2="11.902cm" draw:start-shape="id18" draw:start-glue-point="2" draw:end-shape="id19" draw:end-glue-point="0" svg:d="M4683 7767c0 2856 9111 789 9111 4135" svg:viewBox="0 0 9112 4136">
          <text:p/>
        </draw:connector>
        <draw:custom-shape draw:style-name="gr40" draw:text-style-name="P47" draw:layer="layout" svg:width="3.077cm" svg:height="0.769cm" svg:x="1.501cm" svg:y="11.902cm">
          <text:p text:style-name="P34"><text:span text:style-name="T14">1</text:span></text:p>
          <draw:enhanced-geometry svg:viewBox="0 0 21600 21600" draw:type="rectangle" draw:enhanced-path="M 0 0 L 21600 0 21600 21600 0 21600 0 0 Z N"/>
        </draw:custom-shape>
        <draw:custom-shape draw:style-name="gr41" draw:text-style-name="P48" draw:layer="layout" svg:width="3.077cm" svg:height="0.769cm" svg:x="5.071cm" svg:y="11.902cm">
          <text:p text:style-name="P34"><text:span text:style-name="T14">0</text:span></text:p>
          <draw:enhanced-geometry svg:viewBox="0 0 21600 21600" draw:type="rectangle" draw:enhanced-path="M 0 0 L 21600 0 21600 21600 0 21600 0 0 Z N"/>
        </draw:custom-shape>
        <draw:g>
          <draw:custom-shape draw:style-name="gr30" draw:text-style-name="P24" draw:layer="layout" svg:width="0.189cm" svg:height="0.355cm" draw:transform="rotate (-0.432318055718995) translate (5.654cm 11.774cm)">
            <text:p/>
            <draw:enhanced-geometry svg:viewBox="0 0 21600 21600" draw:type="rectangle" draw:enhanced-path="M 0 0 L 21600 0 21600 21600 0 21600 0 0 Z N"/>
          </draw:custom-shape>
          <draw:path draw:style-name="gr29" draw:text-style-name="P42" draw:layer="layout" svg:width="0.578cm" svg:height="0.687cm" svg:x="5.377cm" svg:y="11.687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custom-shape draw:style-name="gr45" draw:text-style-name="P24" draw:layer="layout" svg:width="1.523cm" svg:height="1.529cm" draw:transform="rotate (1.5707963267949) translate (9.436cm 18.457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0" draw:text-style-name="P24" draw:layer="layout" svg:width="0.189cm" svg:height="0.355cm" draw:transform="rotate (-0.432318055718995) translate (9.255cm 11.774cm)">
            <text:p/>
            <draw:enhanced-geometry svg:viewBox="0 0 21600 21600" draw:type="rectangle" draw:enhanced-path="M 0 0 L 21600 0 21600 21600 0 21600 0 0 Z N"/>
          </draw:custom-shape>
          <draw:path draw:style-name="gr29" draw:text-style-name="P42" draw:layer="layout" svg:width="0.578cm" svg:height="0.687cm" svg:x="8.978cm" svg:y="11.687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path draw:style-name="gr29" draw:text-style-name="P41" draw:layer="layout" svg:width="0.599cm" svg:height="0.909cm" svg:x="9.96cm" svg:y="14.211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ustom-shape draw:style-name="gr46" draw:text-style-name="P31" draw:layer="layout" svg:width="3.089cm" svg:height="1.273cm" svg:x="23.55cm" svg:y="5.63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0" xml:id="id20" draw:id="id20" draw:layer="layout" svg:width="2.54cm" svg:height="0.76cm" svg:x="23.821cm" svg:y="5.861cm">
          <text:p/>
          <draw:enhanced-geometry svg:viewBox="0 0 21600 21600" draw:type="rectangle" draw:enhanced-path="M 0 0 L 21600 0 21600 21600 0 21600 0 0 Z N"/>
        </draw:custom-shape>
        <draw:connector draw:style-name="gr38" draw:text-style-name="P21" draw:layer="layout" draw:type="curve" svg:x1="23.821cm" svg:y1="6.241cm" svg:x2="10.209cm" svg:y2="11.901cm" draw:start-shape="id20" draw:start-glue-point="3" draw:end-shape="id21" draw:end-glue-point="0" svg:d="M23821 6241c-9075 0-13612 1886-13612 5660" svg:viewBox="0 0 13613 5661">
          <text:p/>
        </draw:connector>
        <draw:path draw:style-name="gr29" draw:text-style-name="P41" draw:layer="layout" svg:width="0.599cm" svg:height="0.909cm" svg:x="22.996cm" svg:y="4.818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ustom-shape draw:style-name="gr42" draw:text-style-name="P39" draw:layer="layout" svg:width="3.436cm" svg:height="2.098cm" svg:x="5.086cm" svg:y="17.574cm">
          <text:p text:style-name="P38"><text:span text:style-name="T19">лучше,</text:span></text:p>
          <text:p text:style-name="P38"><text:span text:style-name="T19">когда запись</text:span></text:p>
          <text:p text:style-name="P38"><text:span text:style-name="T19">фоновая</text:span></text:p>
          <draw:enhanced-geometry svg:viewBox="0 0 21600 21600" draw:glue-points="10800 0 3160 3160 0 10800 3160 18440 10800 21600 18440 18440 21600 10800 18440 3160 ?f14 ?f15" draw:text-areas="3200 3200 18400 18400" draw:type="round-callout" draw:modifiers="27457.2010474251 -5536.350643163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14" draw:text-style-name="P28" draw:layer="layout" svg:width="16.799cm" svg:height="14.766cm" svg:x="2.1cm" svg:y="14.107cm" presentation:class="notes" presentation:user-transformed="true">
            <draw:text-box>
              <text:p text:style-name="P27"><text:span text:style-name="T6">Однако в нашем примере найденный буфер оказался грязным — он содержит измененные данные. Поэтому сначала страницу требуется сохранить на диск. Для этого буфер закрепляется и устанавливается блокировка содержимого страницы, после чего страница записывается на диск.</text:span></text:p>
              <text:p text:style-name="P49"><text:span text:style-name="T6">Значительно эффективнее, когда запись происходит асинхронно и процесс обнаруживает вытесняемую страницу чистой.</text:span><text:span text:style-name="T20"> Чтобы это было возможным, существует процесс фоновой записи </text:span><text:span text:style-name="T6">(background writer).</text:span></text:p>
              <text:p text:style-name="P49"><text:span text:style-name="T21">Процесс фоновой записи использует тот же самый алгоритм поиска буферов для вытеснения, что и обслуживающие процессы, только </text:span><text:span text:style-name="T6">указатель у него свой. Он может опережать указатель на «жертву», но никогда не отстает от него.</text:span></text:p>
              <text:p text:style-name="P49"><text:span text:style-name="T6">Записываются буферы, которые одновременно:</text:span></text:p>
              <text:list text:style-name="L1">
                <text:list-item>
                  <text:p text:style-name="P27"><text:span text:style-name="T6">содержат измененные (грязные) страницы;</text:span></text:p>
                </text:list-item>
                <text:list-item>
                  <text:p text:style-name="P27"><text:span text:style-name="T6">не закреплены (pin count = 0);</text:span></text:p>
                </text:list-item>
                <text:list-item>
                  <text:p text:style-name="P27"><text:span text:style-name="T20">имеют нулевое число обращений (usage count = 0).</text:span></text:p>
                </text:list-item>
              </text:list>
              <text:p text:style-name="P49"><text:span text:style-name="T6">Таким образом фоновый процесс записи находит те буферы, которые</text:span><text:span text:style-name="T6"><text:line-break/></text:span><text:span text:style-name="T6">с большой вероятностью вскоре потребуется вытеснить.</text:span></text:p>
              <text:p text:style-name="P49"><text:span text:style-name="T6">Теперь страница может быть выброшена, а из хеш-таблицы необходимо удалить ссылку на эту страницу. Для этого потребуется монопольно заблокировать нужный фрагмент хеш-таблицы.</text:span></text:p>
            </draw:text-box>
          </draw:frame>
        </presentation:notes>
      </draw:page>
      <draw:page draw:name="page10"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Чтение с вытеснением</text:span></text:p>
          </draw:text-box>
        </draw:frame>
        <draw:custom-shape draw:style-name="gr4" draw:text-style-name="P15" draw:layer="layout" svg:width="3.077cm" svg:height="3.847cm" svg:x="1.501cm" svg:y="12.825cm">
          <text:p/>
          <draw:enhanced-geometry svg:viewBox="0 0 21600 21600" draw:type="rectangle" draw:enhanced-path="M 0 0 L 21600 0 21600 21600 0 21600 0 0 Z N"/>
        </draw:custom-shape>
        <draw:custom-shape draw:style-name="gr25" draw:text-style-name="P24" draw:layer="layout" svg:width="3.077cm" svg:height="3.847cm" svg:x="12.256cm" svg:y="12.825cm">
          <text:p/>
          <draw:enhanced-geometry svg:viewBox="0 0 21600 21600" draw:type="rectangle" draw:enhanced-path="M 0 0 L 21600 0 21600 21600 0 21600 0 0 Z N"/>
        </draw:custom-shape>
        <draw:custom-shape draw:style-name="gr21" draw:text-style-name="P33" xml:id="id23" draw:id="id23" draw:layer="layout" svg:width="3.077cm" svg:height="0.769cm" svg:x="12.256cm" svg:y="11.902cm">
          <text:p/>
          <draw:enhanced-geometry svg:viewBox="0 0 21600 21600" draw:type="rectangle" draw:enhanced-path="M 0 0 L 21600 0 21600 21600 0 21600 0 0 Z N"/>
        </draw:custom-shape>
        <draw:custom-shape draw:style-name="gr25" draw:text-style-name="P24" draw:layer="layout" svg:width="3.077cm" svg:height="3.847cm" svg:x="19.425cm" svg:y="12.825cm">
          <text:p/>
          <draw:enhanced-geometry svg:viewBox="0 0 21600 21600" draw:type="rectangle" draw:enhanced-path="M 0 0 L 21600 0 21600 21600 0 21600 0 0 Z N"/>
        </draw:custom-shape>
        <draw:custom-shape draw:style-name="gr21" draw:text-style-name="P33" draw:layer="layout" svg:width="3.077cm" svg:height="0.769cm" svg:x="19.425cm" svg:y="11.902cm">
          <text:p/>
          <draw:enhanced-geometry svg:viewBox="0 0 21600 21600" draw:type="rectangle" draw:enhanced-path="M 0 0 L 21600 0 21600 21600 0 21600 0 0 Z N"/>
        </draw:custom-shape>
        <draw:custom-shape draw:style-name="gr25" draw:text-style-name="P24" draw:layer="layout" svg:width="3.077cm" svg:height="3.847cm" svg:x="15.825cm" svg:y="12.824cm">
          <text:p/>
          <draw:enhanced-geometry svg:viewBox="0 0 21600 21600" draw:type="rectangle" draw:enhanced-path="M 0 0 L 21600 0 21600 21600 0 21600 0 0 Z N"/>
        </draw:custom-shape>
        <draw:custom-shape draw:style-name="gr21" draw:text-style-name="P33" draw:layer="layout" svg:width="3.077cm" svg:height="0.769cm" svg:x="15.825cm" svg:y="11.901cm">
          <text:p/>
          <draw:enhanced-geometry svg:viewBox="0 0 21600 21600" draw:type="rectangle" draw:enhanced-path="M 0 0 L 21600 0 21600 21600 0 21600 0 0 Z N"/>
        </draw:custom-shape>
        <draw:custom-shape draw:style-name="gr27" draw:text-style-name="P24" draw:layer="layout" svg:width="3.371cm" svg:height="3.026cm" svg:x="23.406cm" svg:y="4.73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 draw:text-style-name="P19" draw:layer="layout" svg:width="3.461cm" svg:height="0.806cm" svg:x="23.32cm" svg:y="3.724cm">
          <draw:text-box>
            <text:p><text:span text:style-name="T14">хеш-таблица</text:span></text:p>
          </draw:text-box>
        </draw:frame>
        <draw:custom-shape draw:style-name="gr28" draw:text-style-name="P40" draw:layer="layout" svg:width="2.54cm" svg:height="0.76cm" svg:x="23.821cm" svg:y="5.106cm">
          <text:p/>
          <draw:enhanced-geometry svg:viewBox="0 0 21600 21600" draw:type="rectangle" draw:enhanced-path="M 0 0 L 21600 0 21600 21600 0 21600 0 0 Z N"/>
        </draw:custom-shape>
        <draw:custom-shape draw:style-name="gr27" draw:text-style-name="P24" draw:layer="layout" svg:width="3.371cm" svg:height="3.026cm" svg:x="23.407cm" svg:y="7.731cm">
          <text:p/>
          <draw:enhanced-geometry svg:viewBox="0 0 21600 21600" draw:path-stretchpoint-x="10800" draw:path-stretchpoint-y="10800" draw:text-areas="?f3 ?f4 ?f5 ?f6" draw:type="round-rectangle" draw:modifiers="2825.7352941176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40" draw:layer="layout" svg:width="2.54cm" svg:height="0.76cm" svg:x="23.822cm" svg:y="8.107cm">
          <text:p/>
          <draw:enhanced-geometry svg:viewBox="0 0 21600 21600" draw:type="rectangle" draw:enhanced-path="M 0 0 L 21600 0 21600 21600 0 21600 0 0 Z N"/>
        </draw:custom-shape>
        <draw:custom-shape draw:style-name="gr28" draw:text-style-name="P40" draw:layer="layout" svg:width="2.54cm" svg:height="0.76cm" svg:x="23.822cm" svg:y="8.862cm">
          <text:p/>
          <draw:enhanced-geometry svg:viewBox="0 0 21600 21600" draw:type="rectangle" draw:enhanced-path="M 0 0 L 21600 0 21600 21600 0 21600 0 0 Z N"/>
        </draw:custom-shape>
        <draw:custom-shape draw:style-name="gr3" draw:text-style-name="P14" draw:layer="layout" svg:width="3.077cm" svg:height="3.847cm" svg:x="8.671cm" svg:y="12.824cm">
          <text:p/>
          <draw:enhanced-geometry svg:viewBox="0 0 21600 21600" draw:type="rectangle" draw:enhanced-path="M 0 0 L 21600 0 21600 21600 0 21600 0 0 Z N"/>
        </draw:custom-shape>
        <draw:custom-shape draw:style-name="gr19" draw:text-style-name="P31" draw:layer="layout" svg:width="3.746cm" svg:height="1.402cm" svg:x="8.35cm" svg:y="11.584cm">
          <text:p/>
          <draw:enhanced-geometry svg:viewBox="0 0 21600 21600" draw:path-stretchpoint-x="10800" draw:path-stretchpoint-y="10800" draw:text-areas="?f3 ?f4 ?f5 ?f6" draw:type="round-rectangle" draw:modifiers="5450.035637918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4" draw:layer="layout" svg:width="3.077cm" svg:height="3.847cm" svg:x="5.071cm" svg:y="12.825cm">
          <text:p/>
          <draw:enhanced-geometry svg:viewBox="0 0 21600 21600" draw:type="rectangle" draw:enhanced-path="M 0 0 L 21600 0 21600 21600 0 21600 0 0 Z N"/>
        </draw:custom-shape>
        <draw:custom-shape draw:style-name="gr41" draw:text-style-name="P48" xml:id="id25" draw:id="id25" draw:layer="layout" svg:width="3.077cm" svg:height="0.769cm" svg:x="8.671cm" svg:y="11.901cm">
          <text:p text:style-name="P34"><text:span text:style-name="T14">1</text:span></text:p>
          <draw:enhanced-geometry svg:viewBox="0 0 21600 21600" draw:type="rectangle" draw:enhanced-path="M 0 0 L 21600 0 21600 21600 0 21600 0 0 Z N"/>
        </draw:custom-shape>
        <draw:frame draw:style-name="gr36" draw:text-style-name="P19" draw:layer="layout" svg:width="3.161cm" svg:height="1.361cm" svg:x="1.032cm" svg:y="6.695cm">
          <draw:text-box>
            <text:p><text:span text:style-name="T14">следующая</text:span></text:p>
            <text:p text:style-name="P45"><text:span text:style-name="T14">жертва</text:span></text:p>
          </draw:text-box>
        </draw:frame>
        <draw:custom-shape draw:style-name="gr39" draw:text-style-name="P46" xml:id="id22" draw:id="id22" draw:layer="layout" svg:width="0.76cm" svg:height="0.76cm" svg:x="4.303cm" svg:y="7.007cm">
          <text:p/>
          <draw:enhanced-geometry svg:viewBox="0 0 21600 21600" draw:type="rectangle" draw:enhanced-path="M 0 0 L 21600 0 21600 21600 0 21600 0 0 Z N"/>
        </draw:custom-shape>
        <draw:connector draw:style-name="gr31" draw:text-style-name="P21" draw:layer="layout" draw:type="curve" draw:line-skew="-0.163cm" svg:x1="4.683cm" svg:y1="7.767cm" svg:x2="13.794cm" svg:y2="11.902cm" draw:start-shape="id22" draw:start-glue-point="2" draw:end-shape="id23" draw:end-glue-point="0" svg:d="M4683 7767c0 2856 9111 789 9111 4135" svg:viewBox="0 0 9112 4136">
          <text:p/>
        </draw:connector>
        <draw:custom-shape draw:style-name="gr40" draw:text-style-name="P47" draw:layer="layout" svg:width="3.077cm" svg:height="0.769cm" svg:x="1.501cm" svg:y="11.902cm">
          <text:p text:style-name="P34"><text:span text:style-name="T14">1</text:span></text:p>
          <draw:enhanced-geometry svg:viewBox="0 0 21600 21600" draw:type="rectangle" draw:enhanced-path="M 0 0 L 21600 0 21600 21600 0 21600 0 0 Z N"/>
        </draw:custom-shape>
        <draw:custom-shape draw:style-name="gr41" draw:text-style-name="P48" draw:layer="layout" svg:width="3.077cm" svg:height="0.769cm" svg:x="5.071cm" svg:y="11.902cm">
          <text:p text:style-name="P34"><text:span text:style-name="T14">0</text:span></text:p>
          <draw:enhanced-geometry svg:viewBox="0 0 21600 21600" draw:type="rectangle" draw:enhanced-path="M 0 0 L 21600 0 21600 21600 0 21600 0 0 Z N"/>
        </draw:custom-shape>
        <draw:g>
          <draw:custom-shape draw:style-name="gr30" draw:text-style-name="P24" draw:layer="layout" svg:width="0.189cm" svg:height="0.355cm" draw:transform="rotate (-0.432318055718995) translate (5.654cm 11.774cm)">
            <text:p/>
            <draw:enhanced-geometry svg:viewBox="0 0 21600 21600" draw:type="rectangle" draw:enhanced-path="M 0 0 L 21600 0 21600 21600 0 21600 0 0 Z N"/>
          </draw:custom-shape>
          <draw:path draw:style-name="gr29" draw:text-style-name="P42" draw:layer="layout" svg:width="0.578cm" svg:height="0.687cm" svg:x="5.377cm" svg:y="11.687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custom-shape draw:style-name="gr45" draw:text-style-name="P24" draw:layer="layout" svg:width="1.523cm" svg:height="1.529cm" draw:transform="rotate (1.5707963267949) translate (9.436cm 18.497cm)">
          <text:p/>
          <draw:enhanced-geometry svg:viewBox="0 0 21600 21600" draw:mirror-vertical="fals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30" draw:text-style-name="P24" draw:layer="layout" svg:width="0.189cm" svg:height="0.355cm" draw:transform="rotate (-0.432318055718995) translate (9.255cm 11.774cm)">
            <text:p/>
            <draw:enhanced-geometry svg:viewBox="0 0 21600 21600" draw:type="rectangle" draw:enhanced-path="M 0 0 L 21600 0 21600 21600 0 21600 0 0 Z N"/>
          </draw:custom-shape>
          <draw:path draw:style-name="gr29" draw:text-style-name="P42" draw:layer="layout" svg:width="0.578cm" svg:height="0.687cm" svg:x="8.978cm" svg:y="11.687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path draw:style-name="gr29" draw:text-style-name="P41" draw:layer="layout" svg:width="0.599cm" svg:height="0.909cm" svg:x="9.96cm" svg:y="14.211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ustom-shape draw:style-name="gr28" draw:text-style-name="P40" draw:layer="layout" svg:width="2.54cm" svg:height="0.76cm" svg:x="23.821cm" svg:y="5.861cm">
          <text:p/>
          <draw:enhanced-geometry svg:viewBox="0 0 21600 21600" draw:type="rectangle" draw:enhanced-path="M 0 0 L 21600 0 21600 21600 0 21600 0 0 Z N"/>
        </draw:custom-shape>
        <draw:custom-shape draw:style-name="gr44" draw:text-style-name="P39" draw:layer="layout" svg:width="1.606cm" svg:height="0.794cm" svg:x="11.202cm" svg:y="10.808cm">
          <text:p text:style-name="P38"><text:span text:style-name="T19">+</text:span><text:span text:style-name="T18">1</text:span></text:p>
          <draw:enhanced-geometry svg:viewBox="0 0 21600 21600" draw:glue-points="10800 0 3160 3160 0 10800 3160 18440 10800 21600 18440 18440 21600 10800 18440 3160 ?f14 ?f15" draw:text-areas="3200 3200 18400 18400" draw:type="round-callout" draw:modifiers="4193.65276913504 31489.8113207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40" draw:layer="layout" svg:width="2.54cm" svg:height="0.76cm" svg:x="23.822cm" svg:y="9.622cm">
          <text:p/>
          <draw:enhanced-geometry svg:viewBox="0 0 21600 21600" draw:type="rectangle" draw:enhanced-path="M 0 0 L 21600 0 21600 21600 0 21600 0 0 Z N"/>
        </draw:custom-shape>
        <draw:connector draw:style-name="gr31" draw:text-style-name="P21" draw:layer="layout" draw:type="curve" svg:x1="23.821cm" svg:y1="7.001cm" svg:x2="10.209cm" svg:y2="11.901cm" draw:start-shape="id24" draw:start-glue-point="3" draw:end-shape="id25" draw:end-glue-point="0" svg:d="M23821 7001c-9075 0-13612 1633-13612 4900" svg:viewBox="0 0 13613 4901">
          <text:p/>
        </draw:connector>
        <draw:path draw:style-name="gr29" draw:text-style-name="P41" draw:layer="layout" svg:width="0.599cm" svg:height="0.909cm" svg:x="22.996cm" svg:y="4.818cm" svg:viewBox="0 0 600 910" svg:d="M600 614c0 82-29 151-88 209s-129 87-212 87-153-29-212-87-88-128-88-209c0-86 33-158 98-218v-203c0-60 17-107 52-141 35-35 83-52 143-52 58 0 104 18 138 54 33 35 50 81 50 139v184c79 60 119 139 119 237zM419 342v-144c0-94-42-141-126-141-89 0-134 47-134 141v155c44-23 91-35 141-35 42 0 81 8 119 24z">
          <text:p/>
        </draw:path>
        <draw:custom-shape draw:style-name="gr46" draw:text-style-name="P31" draw:layer="layout" svg:width="3.089cm" svg:height="1.273cm" svg:x="23.55cm" svg:y="6.33cm">
          <text:p/>
          <draw:enhanced-geometry svg:viewBox="0 0 21600 21600" draw:path-stretchpoint-x="10800" draw:path-stretchpoint-y="10800" draw:text-areas="?f3 ?f4 ?f5 ?f6" draw:type="round-rectangle" draw:modifiers="4833.3148250971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20" xml:id="id24" draw:id="id24" draw:layer="layout" svg:width="2.54cm" svg:height="0.76cm" svg:x="23.821cm" svg:y="6.62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5" draw:text-style-name="P28" draw:layer="layout" svg:width="16.799cm" svg:height="13.364cm" svg:x="2.1cm" svg:y="14.107cm" presentation:class="notes" presentation:user-transformed="true">
            <draw:text-box>
              <text:p text:style-name="P27"><text:span text:style-name="T6">После того, как страница из грязного буфера записана на диск,</text:span><text:span text:style-name="T6"><text:line-break/></text:span><text:span text:style-name="T6">в освободившийся буфер читается новая страница, а в хеш-таблицу добавляется ссылка на нее.</text:span></text:p>
              <text:p text:style-name="P27"><text:span text:style-name="T6">Счетчик обращений увеличивается на единицу. Ссылка на следующую «жертву» уже указывает на следующий буфер, а у только что загруженного есть время нарастить свой счетчик обращений, пока указатель не обойдет по кругу весь буферный кеш и не вернется вновь.</text:span></text:p>
              <text:p text:style-name="P27"><text:span text:style-name="T6"/></text:p>
            </draw:text-box>
          </draw:frame>
        </presentation:notes>
      </draw:page>
      <draw:page draw:name="page11" draw:style-name="dp1" draw:master-page-name="master_5f_" presentation:presentation-page-layout-name="AL1T1">
        <office:forms form:automatic-focus="false" form:apply-design-mode="false"/>
        <draw:frame presentation:style-name="pr9" draw:text-style-name="P8" draw:layer="layout" svg:width="19.8cm" svg:height="1.741cm" svg:x="1.2cm" svg:y="0.737cm" presentation:class="title" presentation:user-transformed="true">
          <draw:text-box>
            <text:p><text:span text:style-name="T10">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17" draw:text-style-name="P29" draw:layer="layout" svg:width="17.893cm" svg:height="11.728cm" svg:x="5.054cm" svg:y="6.182cm">
          <draw:image xlink:href="Pictures/10000001000001B9000001219F9F77CFE0FDB8A0.png" xlink:type="simple" xlink:show="embed" xlink:actuate="onLoad" draw: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11" presentation:class="page"/>
          <draw:frame presentation:style-name="pr11" draw:text-style-name="P11" draw:layer="layout" svg:width="16.799cm" svg:height="13.364cm" svg:x="2.1cm" svg:y="14.107cm" presentation:class="notes" presentation:placeholder="true">
            <draw:text-box/>
          </draw:frame>
        </presentation:notes>
      </draw:page>
      <draw:page draw:name="page12"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Временные таблицы</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Данные временных таблиц</text:span></text:p>
                <text:list>
                  <text:list-item>
                    <text:p text:style-name="P50"><text:span text:style-name="T22">видны только одному сеансу — нет смысла использовать общий кеш</text:span></text:p>
                  </text:list-item>
                  <text:list-item>
                    <text:p text:style-name="P51"><text:span text:style-name="T22">существуют в пределах сеанса — не жалко потерять при сбое</text:span></text:p>
                  </text:list-item>
                </text:list>
              </text:list-item>
              <text:list-item>
                <text:p text:style-name="P9"><text:span text:style-name="T11">Используется локальный буферный кеш</text:span></text:p>
                <text:list>
                  <text:list-item>
                    <text:p text:style-name="P50"><text:span text:style-name="T22">не требуются блокировки</text:span></text:p>
                  </text:list-item>
                  <text:list-item>
                    <text:p text:style-name="P50"><text:span text:style-name="T22">память выделяется по необходимости в пределах </text:span><text:span text:style-name="T23">temp_buffers</text:span></text:p>
                  </text:list-item>
                  <text:list-item>
                    <text:p text:style-name="P50"><text:span text:style-name="T22">обычный алгоритм вытеснения</text:span></text:p>
                  </text:list-item>
                  <text:list-item>
                    <text:p><text:span text:style-name="T22"/></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5" draw:text-style-name="P52" draw:layer="layout" svg:width="16.799cm" svg:height="13.364cm" svg:x="2.1cm" svg:y="14.107cm" presentation:class="notes" presentation:user-transformed="true">
            <draw:text-box>
              <text:p text:style-name="P49"><text:span text:style-name="T6">Исключением из общего правила являются временные таблицы. Поскольку временные данные видны только одному процессу, им нечего делать в общем буферном кеше. Более того, временные данные существуют только в рамках одного сеанса, так что их не нужно защищать от сбоя.</text:span></text:p>
              <text:p text:style-name="P49"><text:span text:style-name="T6">Для временных данных используется облегченный локальный кеш.</text:span></text:p>
              <text:p text:style-name="P49"><text:span text:style-name="T6">Поскольку локальный кеш доступен только одному процессу, для него не требуются блокировки. Память выделяется по мере необходимости (в пределах, заданных параметром </text:span><text:span text:style-name="T16">temp_buffers</text:span><text:span text:style-name="T6">), ведь временные таблицы используются далеко не во всех сеансах. В локальном кеше используется обычный алгоритм вытеснения.</text:span></text:p>
              <text:p text:style-name="P49"><text:span text:style-name="T6"/></text:p>
            </draw:text-box>
          </draw:frame>
        </presentation:notes>
      </draw:page>
      <draw:page draw:name="page13" draw:style-name="dp1" draw:master-page-name="template21" presentation:presentation-page-layout-name="AL1T1">
        <office:forms form:automatic-focus="false" form:apply-design-mode="false"/>
        <draw:frame presentation:style-name="pr6" draw:text-style-name="P8" draw:layer="layout" svg:width="19.81cm" svg:height="1.737cm" svg:x="1.2cm" svg:y="0.737cm" presentation:class="title" presentation:user-transformed="true">
          <draw:text-box>
            <text:p><text:span text:style-name="T10">Журнал предзаписи</text:span></text:p>
          </draw:text-box>
        </draw:frame>
        <draw:frame presentation:style-name="pr7" draw:text-style-name="P12" draw:layer="layout" svg:width="25.199cm" svg:height="12.179cm" svg:x="1.2cm" svg:y="4.8cm" presentation:class="outline" presentation:user-transformed="true">
          <draw:text-box>
            <text:list text:style-name="L4">
              <text:list-item>
                <text:p><text:span text:style-name="T12">Устройство журнала</text:span></text:p>
              </text:list-item>
              <text:list-item>
                <text:p><text:span text:style-name="T12">Контрольная точка</text:span></text:p>
              </text:list-item>
              <text:list-item>
                <text:p><text:span text:style-name="T12">Восстановление после сбоя</text:span></text:p>
              </text:list-item>
              <text:list-item>
                <text:p><text:span text:style-name="T12">Синхронный и асинхронный режимы</text:span></text:p>
                <text:p><text:span text:style-name="T13"/></text:p>
              </text:list-item>
            </text:list>
          </draw:text-box>
        </draw:frame>
        <presentation:notes draw:style-name="dp2">
          <draw:page-thumbnail draw:style-name="gr2" draw:layer="layout" svg:width="14.848cm" svg:height="11.136cm" svg:x="3.075cm" svg:y="2.257cm" draw:page-number="13" presentation:class="page"/>
          <draw:frame presentation:style-name="pr8" draw:text-style-name="P13" draw:layer="layout" svg:width="16.799cm" svg:height="13.364cm" svg:x="2.1cm" svg:y="14.107cm" presentation:class="notes" presentation:placeholder="true" presentation:user-transformed="true">
            <draw:text-box/>
          </draw:frame>
        </presentation:notes>
      </draw:page>
      <draw:page draw:name="page14" draw:style-name="dp1" draw:master-page-name="master_5f_" presentation:presentation-page-layout-name="AL1T1">
        <office:forms form:automatic-focus="false" form:apply-design-mode="false"/>
        <draw:frame presentation:style-name="pr3" draw:text-style-name="P8" draw:layer="layout" svg:width="19.8cm" svg:height="1.741cm" svg:x="1.2cm" svg:y="0.737cm" presentation:class="title" presentation:user-transformed="true">
          <draw:text-box>
            <text:p><text:span text:style-name="T10">Журнал предзаписи</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Необходимость</text:span></text:p>
                <text:list>
                  <text:list-item>
                    <text:p text:style-name="P50"><text:span text:style-name="T22">данные меняются в оперативной памяти (в частности, в буферном кеше)</text:span><text:span text:style-name="T22"><text:line-break/></text:span><text:span text:style-name="T22">и попадают на диск асинхронно</text:span></text:p>
                  </text:list-item>
                  <text:list-item>
                    <text:p text:style-name="P51"><text:span text:style-name="T22">при сбое остается только информация, записанная на диск</text:span></text:p>
                  </text:list-item>
                </text:list>
              </text:list-item>
              <text:list-item>
                <text:p text:style-name="P9"><text:span text:style-name="T11">Механизм</text:span></text:p>
                <text:list>
                  <text:list-item>
                    <text:p text:style-name="P53"><text:span text:style-name="T22">действия над данными записываются в журнал:</text:span><text:span text:style-name="T22"><text:line-break/></text:span><text:span text:style-name="T22">изменение страниц в буферном кеше, фиксация и отмена транзакций</text:span></text:p>
                    <text:p text:style-name="P53"><text:span text:style-name="T22">журнальная запись попадает на диск раньше измененных данных</text:span></text:p>
                  </text:list-item>
                  <text:list-item>
                    <text:p text:style-name="P54"><text:span text:style-name="T22">после сбоя операции, записанные в журнал, но не попавшие на диск,</text:span><text:span text:style-name="T22"><text:line-break/></text:span><text:span text:style-name="T22">можно выполнить повторно</text:span></text:p>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15" draw:text-style-name="P13" draw:layer="layout" svg:width="16.799cm" svg:height="13.566cm" svg:x="2.1cm" svg:y="14.107cm" presentation:class="notes" presentation:user-transformed="true">
            <draw:text-box>
              <text:p text:style-name="P49"><text:span text:style-name="T6">Основная причина существования журнала — необходимость восстановления согласованности данных в случае сбоя, при котором теряется содержимое оперативной памяти, в частности, буферного кеша. Тем самым обеспечивается выполнение свойства долговечности (буква «D» из набора свойств транзакций ACID).</text:span></text:p>
              <text:p text:style-name="P49"><text:span text:style-name="T6">Одновременно с изменением данных создается запись в журнале, содержащая достаточную информацию для повторения этой операции. Журнальная запись в обязательном порядке попадает на диск (или другое энергонезависимое устройство) до того, как туда попадет измененная страница — отсюда и название: «журнал предзаписи», «write-ahead log».</text:span></text:p>
              <text:p text:style-name="P49"><text:span text:style-name="T6">Журналировать нужно все операции, при выполнении которых возможна ситуация, что при сбое результат операции не дойдет</text:span><text:span text:style-name="T6"><text:line-break/></text:span><text:span text:style-name="T6">до диска. В частности, в журнал записываются изменение страниц</text:span><text:span text:style-name="T6"><text:line-break/></text:span><text:span text:style-name="T6">в буферном кеше и факт фиксации и отмены транзакций.</text:span></text:p>
              <text:p text:style-name="P49"><text:span text:style-name="T6">В журнал </text:span><text:span text:style-name="T16">не</text:span><text:span text:style-name="T6"> записываются операции с нежурналируемыми</text:span><text:span text:style-name="T6"><text:line-break/></text:span><text:span text:style-name="T6">(и временными) таблицами.</text:span></text:p>
              <text:p text:style-name="P49"><text:span text:style-name="T6">В случае сбоя можно прочитать журнал и при необходимости повторить те операции, которые уже были выполнены, но результат которых не успел попасть на диск.</text:span></text:p>
              <text:p text:style-name="P49"><text:span text:style-name="T24"><text:a xlink:href="https://postgrespro.ru/docs/postgresql/16/wal-intro" xlink:type="simple">https://postgrespro.ru/docs/postgresql/16/wal-intro</text:a></text:span></text:p>
              <text:p text:style-name="P49"><text:span text:style-name="T6"/></text:p>
            </draw:text-box>
          </draw:frame>
        </presentation:notes>
      </draw:page>
      <draw:page draw:name="page15" draw:style-name="dp1" draw:master-page-name="master_5f_" presentation:presentation-page-layout-name="AL1T1">
        <office:forms form:automatic-focus="false" form:apply-design-mode="false"/>
        <draw:line draw:style-name="gr47" draw:text-style-name="P22" draw:layer="layout" svg:x1="1.289cm" svg:y1="12.806cm" svg:x2="26.882cm" svg:y2="12.806cm">
          <text:p/>
        </draw:line>
        <draw:frame presentation:style-name="pr3" draw:text-style-name="P55" draw:layer="layout" svg:width="19.8cm" svg:height="1.741cm" svg:x="1.2cm" svg:y="0.737cm" presentation:class="title" presentation:user-transformed="true">
          <draw:text-box>
            <text:p><text:span text:style-name="T25">Устройство журнала</text:span></text:p>
          </draw:text-box>
        </draw:frame>
        <draw:custom-shape draw:style-name="gr48" draw:text-style-name="P56" draw:layer="layout" svg:width="1cm" svg:height="1.8cm" svg:x="1.289cm" svg:y="5.631cm">
          <text:p/>
          <draw:enhanced-geometry svg:viewBox="0 0 21600 21600" draw:type="rectangle" draw:enhanced-path="M 0 0 L 21600 0 21600 21600 0 21600 0 0 Z N"/>
        </draw:custom-shape>
        <draw:custom-shape draw:style-name="gr49" draw:text-style-name="P56" draw:layer="layout" svg:width="8.8cm" svg:height="1.8cm" svg:x="2.289cm" svg:y="5.631cm">
          <text:p/>
          <draw:enhanced-geometry svg:viewBox="0 0 21600 21600" draw:type="rectangle" draw:enhanced-path="M 0 0 L 21600 0 21600 21600 0 21600 0 0 Z N"/>
        </draw:custom-shape>
        <draw:custom-shape draw:style-name="gr48" draw:text-style-name="P56" draw:layer="layout" svg:width="1cm" svg:height="1.8cm" svg:x="11.089cm" svg:y="5.631cm">
          <text:p/>
          <draw:enhanced-geometry svg:viewBox="0 0 21600 21600" draw:type="rectangle" draw:enhanced-path="M 0 0 L 21600 0 21600 21600 0 21600 0 0 Z N"/>
        </draw:custom-shape>
        <draw:custom-shape draw:style-name="gr50" draw:text-style-name="P56" draw:layer="layout" svg:width="6cm" svg:height="1.8cm" svg:x="12.089cm" svg:y="5.631cm">
          <text:p/>
          <draw:enhanced-geometry svg:viewBox="0 0 21600 21600" draw:type="rectangle" draw:enhanced-path="M 0 0 L 21600 0 21600 21600 0 21600 0 0 Z N"/>
        </draw:custom-shape>
        <draw:custom-shape draw:style-name="gr51" draw:text-style-name="P18" draw:layer="layout" svg:width="1cm" svg:height="1.8cm" svg:x="18.089cm" svg:y="5.631cm">
          <text:p/>
          <draw:enhanced-geometry svg:viewBox="0 0 21600 21600" draw:type="rectangle" draw:enhanced-path="M 0 0 L 21600 0 21600 21600 0 21600 0 0 Z N"/>
        </draw:custom-shape>
        <draw:custom-shape draw:style-name="gr52" draw:text-style-name="P18" draw:layer="layout" svg:width="4.7cm" svg:height="1.8cm" svg:x="19.089cm" svg:y="5.631cm">
          <text:p/>
          <draw:enhanced-geometry svg:viewBox="0 0 21600 21600" draw:type="rectangle" draw:enhanced-path="M 0 0 L 21600 0 21600 21600 0 21600 0 0 Z N"/>
        </draw:custom-shape>
        <draw:custom-shape draw:style-name="gr48" draw:text-style-name="P56" draw:layer="layout" svg:width="1cm" svg:height="1.8cm" svg:x="23.789cm" svg:y="5.631cm">
          <text:p/>
          <draw:enhanced-geometry svg:viewBox="0 0 21600 21600" draw:type="rectangle" draw:enhanced-path="M 0 0 L 21600 0 21600 21600 0 21600 0 0 Z N"/>
        </draw:custom-shape>
        <draw:custom-shape draw:style-name="gr53" draw:text-style-name="P56" draw:layer="layout" svg:width="6.8cm" svg:height="1.8cm" svg:x="24.789cm" svg:y="5.631cm">
          <text:p/>
          <draw:enhanced-geometry svg:viewBox="0 0 21600 21600" draw:type="rectangle" draw:enhanced-path="M 0 0 L 21600 0 21600 21600 0 21600 0 0 Z N"/>
        </draw:custom-shape>
        <draw:custom-shape draw:style-name="gr48" draw:text-style-name="P56" draw:layer="layout" svg:width="1cm" svg:height="1.8cm" svg:x="31.589cm" svg:y="5.631cm">
          <text:p/>
          <draw:enhanced-geometry svg:viewBox="0 0 21600 21600" draw:type="rectangle" draw:enhanced-path="M 0 0 L 21600 0 21600 21600 0 21600 0 0 Z N"/>
        </draw:custom-shape>
        <draw:custom-shape draw:style-name="gr54" draw:text-style-name="P57" draw:layer="layout" svg:width="9.8cm" svg:height="1.8cm" svg:x="1.3cm" svg:y="5.631cm">
          <text:p/>
          <draw:enhanced-geometry svg:viewBox="0 0 21600 21600" draw:type="rectangle" draw:enhanced-path="M 0 0 L 21600 0 21600 21600 0 21600 0 0 Z N"/>
        </draw:custom-shape>
        <draw:custom-shape draw:style-name="gr55" draw:text-style-name="P57" draw:layer="layout" svg:width="7cm" svg:height="1.8cm" svg:x="11.1cm" svg:y="5.631cm">
          <text:p/>
          <draw:enhanced-geometry svg:viewBox="0 0 21600 21600" draw:type="rectangle" draw:enhanced-path="M 0 0 L 21600 0 21600 21600 0 21600 0 0 Z N"/>
        </draw:custom-shape>
        <draw:custom-shape draw:style-name="gr56" draw:text-style-name="P57" draw:layer="layout" svg:width="5.697cm" svg:height="1.8cm" svg:x="18.1cm" svg:y="5.631cm">
          <text:p/>
          <draw:enhanced-geometry svg:viewBox="0 0 21600 21600" draw:type="rectangle" draw:enhanced-path="M 0 0 L 21600 0 21600 21600 0 21600 0 0 Z N"/>
        </draw:custom-shape>
        <draw:custom-shape draw:style-name="gr57" draw:text-style-name="P57" draw:layer="layout" svg:width="7.8cm" svg:height="1.8cm" svg:x="23.8cm" svg:y="5.631cm">
          <text:p/>
          <draw:enhanced-geometry svg:viewBox="0 0 21600 21600" draw:type="rectangle" draw:enhanced-path="M 0 0 L 21600 0 21600 21600 0 21600 0 0 Z N"/>
        </draw:custom-shape>
        <draw:custom-shape draw:style-name="gr58" draw:text-style-name="P24" draw:layer="layout" svg:width="0.4cm" svg:height="3.881cm" svg:x="5.789cm" svg:y="7.356cm">
          <text:p/>
          <draw:enhanced-geometry svg:viewBox="0 0 21600 21600" draw:mirror-horizontal="false" draw:mirror-vertical="false" draw:type="rectangle" draw:enhanced-path="M 0 0 L 21600 0 21600 21600 0 21600 0 0 Z N"/>
        </draw:custom-shape>
        <draw:g>
          <draw:path draw:style-name="gr59" draw:text-style-name="P21" draw:layer="layout" svg:width="9.438cm" svg:height="0.756cm" draw:transform="rotate (1.5707963267949) translate (5.63305790324649cm 13.9899969732253cm)" svg:viewBox="0 0 9439 757" svg:d="M0 378c15 4 32 8 47 12 16 4 31 8 48 12 15 4 30 8 47 12 15 4 30 8 48 12 15 4 30 8 45 11 17 4 32 9 47 13 18 3 33 7 48 11 17 4 32 7 47 11s33 8 48 12 32 8 47 12c15 3 30 7 48 10 15 4 30 8 47 12 15 4 30 7 47 11 16 4 31 7 46 11 17 3 32 7 47 10 17 4 33 7 48 11 17 3 32 7 47 11 15 3 32 6 47 9 16 4 33 7 48 10 15 4 32 7 47 10s31 6 48 9c15 3 30 7 47 10 15 3 30 6 45 9 18 3 33 6 48 8 17 3 32 6 47 9 18 3 33 5 48 8s32 5 47 8 33 5 48 8c15 2 32 5 47 7 15 3 30 6 47 8 16 2 31 4 48 7 15 2 30 4 45 6 17 2 33 4 48 6 17 2 32 4 47 6 17 2 32 4 48 6 15 2 32 3 47 5 15 1 32 3 47 5 15 1 33 3 48 4 15 2 30 3 47 4 15 2 30 3 48 5 15 1 30 2 45 3 17 1 32 2 47 3 18 1 33 2 48 3 17 0 32 1 47 2s33 2 48 2c15 1 32 1 47 2 15 0 32 1 48 1 15 1 30 1 47 1 15 0 30 1 47 1 15 0 31 0 46 0 17 0 32 0 47 0 17 0 32-1 48-1 17 0 32 0 47-1 15 0 32-1 47-1 15-1 33-1 48-2 15 0 32-1 47-2s30-2 48-2c15-1 30-2 47-3 15-1 30-2 48-3 15-1 30-2 45-3 17-2 32-3 47-5 18-1 33-2 48-4 15-1 32-3 47-4 15-2 32-4 48-5 15-2 32-3 47-5s30-4 47-6c16-2 31-4 48-6 15-2 30-4 47-6 15-2 30-4 46-6 17-3 32-5 47-7 17-2 32-5 47-8 16-2 33-5 48-7 15-3 32-5 47-8s33-5 48-8 30-5 47-8c15-3 30-6 48-9 15-2 30-5 47-8 15-3 30-6 45-9 18-3 33-7 48-10 17-3 32-6 47-9s33-6 48-10c15-3 32-6 47-10 15-3 32-6 47-9 16-4 31-8 48-11 15-4 30-7 47-11 15-3 31-7 48-10 15-4 30-7 45-11 17-4 32-7 47-11 18-4 33-8 48-12 17-3 32-7 47-10 15-4 33-8 48-12s32-8 47-12 30-7 48-11c15-4 30-8 47-11 15-4 30-9 47-13 16-3 31-7 46-11 17-4 32-8 47-12 17-4 33-8 48-12 17-4 32-8 47-12s32-8 48-12c15-4 32-8 47-12 15-3 30-7 47-11 15-4 31-8 48-12 15-4 30-8 47-12 15-4 30-8 46-11 17-5 32-9 47-13 17-4 32-7 47-11 18-4 33-8 48-11 15-4 32-8 47-12s33-8 48-12c15-3 30-7 47-10 15-4 30-8 48-12 15-4 30-7 47-11 15-4 30-7 45-11 17-3 33-7 48-10 17-4 32-8 47-11 17-4 32-7 48-11 15-3 32-6 47-9 15-4 32-7 47-10 15-4 33-7 48-10s30-6 47-9c15-3 30-7 48-10 15-3 30-6 45-9 17-3 32-6 47-8 18-3 33-7 48-10 17-2 32-5 47-7 15-3 33-6 48-8 15-3 32-5 47-8s32-5 48-7c15-3 30-6 47-8 15-2 30-5 47-7 16-2 31-4 46-6 17-2 32-4 47-6 17-2 32-4 48-6 17-2 32-4 47-6s32-3 47-5c16-1 33-3 48-5s32-3 47-4c15-2 30-3 48-4 15-2 30-3 47-5 15-1 30-2 45-3 18-1 33-2 48-3 17-1 32-2 47-3 18-1 33-1 48-2s32-2 47-2c15-1 33-1 48-2 15 0 32-1 47-2 15 0 30 0 47 0 16 0 31-1 48-1 15 0 30 0 45 0 17 0 33 0 48 0 17 0 32 1 47 1 17 0 32 0 47 0 16 1 33 2 48 2 15 1 32 1 47 2 15 0 33 1 48 2s30 1 47 2c15 1 30 2 48 3 15 1 30 2 47 3 15 1 30 2 45 3 18 2 33 3 48 5 17 1 32 2 47 4 15 1 33 2 48 4s32 4 47 5c15 2 32 3 47 5 16 2 31 4 48 6 15 2 30 4 47 6 15 2 31 4 48 6 15 2 30 4 45 6 17 2 32 5 48 7 17 2 32 5 47 8 15 2 32 4 47 7s33 5 48 8c15 2 32 5 47 8 15 2 30 5 48 7 15 3 30 7 47 10 15 2 30 5 48 8 15 3 30 6 45 9 17 3 32 7 47 10 17 3 33 6 48 9s32 6 47 10c15 3 32 6 48 10 15 3 32 6 47 9 15 4 30 7 47 11 15 3 31 7 48 11 15 3 30 7 47 10 15 4 30 7 46 11 17 4 32 7 47 11 17 4 32 8 47 12 18 3 33 7 48 10 15 4 32 8 47 12s33 8 48 12c15 3 30 7 47 11 15 4 30 7 48 11 15 4 30 8 47 13 15 3 30 7 45 11 18 4 33 8 48 12 17 4 32 8 47 12 17 4 32 8 48 11 15 4 32 8 47 12">
            <text:p/>
          </draw:path>
        </draw:g>
        <draw:g>
          <draw:path draw:style-name="gr60" draw:text-style-name="P21" draw:layer="layout" svg:width="9.438cm" svg:height="0.756cm" draw:transform="rotate (1.5707963267949) translate (5.63105790324649cm 13.9899969732253cm)" svg:viewBox="0 0 9439 757" svg:d="M0 378c15 4 32 8 47 12 16 4 31 8 48 12 15 4 30 8 47 12 15 4 30 8 48 12 15 4 30 8 45 11 17 4 32 9 47 13 18 3 33 7 48 11 17 4 32 7 47 11s33 8 48 12 32 8 47 12c15 3 30 7 48 10 15 4 30 8 47 12 15 4 30 7 47 11 16 4 31 7 46 11 17 3 32 7 47 10 17 4 33 7 48 11 17 3 32 7 47 11 15 3 32 6 47 9 16 4 33 7 48 10 15 4 32 7 47 10s31 6 48 9c15 3 30 7 47 10 15 3 30 6 45 9 18 3 33 6 48 8 17 3 32 6 47 9 18 3 33 5 48 8s32 5 47 8 33 5 48 8c15 2 32 5 47 7 15 3 30 6 47 8 16 2 31 4 48 7 15 2 30 4 45 6 17 2 33 4 48 6 17 2 32 4 47 6 17 2 32 4 48 6 15 2 32 3 47 5 15 1 32 3 47 5 15 1 33 3 48 4 15 2 30 3 47 4 15 2 30 3 48 5 15 1 30 2 45 3 17 1 32 2 47 3 18 1 33 2 48 3 17 0 32 1 47 2s33 2 48 2c15 1 32 1 47 2 15 0 32 1 48 1 15 1 30 1 47 1 15 0 30 1 47 1 15 0 31 0 46 0 17 0 32 0 47 0 17 0 32-1 48-1 17 0 32 0 47-1 15 0 32-1 47-1 15-1 33-1 48-2 15 0 32-1 47-2s30-2 48-2c15-1 30-2 47-3 15-1 30-2 48-3 15-1 30-2 45-3 17-2 32-3 47-5 18-1 33-2 48-4 15-1 32-3 47-4 15-2 32-4 48-5 15-2 32-3 47-5s30-4 47-6c16-2 31-4 48-6 15-2 30-4 47-6 15-2 30-4 46-6 17-3 32-5 47-7 17-2 32-5 47-8 16-2 33-5 48-7 15-3 32-5 47-8s33-5 48-8 30-5 47-8c15-3 30-6 48-9 15-2 30-5 47-8 15-3 30-6 45-9 18-3 33-7 48-10 17-3 32-6 47-9s33-6 48-10c15-3 32-6 47-10 15-3 32-6 47-9 16-4 31-8 48-11 15-4 30-7 47-11 15-3 31-7 48-10 15-4 30-7 45-11 17-4 32-7 47-11 18-4 33-8 48-12 17-3 32-7 47-10 15-4 33-8 48-12s32-8 47-12 30-7 48-11c15-4 30-8 47-11 15-4 30-9 47-13 16-3 31-7 46-11 17-4 32-8 47-12 17-4 33-8 48-12 17-4 32-8 47-12s32-8 48-12c15-4 32-8 47-12 15-3 30-7 47-11 15-4 31-8 48-12 15-4 30-8 47-12 15-4 30-8 46-11 17-5 32-9 47-13 17-4 32-7 47-11 18-4 33-8 48-11 15-4 32-8 47-12s33-8 48-12c15-3 30-7 47-10 15-4 30-8 48-12 15-4 30-7 47-11 15-4 30-7 45-11 17-3 33-7 48-10 17-4 32-8 47-11 17-4 32-7 48-11 15-3 32-6 47-9 15-4 32-7 47-10 15-4 33-7 48-10s30-6 47-9c15-3 30-7 48-10 15-3 30-6 45-9 17-3 32-6 47-8 18-3 33-7 48-10 17-2 32-5 47-7 15-3 33-6 48-8 15-3 32-5 47-8s32-5 48-7c15-3 30-6 47-8 15-2 30-5 47-7 16-2 31-4 46-6 17-2 32-4 47-6 17-2 32-4 48-6 17-2 32-4 47-6s32-3 47-5c16-1 33-3 48-5s32-3 47-4c15-2 30-3 48-4 15-2 30-3 47-5 15-1 30-2 45-3 18-1 33-2 48-3 17-1 32-2 47-3 18-1 33-1 48-2s32-2 47-2c15-1 33-1 48-2 15 0 32-1 47-2 15 0 30 0 47 0 16 0 31-1 48-1 15 0 30 0 45 0 17 0 33 0 48 0 17 0 32 1 47 1 17 0 32 0 47 0 16 1 33 2 48 2 15 1 32 1 47 2 15 0 33 1 48 2s30 1 47 2c15 1 30 2 48 3 15 1 30 2 47 3 15 1 30 2 45 3 18 2 33 3 48 5 17 1 32 2 47 4 15 1 33 2 48 4s32 4 47 5c15 2 32 3 47 5 16 2 31 4 48 6 15 2 30 4 47 6 15 2 31 4 48 6 15 2 30 4 45 6 17 2 32 5 48 7 17 2 32 5 47 8 15 2 32 4 47 7s33 5 48 8c15 2 32 5 47 8 15 2 30 5 48 7 15 3 30 7 47 10 15 2 30 5 48 8 15 3 30 6 45 9 17 3 32 7 47 10 17 3 33 6 48 9s32 6 47 10c15 3 32 6 48 10 15 3 32 6 47 9 15 4 30 7 47 11 15 3 31 7 48 11 15 3 30 7 47 10 15 4 30 7 46 11 17 4 32 7 47 11 17 4 32 8 47 12 18 3 33 7 48 10 15 4 32 8 47 12s33 8 48 12c15 3 30 7 47 11 15 4 30 7 48 11 15 4 30 8 47 13 15 3 30 7 45 11 18 4 33 8 48 12 17 4 32 8 47 12 17 4 32 8 48 11 15 4 32 8 47 12">
            <text:p/>
          </draw:path>
        </draw:g>
        <draw:line draw:style-name="gr61" draw:text-style-name="P22" draw:layer="layout" svg:x1="2.289cm" svg:y1="5.631cm" svg:x2="2.289cm" svg:y2="7.431cm">
          <text:p/>
        </draw:line>
        <draw:line draw:style-name="gr61" draw:text-style-name="P22" draw:layer="layout" svg:x1="12.089cm" svg:y1="5.631cm" svg:x2="12.089cm" svg:y2="7.431cm">
          <text:p/>
        </draw:line>
        <draw:line draw:style-name="gr61" draw:text-style-name="P22" draw:layer="layout" svg:x1="19.089cm" svg:y1="5.631cm" svg:x2="19.089cm" svg:y2="7.431cm">
          <text:p/>
        </draw:line>
        <draw:line draw:style-name="gr61" draw:text-style-name="P22" draw:layer="layout" svg:x1="24.789cm" svg:y1="5.631cm" svg:x2="24.789cm" svg:y2="7.431cm">
          <text:p/>
        </draw:line>
        <draw:line draw:style-name="gr61" draw:text-style-name="P22" draw:layer="layout" svg:x1="1.289cm" svg:y1="7.431cm" svg:x2="1.289cm" svg:y2="12.806cm">
          <text:p/>
        </draw:line>
        <draw:line draw:style-name="gr61" draw:text-style-name="P22" draw:layer="layout" svg:x1="18.089cm" svg:y1="7.432cm" svg:x2="18.089cm" svg:y2="12.807cm">
          <text:p/>
        </draw:line>
        <draw:frame draw:style-name="gr62" draw:text-style-name="P58" draw:layer="layout" svg:width="1.734cm" svg:height="0.962cm" svg:x="25.337cm" svg:y="11.553cm">
          <draw:text-box>
            <text:p>LSN</text:p>
          </draw:text-box>
        </draw:frame>
        <draw:frame draw:style-name="gr63" draw:text-style-name="P59" draw:layer="layout" svg:width="2.501cm" svg:height="1.916cm" svg:x="17.057cm" svg:y="12.917cm">
          <draw:text-box>
            <text:p text:style-name="P21"><text:span text:style-name="T14">«номер»</text:span></text:p>
            <text:p text:style-name="P21"><text:span text:style-name="T14">записи</text:span></text:p>
          </draw:text-box>
        </draw:frame>
        <draw:frame draw:style-name="gr64" draw:text-style-name="P59" draw:layer="layout" svg:width="0.777cm" svg:height="0.806cm" svg:x="0.958cm" svg:y="12.918cm">
          <draw:text-box>
            <text:p text:style-name="P21"><text:span text:style-name="T14">0</text:span></text:p>
          </draw:text-box>
        </draw:frame>
        <draw:custom-shape draw:style-name="gr65" draw:text-style-name="P39" draw:layer="layout" svg:width="4.785cm" svg:height="2.853cm" svg:x="12.874cm" svg:y="8.402cm">
          <text:p text:style-name="P38"><text:span text:style-name="T26">заголовок:</text:span></text:p>
          <text:p text:style-name="P38"><text:span text:style-name="T26">номер транзакции,</text:span></text:p>
          <text:p text:style-name="P38"><text:span text:style-name="T26">менеджер ресурсов,</text:span></text:p>
          <text:p text:style-name="P38"><text:span text:style-name="T26">контрольная</text:span></text:p>
          <text:p text:style-name="P38"><text:span text:style-name="T26">сумма</text:span></text:p>
          <draw:enhanced-geometry svg:viewBox="0 0 21600 21600" draw:glue-points="10800 0 3160 3160 0 10800 3160 18440 10800 21600 18440 18440 21600 10800 18440 3160 ?f14 ?f15" draw:text-areas="3200 3200 18400 18400" draw:type="round-callout" draw:modifiers="25968.7421646469 -7326.138752627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66" draw:text-style-name="P39" draw:layer="layout" svg:width="2.917cm" svg:height="1.018cm" svg:x="20.974cm" svg:y="8.325cm">
          <text:p text:style-name="P38"><text:span text:style-name="T26">данные</text:span></text:p>
          <draw:enhanced-geometry svg:viewBox="0 0 21600 21600" draw:glue-points="10800 0 3160 3160 0 10800 3160 18440 10800 21600 18440 18440 21600 10800 18440 3160 ?f14 ?f15" draw:text-areas="3200 3200 18400 18400" draw:type="round-callout" draw:modifiers="3405.07196710075 -18780.76545632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presentation:style-name="pr4" draw:text-style-name="P10" draw:layer="layout" svg:width="25.6cm" svg:height="14.504cm" svg:x="1.2cm" svg:y="4.8cm" presentation:class="outline" presentation:user-transformed="true">
          <draw:text-box>
            <text:list text:style-name="L3">
              <text:list-item>
                <text:p text:style-name="P9"><text:span text:style-name="T11"/></text:p>
              </text:list-item>
              <text:list-item>
                <text:p text:style-name="P9"><text:span text:style-name="T11"/></text:p>
              </text:list-item>
              <text:list-item>
                <text:p text:style-name="P9"><text:span text:style-name="T11"/></text:p>
              </text:list-item>
              <text:list-item>
                <text:p text:style-name="P9"><text:span text:style-name="T11"/></text:p>
              </text:list-item>
              <text:list-item>
                <text:p text:style-name="P9"><text:span text:style-name="T11"/></text:p>
              </text:list-item>
              <text:list-item>
                <text:p text:style-name="P9"><text:span text:style-name="T11"/></text:p>
              </text:list-item>
              <text:list-item>
                <text:p text:style-name="P9"><text:span text:style-name="T11"/></text:p>
              </text:list-item>
              <text:list-item>
                <text:p text:style-name="P50"><text:span text:style-name="T22">последовательность записей</text:span></text:p>
              </text:list-item>
              <text:list-item>
                <text:p text:style-name="P50"><text:span text:style-name="T22">«номер» записи — 64-битный LSN (log sequence number)</text:span></text:p>
              </text:list-item>
              <text:list-item>
                <text:p text:style-name="P9"><text:span text:style-name="T22">специальный тип pg_lsn</text:span></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52" draw:layer="layout" svg:width="16.799cm" svg:height="13.364cm" svg:x="2.1cm" svg:y="14.107cm" presentation:class="notes" presentation:user-transformed="true">
            <draw:text-box>
              <text:p text:style-name="P49"><text:span text:style-name="T6">Логически журнал можно представить себе как последовательность записей различной длины. Каждая запись содержит данные</text:span><text:span text:style-name="T6"><text:line-break/></text:span><text:span text:style-name="T6">о некоторой операции, предваренные заголовком. В заголовке, в числе прочего, указаны:</text:span></text:p>
              <text:list text:style-name="L1">
                <text:list-item>
                  <text:p text:style-name="P27"><text:span text:style-name="T6">Номер транзакции, к которой относится запись.</text:span></text:p>
                </text:list-item>
                <text:list-item>
                  <text:p text:style-name="P27"><text:span text:style-name="T6">Менеджер ресурсов — компонент системы, ответственный за данную запись, который понимает, как интерпретировать данные. Есть отдельные менеджеры для таблиц, для каждого типа индекса, для статуса транзакций и т. п.</text:span></text:p>
                </text:list-item>
                <text:list-item>
                  <text:p text:style-name="P27"><text:span text:style-name="T6">Контрольная сумма (CRC).</text:span></text:p>
                </text:list-item>
              </text:list>
              <text:p text:style-name="P49"><text:span text:style-name="T6">Для того чтобы сослаться на определенную запись, используется тип данных pg_lsn (LSN = log sequence number) — 64-битное число, представляющее собой байтовое смещение записи относительно начала журнала.</text:span></text:p>
              <text:p text:style-name="P49"><text:span text:style-name="T6">На диске журнал хранится в виде файлов фиксированного размера (обычно 16 Мбайт). Когда заканчивается место в текущем файле, система переключается на следующий.</text:span></text:p>
              <text:p text:style-name="P49"><text:span text:style-name="T6">В оперативной памяти работа с журналом ведется в специальных буферах, которые организованы наподобие буферного кеша.</text:span></text:p>
            </draw:text-box>
          </draw:frame>
        </presentation:notes>
      </draw:page>
      <draw:page draw:name="page16" draw:style-name="dp1" draw:master-page-name="master_5f_" presentation:presentation-page-layout-name="AL1T1">
        <draw:frame presentation:style-name="pr9" draw:text-style-name="P8" draw:layer="layout" svg:width="19.8cm" svg:height="1.741cm" svg:x="1.2cm" svg:y="0.737cm" presentation:class="title" presentation:user-transformed="true">
          <draw:text-box>
            <text:p><text:span text:style-name="T10">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17" draw:text-style-name="P29" draw:layer="layout" svg:width="17.893cm" svg:height="11.728cm" svg:x="5.054cm" svg:y="6.182cm">
          <draw:image xlink:href="Pictures/10000001000001B9000001219F9F77CFE0FDB8A0.png" xlink:type="simple" xlink:show="embed" xlink:actuate="onLoad" draw: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16" presentation:class="page"/>
          <draw:frame presentation:style-name="pr11" draw:text-style-name="P11" draw:layer="layout" svg:width="16.799cm" svg:height="13.364cm" svg:x="2.1cm" svg:y="14.107cm" presentation:class="notes" presentation:placeholder="true">
            <draw:text-box/>
          </draw:frame>
        </presentation:notes>
      </draw:page>
      <draw:page draw:name="page17" draw:style-name="dp1" draw:master-page-name="master_5f_" presentation:presentation-page-layout-name="AL1T1">
        <draw:g>
          <draw:path draw:style-name="gr67" draw:text-style-name="P60" draw:layer="layout" svg:width="1.222cm" svg:height="1.173cm" svg:x="9.638cm" svg:y="10.7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g>
          <draw:path draw:style-name="gr67" draw:text-style-name="P60" draw:layer="layout" svg:width="1.222cm" svg:height="1.173cm" svg:x="5.939cm" svg:y="10.7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g>
          <draw:path draw:style-name="gr67" draw:text-style-name="P60" draw:layer="layout" svg:width="1.222cm" svg:height="1.173cm" svg:x="16.639cm" svg:y="10.7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frame presentation:style-name="pr16" draw:text-style-name="P8" draw:layer="layout" svg:width="20.136cm" svg:height="1.737cm" svg:x="1.2cm" svg:y="0.737cm" presentation:class="title" presentation:user-transformed="true">
          <draw:text-box>
            <text:p><text:span text:style-name="T10">Контрольная точка</text:span></text:p>
          </draw:text-box>
        </draw:frame>
        <draw:custom-shape draw:style-name="gr33" draw:text-style-name="P43" draw:layer="layout" svg:width="3.077cm" svg:height="3.847cm" svg:x="8.67cm" svg:y="12.825cm">
          <text:p/>
          <draw:enhanced-geometry svg:viewBox="0 0 21600 21600" draw:type="rectangle" draw:enhanced-path="M 0 0 L 21600 0 21600 21600 0 21600 0 0 Z N"/>
        </draw:custom-shape>
        <draw:custom-shape draw:style-name="gr68" draw:text-style-name="P61" draw:layer="layout" svg:width="3.077cm" svg:height="3.847cm" svg:x="1.501cm" svg:y="12.831cm">
          <text:p/>
          <draw:enhanced-geometry svg:viewBox="0 0 21600 21600" draw:type="rectangle" draw:enhanced-path="M 0 0 L 21600 0 21600 21600 0 21600 0 0 Z N"/>
        </draw:custom-shape>
        <draw:custom-shape draw:style-name="gr69" draw:text-style-name="P56" draw:layer="layout" svg:width="3.077cm" svg:height="3.847cm" svg:x="12.256cm" svg:y="12.831cm">
          <text:p/>
          <draw:enhanced-geometry svg:viewBox="0 0 21600 21600" draw:type="rectangle" draw:enhanced-path="M 0 0 L 21600 0 21600 21600 0 21600 0 0 Z N"/>
        </draw:custom-shape>
        <draw:custom-shape draw:style-name="gr69" draw:text-style-name="P56" draw:layer="layout" svg:width="3.077cm" svg:height="3.847cm" svg:x="19.425cm" svg:y="12.831cm">
          <text:p/>
          <draw:enhanced-geometry svg:viewBox="0 0 21600 21600" draw:type="rectangle" draw:enhanced-path="M 0 0 L 21600 0 21600 21600 0 21600 0 0 Z N"/>
        </draw:custom-shape>
        <draw:custom-shape draw:style-name="gr33" draw:text-style-name="P43" draw:layer="layout" svg:width="3.077cm" svg:height="3.847cm" svg:x="15.825cm" svg:y="12.83cm">
          <text:p/>
          <draw:enhanced-geometry svg:viewBox="0 0 21600 21600" draw:type="rectangle" draw:enhanced-path="M 0 0 L 21600 0 21600 21600 0 21600 0 0 Z N"/>
        </draw:custom-shape>
        <draw:custom-shape draw:style-name="gr34" draw:text-style-name="P44" draw:layer="layout" svg:width="3.077cm" svg:height="0.769cm" svg:x="15.825cm" svg:y="11.907cm">
          <text:p text:style-name="P34"><text:span text:style-name="T14">3</text:span></text:p>
          <draw:enhanced-geometry svg:viewBox="0 0 21600 21600" draw:type="rectangle" draw:enhanced-path="M 0 0 L 21600 0 21600 21600 0 21600 0 0 Z N"/>
        </draw:custom-shape>
        <draw:custom-shape draw:style-name="gr70" draw:text-style-name="P62" draw:layer="layout" svg:width="3.077cm" svg:height="0.769cm" svg:x="12.256cm" svg:y="11.908cm">
          <text:p text:style-name="P34"><text:span text:style-name="T14">1</text:span></text:p>
          <draw:enhanced-geometry svg:viewBox="0 0 21600 21600" draw:type="rectangle" draw:enhanced-path="M 0 0 L 21600 0 21600 21600 0 21600 0 0 Z N"/>
        </draw:custom-shape>
        <draw:custom-shape draw:style-name="gr70" draw:text-style-name="P62" draw:layer="layout" svg:width="3.077cm" svg:height="0.769cm" svg:x="19.425cm" svg:y="11.908cm">
          <text:p text:style-name="P34"><text:span text:style-name="T14">1</text:span></text:p>
          <draw:enhanced-geometry svg:viewBox="0 0 21600 21600" draw:type="rectangle" draw:enhanced-path="M 0 0 L 21600 0 21600 21600 0 21600 0 0 Z N"/>
        </draw:custom-shape>
        <draw:custom-shape draw:style-name="gr70" draw:text-style-name="P62" draw:layer="layout" svg:width="3.077cm" svg:height="0.769cm" svg:x="1.501cm" svg:y="11.908cm">
          <text:p text:style-name="P34"><text:span text:style-name="T14">2</text:span></text:p>
          <draw:enhanced-geometry svg:viewBox="0 0 21600 21600" draw:type="rectangle" draw:enhanced-path="M 0 0 L 21600 0 21600 21600 0 21600 0 0 Z N"/>
        </draw:custom-shape>
        <draw:custom-shape draw:style-name="gr33" draw:text-style-name="P43" draw:layer="layout" svg:width="3.077cm" svg:height="3.847cm" svg:x="5.085cm" svg:y="12.825cm">
          <text:p/>
          <draw:enhanced-geometry svg:viewBox="0 0 21600 21600" draw:type="rectangle" draw:enhanced-path="M 0 0 L 21600 0 21600 21600 0 21600 0 0 Z N"/>
        </draw:custom-shape>
        <draw:custom-shape draw:style-name="gr34" draw:text-style-name="P44" draw:layer="layout" svg:width="3.077cm" svg:height="0.769cm" svg:x="5.085cm" svg:y="11.902cm">
          <text:p text:style-name="P34"><text:span text:style-name="T14">1</text:span></text:p>
          <draw:enhanced-geometry svg:viewBox="0 0 21600 21600" draw:type="rectangle" draw:enhanced-path="M 0 0 L 21600 0 21600 21600 0 21600 0 0 Z N"/>
        </draw:custom-shape>
        <draw:custom-shape draw:style-name="gr34" draw:text-style-name="P44" draw:layer="layout" svg:width="3.077cm" svg:height="0.769cm" svg:x="8.67cm" svg:y="11.902cm">
          <text:p text:style-name="P34"><text:span text:style-name="T14">0</text:span></text:p>
          <draw:enhanced-geometry svg:viewBox="0 0 21600 21600" draw:type="rectangle" draw:enhanced-path="M 0 0 L 21600 0 21600 21600 0 21600 0 0 Z N"/>
        </draw:custom-shape>
        <draw:frame presentation:style-name="pr4" draw:text-style-name="P63" draw:layer="layout" svg:width="25.6cm" svg:height="14.504cm" svg:x="1.2cm" svg:y="4.8cm" presentation:class="outline" presentation:user-transformed="true">
          <draw:text-box>
            <text:list text:style-name="L3">
              <text:list-item>
                <text:p text:style-name="P9"><text:span text:style-name="T11">Процесс периодического сброса грязных страниц на диск</text:span></text:p>
              </text:list-item>
              <text:list-item>
                <text:p text:style-name="P9"><text:span text:style-name="T11">Ограничивает количество журнальных записей,</text:span><text:span text:style-name="T11"><text:line-break/></text:span><text:span text:style-name="T11">необходимых для восстановления в случае сбоя</text:span></text:p>
              </text:list-item>
              <text:list-item>
                <text:p text:style-name="P9"><text:span text:style-name="T22"/></text:p>
              </text:list-item>
              <text:list-item>
                <text:p text:style-name="P9"><text:span text:style-name="T22"/></text:p>
              </text:list-item>
              <text:list-item>
                <text:p text:style-name="P9"><text:span text:style-name="T22"/></text:p>
              </text:list-item>
              <text:list-item>
                <text:p text:style-name="P9"><text:span text:style-name="T22"/></text:p>
              </text:list-item>
              <text:list-item>
                <text:p text:style-name="P9"><text:span text:style-name="T22"/></text:p>
              </text:list-item>
              <text:list-item>
                <text:p text:style-name="P9"><text:span text:style-name="T22"/></text:p>
              </text:list-item>
              <text:list-item>
                <text:p text:style-name="P9"><text:span text:style-name="T22"/></text:p>
              </text:list-item>
              <text:list-item>
                <text:p text:style-name="P9"><text:span text:style-name="T22">начало контрольной точки: помечаются грязные страницы в буферном кеше</text:span></text:p>
              </text:list-item>
            </text:list>
          </draw:text-box>
        </draw:frame>
        <draw:g>
          <draw:custom-shape draw:style-name="gr30" draw:text-style-name="P24" draw:layer="layout" svg:width="0.189cm" svg:height="0.355cm" draw:transform="rotate (-0.432318055718995) translate (16.355cm 11.775cm)">
            <text:p/>
            <draw:enhanced-geometry svg:viewBox="0 0 21600 21600" draw:type="rectangle" draw:enhanced-path="M 0 0 L 21600 0 21600 21600 0 21600 0 0 Z N"/>
          </draw:custom-shape>
          <draw:path draw:style-name="gr29" draw:text-style-name="P42" draw:layer="layout" svg:width="0.578cm" svg:height="0.687cm" svg:x="16.078cm" svg:y="11.688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g>
          <draw:custom-shape draw:style-name="gr30" draw:text-style-name="P24" draw:layer="layout" svg:width="0.189cm" svg:height="0.355cm" draw:transform="rotate (-0.432318055718995) translate (5.651cm 11.778cm)">
            <text:p/>
            <draw:enhanced-geometry svg:viewBox="0 0 21600 21600" draw:type="rectangle" draw:enhanced-path="M 0 0 L 21600 0 21600 21600 0 21600 0 0 Z N"/>
          </draw:custom-shape>
          <draw:path draw:style-name="gr29" draw:text-style-name="P42" draw:layer="layout" svg:width="0.578cm" svg:height="0.687cm" svg:x="5.374cm" svg:y="11.691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presentation:notes draw:style-name="dp2">
          <draw:page-thumbnail draw:style-name="gr2" draw:layer="layout" svg:width="14.848cm" svg:height="11.136cm" svg:x="3.075cm" svg:y="2.257cm" draw:page-number="17" presentation:class="page"/>
          <draw:frame presentation:style-name="pr5" draw:text-style-name="P52" draw:layer="layout" svg:width="16.799cm" svg:height="13.364cm" svg:x="2.1cm" svg:y="14.107cm" presentation:class="notes" presentation:user-transformed="true">
            <draw:text-box>
              <text:p text:style-name="P49"><text:span text:style-name="T6">Если не предпринять специальных мер, то активно использующаяся страница, попав в буферный кеш, может никогда не вытесняться. Это означает, что при восстановлении после сбоя придется просматривать </text:span><text:span text:style-name="T16">все</text:span><text:span text:style-name="T6"> журнальные записи, созданные с момента запуска сервера.</text:span></text:p>
              <text:p text:style-name="P49"><text:span text:style-name="T6">На практике это, конечно, недопустимо. Во-первых, файлы занимают много места — их все придется хранить на сервере. Во-вторых, время восстановления будет запредельно большим.</text:span></text:p>
              <text:p text:style-name="P49"><text:span text:style-name="T6">Поэтому существует специальный фоновый процесс </text:span><text:span text:style-name="T27">контрольной точки</text:span><text:span text:style-name="T6"> (checkpointer), который периодически сбрасывает все грязные страницы на диск (но не вытесняет их из кеша). После того, как контрольная точка завершена, журналы вплоть до начала контрольной точки больше не нужны для восстановления.</text:span></text:p>
              <text:p text:style-name="P49"><text:span text:style-name="T6">Грязных страниц может оказаться много, и сбрасывать их одно-моментно на диск — плохая идея. Поэтому в начале выполнения контрольной точки в заголовках грязных буферов ставится специальный флаг, который говорит о том, что в ходе выполнения текущей контрольной точки данная страница должна быть сброшена.</text:span></text:p>
              <text:p text:style-name="P49"><text:span text:style-name="T6"/></text:p>
            </draw:text-box>
          </draw:frame>
        </presentation:notes>
      </draw:page>
      <draw:page draw:name="page18" draw:style-name="dp1" draw:master-page-name="master_5f_" presentation:presentation-page-layout-name="AL1T1">
        <draw:frame presentation:style-name="pr16" draw:text-style-name="P8" draw:layer="layout" svg:width="20.136cm" svg:height="1.737cm" svg:x="1.2cm" svg:y="0.737cm" presentation:class="title" presentation:user-transformed="true">
          <draw:text-box>
            <text:p><text:span text:style-name="T10">Контрольная точка</text:span></text:p>
          </draw:text-box>
        </draw:frame>
        <draw:g>
          <draw:path draw:style-name="gr67" draw:text-style-name="P60" draw:layer="layout" svg:width="1.222cm" svg:height="1.173cm" svg:x="9.638cm" svg:y="7.4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g>
          <draw:path draw:style-name="gr67" draw:text-style-name="P60" draw:layer="layout" svg:width="1.222cm" svg:height="1.173cm" svg:x="5.939cm" svg:y="7.4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g>
          <draw:path draw:style-name="gr67" draw:text-style-name="P60" draw:layer="layout" svg:width="1.222cm" svg:height="1.173cm" svg:x="16.639cm" svg:y="7.463cm" svg:viewBox="0 0 1223 1174" svg:d="M991 0c-76 71-168 100-269 122 20 77 41 154 62 231 32-6 57-13 95-28-23-62-45-124-68-187 67-18 116-43 164-77 23 58 46 116 69 174-58 46-106 71-165 90 25 69 50 138 75 207 75-34 120-66 165-110 21 54 42 108 64 161-35 47-103 96-164 128-22-60-43-120-65-179-28 15-75 33-110 43-82-184-163-367-245-550-208-13-379 49-501 159 98 248 195 497 293 745 110-146 367-305 453-305 61 0 24 73-49 148 110-167-61-87-122-20 73 165 477-31 550-165-77-196-155-391-232-587zM648 220c-79 6-159 25-220 49 33 75 65 151 98 226 60-25 145-55 214-63 24 53 47 106 71 159-64 14-152 65-203 100-27-65-55-130-82-196-73 37-147 78-214 135-31-80-61-159-92-239 61-49 123-85 208-122-24-61-49-122-73-183 73-25 146-25 220-25 24 53 49 106 73 159zM55 171c-18 8-37 17-55 25 114 326 228 652 343 978 30-12 61-25 91-37-126-322-253-644-379-966z">
            <text:p/>
          </draw:path>
        </draw:g>
        <draw:custom-shape draw:style-name="gr33" draw:text-style-name="P43" draw:layer="layout" svg:width="3.077cm" svg:height="3.847cm" svg:x="8.67cm" svg:y="9.525cm">
          <text:p/>
          <draw:enhanced-geometry svg:viewBox="0 0 21600 21600" draw:type="rectangle" draw:enhanced-path="M 0 0 L 21600 0 21600 21600 0 21600 0 0 Z N"/>
        </draw:custom-shape>
        <draw:custom-shape draw:style-name="gr68" draw:text-style-name="P61" draw:layer="layout" svg:width="3.077cm" svg:height="3.847cm" svg:x="1.501cm" svg:y="9.531cm">
          <text:p/>
          <draw:enhanced-geometry svg:viewBox="0 0 21600 21600" draw:type="rectangle" draw:enhanced-path="M 0 0 L 21600 0 21600 21600 0 21600 0 0 Z N"/>
        </draw:custom-shape>
        <draw:custom-shape draw:style-name="gr69" draw:text-style-name="P56" draw:layer="layout" svg:width="3.077cm" svg:height="3.847cm" svg:x="12.256cm" svg:y="9.531cm">
          <text:p/>
          <draw:enhanced-geometry svg:viewBox="0 0 21600 21600" draw:type="rectangle" draw:enhanced-path="M 0 0 L 21600 0 21600 21600 0 21600 0 0 Z N"/>
        </draw:custom-shape>
        <draw:custom-shape draw:style-name="gr33" draw:text-style-name="P43" draw:layer="layout" svg:width="3.077cm" svg:height="3.847cm" svg:x="19.425cm" svg:y="9.531cm">
          <text:p/>
          <draw:enhanced-geometry svg:viewBox="0 0 21600 21600" draw:type="rectangle" draw:enhanced-path="M 0 0 L 21600 0 21600 21600 0 21600 0 0 Z N"/>
        </draw:custom-shape>
        <draw:custom-shape draw:style-name="gr33" draw:text-style-name="P43" draw:layer="layout" svg:width="3.077cm" svg:height="3.847cm" svg:x="15.825cm" svg:y="9.53cm">
          <text:p/>
          <draw:enhanced-geometry svg:viewBox="0 0 21600 21600" draw:type="rectangle" draw:enhanced-path="M 0 0 L 21600 0 21600 21600 0 21600 0 0 Z N"/>
        </draw:custom-shape>
        <draw:custom-shape draw:style-name="gr34" draw:text-style-name="P44" draw:layer="layout" svg:width="3.077cm" svg:height="0.769cm" svg:x="15.825cm" svg:y="8.607cm">
          <text:p text:style-name="P34"><text:span text:style-name="T14">3</text:span></text:p>
          <draw:enhanced-geometry svg:viewBox="0 0 21600 21600" draw:type="rectangle" draw:enhanced-path="M 0 0 L 21600 0 21600 21600 0 21600 0 0 Z N"/>
        </draw:custom-shape>
        <draw:custom-shape draw:style-name="gr70" draw:text-style-name="P62" draw:layer="layout" svg:width="3.077cm" svg:height="0.769cm" svg:x="12.256cm" svg:y="8.608cm">
          <text:p text:style-name="P34"><text:span text:style-name="T14">1</text:span></text:p>
          <draw:enhanced-geometry svg:viewBox="0 0 21600 21600" draw:type="rectangle" draw:enhanced-path="M 0 0 L 21600 0 21600 21600 0 21600 0 0 Z N"/>
        </draw:custom-shape>
        <draw:custom-shape draw:style-name="gr34" draw:text-style-name="P44" draw:layer="layout" svg:width="3.077cm" svg:height="0.769cm" svg:x="19.425cm" svg:y="8.608cm">
          <text:p text:style-name="P34"><text:span text:style-name="T14">1</text:span></text:p>
          <draw:enhanced-geometry svg:viewBox="0 0 21600 21600" draw:type="rectangle" draw:enhanced-path="M 0 0 L 21600 0 21600 21600 0 21600 0 0 Z N"/>
        </draw:custom-shape>
        <draw:custom-shape draw:style-name="gr70" draw:text-style-name="P62" draw:layer="layout" svg:width="3.077cm" svg:height="0.769cm" svg:x="1.501cm" svg:y="8.608cm">
          <text:p text:style-name="P34"><text:span text:style-name="T14">2</text:span></text:p>
          <draw:enhanced-geometry svg:viewBox="0 0 21600 21600" draw:type="rectangle" draw:enhanced-path="M 0 0 L 21600 0 21600 21600 0 21600 0 0 Z N"/>
        </draw:custom-shape>
        <draw:custom-shape draw:style-name="gr33" draw:text-style-name="P43" draw:layer="layout" svg:width="3.077cm" svg:height="3.847cm" svg:x="5.085cm" svg:y="9.525cm">
          <text:p/>
          <draw:enhanced-geometry svg:viewBox="0 0 21600 21600" draw:type="rectangle" draw:enhanced-path="M 0 0 L 21600 0 21600 21600 0 21600 0 0 Z N"/>
        </draw:custom-shape>
        <draw:custom-shape draw:style-name="gr34" draw:text-style-name="P44" draw:layer="layout" svg:width="3.077cm" svg:height="0.769cm" svg:x="5.085cm" svg:y="8.602cm">
          <text:p text:style-name="P34"><text:span text:style-name="T14">1</text:span></text:p>
          <draw:enhanced-geometry svg:viewBox="0 0 21600 21600" draw:type="rectangle" draw:enhanced-path="M 0 0 L 21600 0 21600 21600 0 21600 0 0 Z N"/>
        </draw:custom-shape>
        <draw:custom-shape draw:style-name="gr34" draw:text-style-name="P44" draw:layer="layout" svg:width="3.077cm" svg:height="0.769cm" svg:x="8.67cm" svg:y="8.602cm">
          <text:p text:style-name="P34"><text:span text:style-name="T14">0</text:span></text:p>
          <draw:enhanced-geometry svg:viewBox="0 0 21600 21600" draw:type="rectangle" draw:enhanced-path="M 0 0 L 21600 0 21600 21600 0 21600 0 0 Z N"/>
        </draw:custom-shape>
        <draw:frame presentation:style-name="pr4" draw:text-style-name="P63" draw:layer="layout" svg:width="25.6cm" svg:height="14.504cm" svg:x="1.2cm" svg:y="4.8cm" presentation:class="outline" presentation:user-transformed="true">
          <draw:text-box>
            <text:list text:style-name="L3">
              <text:list-item>
                <text:p text:style-name="P9"><text:span text:style-name="T22">помеченные страницы постепенно записываются,</text:span><text:span text:style-name="T22"><text:line-break/></text:span><text:span text:style-name="T22">пометка убирается из заголовка буфера</text:span></text:p>
              </text:list-item>
              <text:list-item>
                <text:p text:style-name="P64"><text:span text:style-name="T11"/></text:p>
              </text:list-item>
              <text:list-item>
                <text:p text:style-name="P64"><text:span text:style-name="T11"/></text:p>
              </text:list-item>
              <text:list-item>
                <text:p text:style-name="P64"><text:span text:style-name="T11"/></text:p>
              </text:list-item>
              <text:list-item>
                <text:p text:style-name="P64"><text:span text:style-name="T11"/></text:p>
              </text:list-item>
              <text:list-item>
                <text:p text:style-name="P64"><text:span text:style-name="T11"/></text:p>
              </text:list-item>
              <text:list-item>
                <text:p text:style-name="P64"><text:span text:style-name="T11"/></text:p>
              </text:list-item>
              <text:list-item>
                <text:p text:style-name="P64"><text:span text:style-name="T11"/></text:p>
              </text:list-item>
              <text:list-item>
                <text:p text:style-name="P64"><text:span text:style-name="T11"/></text:p>
              </text:list-item>
              <text:list-item>
                <text:p text:style-name="P64"><text:span text:style-name="T11">После завершения контрольной точки журнальные записи, предшествующие ее началу, могут быть удалены</text:span></text:p>
              </text:list-item>
            </text:list>
          </draw:text-box>
        </draw:frame>
        <draw:custom-shape draw:style-name="gr45" draw:text-style-name="P24" draw:layer="layout" svg:width="1.523cm" svg:height="1.529cm" draw:transform="rotate (1.5707963267949) translate (9.436cm 15.155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4" draw:layer="layout" svg:width="1.523cm" svg:height="1.529cm" draw:transform="rotate (1.5707963267949) translate (5.859cm 15.155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5" draw:text-style-name="P24" draw:layer="layout" svg:width="1.523cm" svg:height="1.529cm" draw:transform="rotate (1.5707963267949) translate (16.636cm 15.155cm)">
          <text:p/>
          <draw:enhanced-geometry svg:viewBox="0 0 21600 21600" draw:mirror-vertical="true" draw:text-areas="0 ?f0 ?f5 ?f2" draw:type="right-arrow" draw:modifiers="14286.6141732283 5364.7058823529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1" draw:text-style-name="P39" draw:layer="layout" svg:width="3.558cm" svg:height="2.751cm" svg:x="20.453cm" svg:y="4.894cm">
          <text:p text:style-name="P38"><text:span text:style-name="T28">стал</text:span></text:p>
          <text:p text:style-name="P38"><text:span text:style-name="T19">грязным</text:span></text:p>
          <text:p text:style-name="P38"><text:span text:style-name="T19">после начала</text:span></text:p>
          <text:p text:style-name="P38"><text:span text:style-name="T19">контрольной</text:span></text:p>
          <text:p text:style-name="P38"><text:span text:style-name="T19">точки</text:span></text:p>
          <draw:enhanced-geometry svg:viewBox="0 0 21600 21600" draw:glue-points="10800 0 3160 3160 0 10800 3160 18440 10800 21600 18440 18440 21600 10800 18440 3160 ?f14 ?f15" draw:text-areas="3200 3200 18400 18400" draw:type="round-callout" draw:modifiers="2579.37622927789 28954.36046511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0" draw:text-style-name="P24" draw:layer="layout" svg:width="0.189cm" svg:height="0.355cm" draw:transform="rotate (-0.432318055718995) translate (16.355cm 8.475cm)">
            <text:p/>
            <draw:enhanced-geometry svg:viewBox="0 0 21600 21600" draw:type="rectangle" draw:enhanced-path="M 0 0 L 21600 0 21600 21600 0 21600 0 0 Z N"/>
          </draw:custom-shape>
          <draw:path draw:style-name="gr29" draw:text-style-name="P42" draw:layer="layout" svg:width="0.578cm" svg:height="0.687cm" svg:x="16.078cm" svg:y="8.388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draw:g>
          <draw:custom-shape draw:style-name="gr30" draw:text-style-name="P24" draw:layer="layout" svg:width="0.189cm" svg:height="0.355cm" draw:transform="rotate (-0.432318055718995) translate (5.651cm 8.478cm)">
            <text:p/>
            <draw:enhanced-geometry svg:viewBox="0 0 21600 21600" draw:type="rectangle" draw:enhanced-path="M 0 0 L 21600 0 21600 21600 0 21600 0 0 Z N"/>
          </draw:custom-shape>
          <draw:path draw:style-name="gr29" draw:text-style-name="P42" draw:layer="layout" svg:width="0.578cm" svg:height="0.687cm" svg:x="5.374cm" svg:y="8.391cm" svg:viewBox="0 0 579 688" svg:d="M210 688l-7-2-7-3-5-1-7-3-7-2-3-1 15-62c-45-15-85-35-120-60-46-33-69-66-69-99 0-31 16-56 49-75 28-16 60-25 96-27l111-247c-17-26-26-44-26-54 0-35 30-52 90-52 50 0 103 11 160 33 66 26 99 55 99 89 0 17-8 31-24 42-5 3-21 10-46 19l-65 250c47 30 70 68 70 115 0 64-53 96-159 96-37 0-76-5-117-15l-25 59zM157 369c-1 2-2 4-2 6 0 17 15 35 44 52 16 10 32 17 48 21l90-303-65-27z">
            <text:p/>
          </draw:path>
        </draw:g>
        <presentation:notes draw:style-name="dp2">
          <draw:page-thumbnail draw:style-name="gr2" draw:layer="layout" svg:width="14.848cm" svg:height="11.136cm" svg:x="3.075cm" svg:y="2.257cm" draw:page-number="18" presentation:class="page"/>
          <draw:frame presentation:style-name="pr5" draw:text-style-name="P52" draw:layer="layout" svg:width="16.799cm" svg:height="13.364cm" svg:x="2.1cm" svg:y="14.107cm" presentation:class="notes" presentation:user-transformed="true">
            <draw:text-box>
              <text:p text:style-name="P49"><text:span text:style-name="T6">Затем процесс контрольной точки </text:span><text:span text:style-name="T16">постепенно</text:span><text:span text:style-name="T6"> проходит по всем буферам и сбрасывает помеченные страницы на диск. Еще раз отметим, что страницы не вытесняются из кеша, а только записываются. Поэтому контрольная точка не обращает внимания</text:span><text:span text:style-name="T6"><text:line-break/></text:span><text:span text:style-name="T6">на число обращений к буферу и признак закрепленности.</text:span></text:p>
              <text:p text:style-name="P49"><text:span text:style-name="T6">Конечно, в процессе работы процесса контрольной точки страницы продолжают изменяться в буферном кеше. Но новые грязные буферы уже не рассматриваются процессом контрольной точки, так как на момент начала работы они не были грязными и не отмечены флагом.</text:span></text:p>
              <text:p text:style-name="P49"><text:span text:style-name="T6">В конце работы процесс создает журнальную запись об окончании контрольной точки и сохраняет LSN ее начала, чтобы при необходимости можно было быстро найти последнюю завершенную контрольную точку.</text:span></text:p>
              <text:p text:style-name="P49"><text:span text:style-name="T6">После этого сервер имеет право удалить все журнальные записи, предшествующие началу только что завершенной контрольной точки.</text:span></text:p>
              <text:p text:style-name="P49"><text:span text:style-name="T6"/></text:p>
              <text:p text:style-name="P49"><text:span text:style-name="T6"/></text:p>
            </draw:text-box>
          </draw:frame>
        </presentation:notes>
      </draw:page>
      <draw:page draw:name="page19" draw:style-name="dp1" draw:master-page-name="master_5f_" presentation:presentation-page-layout-name="AL1T1">
        <draw:frame presentation:style-name="pr9" draw:text-style-name="P8" draw:layer="layout" svg:width="19.8cm" svg:height="1.741cm" svg:x="1.2cm" svg:y="0.737cm" presentation:class="title" presentation:user-transformed="true">
          <draw:text-box>
            <text:p><text:span text:style-name="T10">Демонстрация</text:span></text:p>
          </draw:text-box>
        </draw:frame>
        <draw:frame presentation:style-name="pr10" draw:text-style-name="P8" draw:layer="layout" svg:width="25.6cm" svg:height="14.4cm" svg:x="1.2cm" svg:y="4.8cm" presentation:class="outline" presentation:placeholder="true" presentation:user-transformed="true">
          <draw:text-box/>
        </draw:frame>
        <draw:frame draw:style-name="gr17" draw:text-style-name="P29" draw:layer="layout" svg:width="17.893cm" svg:height="11.728cm" svg:x="5.054cm" svg:y="6.182cm">
          <draw:image xlink:href="Pictures/10000001000001B9000001219F9F77CFE0FDB8A0.png" xlink:type="simple" xlink:show="embed" xlink:actuate="onLoad" draw:mime-type="image/png">
            <text:p text:style-name="P1"><text:span text:style-name="T17"/></text:p>
            <text:p text:style-name="P1"><text:span text:style-name="T17"/></text:p>
            <text:p text:style-name="P1"><text:span text:style-name="T17"/></text:p>
            <text:p text:style-name="P1"><text:span text:style-name="T17"><text:s text:c="11"/></text:span><text:span text:style-name="T17">$ psql</text:span></text:p>
            <text:p text:style-name="P1"><text:span text:style-name="T17"><text:s text:c="11"/></text:span><text:span text:style-name="T17">postgres=#</text:span></text:p>
          </draw:image>
        </draw:frame>
        <presentation:notes draw:style-name="dp2">
          <draw:page-thumbnail draw:style-name="gr2" draw:layer="layout" svg:width="14.848cm" svg:height="11.136cm" svg:x="3.075cm" svg:y="2.257cm" draw:page-number="19" presentation:class="page"/>
          <draw:frame presentation:style-name="pr11" draw:text-style-name="P11" draw:layer="layout" svg:width="16.799cm" svg:height="13.364cm" svg:x="2.1cm" svg:y="14.107cm" presentation:class="notes" presentation:placeholder="true">
            <draw:text-box/>
          </draw:frame>
        </presentation:notes>
      </draw:page>
      <draw:page draw:name="page20" draw:style-name="dp1" draw:master-page-name="master_5f_" presentation:presentation-page-layout-name="AL1T1">
        <draw:frame presentation:style-name="pr17" draw:text-style-name="P55" draw:layer="layout" svg:width="20.136cm" svg:height="3.481cm" svg:x="1.2cm" svg:y="0.737cm" presentation:class="title" presentation:user-transformed="true">
          <draw:text-box>
            <text:p><text:span text:style-name="T25">Восстановление</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При старте сервера после сбоя</text:span></text:p>
                <text:list>
                  <text:list-item>
                    <text:p text:style-name="P50"><text:span text:style-name="T22">1. найти LSN</text:span><text:span text:style-name="T29">0</text:span><text:span text:style-name="T22"> начала последней завершенной контрольной точки</text:span></text:p>
                  </text:list-item>
                  <text:list-item>
                    <text:p text:style-name="P65"><text:span text:style-name="T30">2. применить каждую запись журнала, начиная с LSN</text:span><text:span text:style-name="T31">0</text:span><text:span text:style-name="T32"> </text:span><text:span text:style-name="T30">,</text:span><text:span text:style-name="T30"><text:line-break/></text:span><text:span text:style-name="T30"> <text:s text:c="3"/>если LSN</text:span><text:span text:style-name="T33"> записи больше, чем </text:span><text:span text:style-name="T30">LSN страницы</text:span></text:p>
                  </text:list-item>
                  <text:list-item>
                    <text:p text:style-name="P66"><text:span text:style-name="T33">3. оборвать начатые, но не зафиксированные транзакции</text:span></text:p>
                  </text:list-item>
                  <text:list-item>
                    <text:p text:style-name="P66"><text:span text:style-name="T33">4. очистить нежурналируемые таблицы</text:span></text:p>
                  </text:list-item>
                  <text:list-item>
                    <text:p><text:span text:style-name="T33">5. выполнить контрольную точку</text:span></text:p>
                  </text:list-item>
                  <text:list-item>
                    <text:p/>
                  </text:list-item>
                </text:list>
              </text:list-item>
            </text:list>
          </draw:text-box>
        </draw:frame>
        <draw:line draw:style-name="gr72" draw:text-style-name="P22" draw:layer="layout" svg:x1="1.224cm" svg:y1="17.635cm" svg:x2="24.384cm" svg:y2="17.635cm">
          <text:p/>
        </draw:line>
        <draw:line draw:style-name="gr73" draw:text-style-name="P22" draw:layer="layout" svg:x1="2.794cm" svg:y1="17.641cm" svg:x2="8.636cm" svg:y2="17.635cm">
          <text:p/>
        </draw:line>
        <draw:frame draw:style-name="gr74" draw:text-style-name="P67" draw:layer="layout" svg:width="1.226cm" svg:height="0.886cm" svg:x="24.324cm" svg:y="17.095cm">
          <draw:text-box>
            <text:p><text:span text:style-name="T34">xid</text:span></text:p>
          </draw:text-box>
        </draw:frame>
        <draw:frame draw:style-name="gr75" draw:text-style-name="P19" draw:layer="layout" svg:width="4.79cm" svg:height="1.02cm" svg:x="2.625cm" svg:y="17.795cm">
          <draw:text-box>
            <text:p><text:span text:style-name="T6">контрольная точка</text:span></text:p>
          </draw:text-box>
        </draw:frame>
        <draw:line draw:style-name="gr73" draw:text-style-name="P22" draw:layer="layout" svg:x1="11.546cm" svg:y1="17.635cm" svg:x2="17.78cm" svg:y2="17.635cm">
          <text:p/>
        </draw:line>
        <draw:frame draw:style-name="gr75" draw:text-style-name="P19" draw:layer="layout" svg:width="4.79cm" svg:height="1.02cm" svg:x="11.425cm" svg:y="17.791cm">
          <draw:text-box>
            <text:p><text:span text:style-name="T6">контрольная точка</text:span></text:p>
          </draw:text-box>
        </draw:frame>
        <draw:frame draw:style-name="gr76" draw:text-style-name="P22" draw:layer="layout" svg:width="0.853cm" svg:height="0.853cm" svg:x="20.602cm" svg:y="17.198cm">
          <draw:image xlink:href="Pictures/1000042100000B0F00000B0FB132F1B118EFDC5A.svg" xlink:type="simple" xlink:show="embed" xlink:actuate="onLoad" draw:mime-type="image/svg+xml">
            <text:p/>
          </draw:image>
          <draw:image xlink:href="Pictures/100000010000006B0000006BD6BA5E438DE4D87C.png" xlink:type="simple" xlink:show="embed" xlink:actuate="onLoad" draw:mime-type="image/png"/>
        </draw:frame>
        <draw:frame draw:style-name="gr77" draw:text-style-name="P19" draw:layer="layout" svg:width="1.586cm" svg:height="1.02cm" svg:x="20.225cm" svg:y="17.791cm">
          <draw:text-box>
            <text:p><text:span text:style-name="T6">сбой</text:span></text:p>
          </draw:text-box>
        </draw:frame>
        <draw:custom-shape draw:style-name="gr78" draw:text-style-name="P22" draw:layer="layout" svg:width="0.675cm" svg:height="9.332cm" draw:transform="rotate (1.5707963267949) translate (11.75cm 17.135cm)">
          <text:p/>
          <draw:enhanced-geometry svg:viewBox="0 0 21600 21600" draw:glue-points="0 0 0 21600 21600 10800" draw:text-areas="0 ?f9 7800 ?f10" draw:type="right-brace" draw:modifiers="1077.96610169492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9" draw:text-style-name="P59" draw:layer="layout" svg:width="7.483cm" svg:height="1.02cm" svg:x="12.7cm" svg:y="15.649cm">
          <draw:text-box>
            <text:p text:style-name="P21"><text:span text:style-name="T6">необходимые файлы журнала</text:span></text:p>
          </draw:text-box>
        </draw:frame>
        <draw:line draw:style-name="gr80" draw:text-style-name="P22" draw:layer="layout" svg:x1="11.75cm" svg:y1="17.633cm" svg:x2="11.75cm" svg:y2="15.001cm">
          <text:p/>
        </draw:line>
        <draw:frame draw:style-name="gr81" draw:text-style-name="P68" draw:layer="layout" svg:width="4.21cm" svg:height="1.361cm" svg:x="11.424cm" svg:y="13.65cm">
          <draw:text-box>
            <text:p text:style-name="P1"><text:span text:style-name="T6">начало</text:span></text:p>
            <text:p text:style-name="P1"><text:span text:style-name="T6">восстановления</text:span></text:p>
          </draw:text-box>
        </draw:frame>
        <presentation:notes draw:style-name="dp2">
          <draw:page-thumbnail draw:style-name="gr2" draw:layer="layout" svg:width="14.848cm" svg:height="11.136cm" svg:x="3.075cm" svg:y="2.257cm" draw:page-number="20" presentation:class="page"/>
          <draw:frame presentation:style-name="pr18" draw:text-style-name="P69" draw:layer="layout" svg:width="16.799cm" svg:height="14.321cm" svg:x="2.1cm" svg:y="14.107cm" presentation:class="notes" presentation:user-transformed="true">
            <draw:text-box>
              <text:p text:style-name="P49"><text:span text:style-name="T20">Если в работе сервера произошел сбой, то при последующем запуске процесс startup обнаруживает это и выполняет автоматическое восстановление.</text:span></text:p>
              <text:p text:style-name="P49"><text:span text:style-name="T20">Сначала процесс startup определяет LSN</text:span><text:span text:style-name="T35">0</text:span><text:span text:style-name="T20"> начала последней завершенной контрольной точки. Далее процесс читает журнальные записи, начиная с найденной позиции, последовательно применяя записи к страницам, если в этом есть необходимость.</text:span></text:p>
              <text:p text:style-name="P49"><text:span text:style-name="T20">Чтобы понять, нужно ли применять журнальную запись к странице, надо сравнить LSN последнего изменения страницы (который при любых изменениях записывается в ее заголовок) с LSN журнальной записи. Если LSN страницы оказывается меньше, то операцию необходимо повторить.</text:span></text:p>
              <text:p text:style-name="P49"><text:span text:style-name="T20">Таким образом восстанавливается согласованность данных во всех страницах. Все транзакции, которые были начаты, но не зафиксированы, трактуются как оборванные.</text:span></text:p>
              <text:p text:style-name="P49"><text:span text:style-name="T20">В конце процесса все нежурналируемые таблицы очищаются, поскольку их содержимое корректно восстановить невозможно.</text:span></text:p>
              <text:p text:style-name="P49"><text:span text:style-name="T20">На этом процесс startup завершает работу, а процесс checkpointer выполняет контрольную точку, чтобы зафиксировать восстановленное состояние.</text:span></text:p>
            </draw:text-box>
          </draw:frame>
        </presentation:notes>
      </draw:page>
      <draw:page draw:name="page21"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10">Режимы журналирования</text:span></text:p>
          </draw:text-box>
        </draw:frame>
        <draw:frame presentation:style-name="pr4" draw:text-style-name="P10" draw:layer="layout" svg:width="25.6cm" svg:height="14.504cm" svg:x="1.2cm" svg:y="4.8cm" presentation:class="outline" presentation:user-transformed="true">
          <draw:text-box>
            <text:list text:style-name="L3">
              <text:list-item>
                <text:p text:style-name="P9"><text:span text:style-name="T11">Синхронный</text:span></text:p>
                <text:list>
                  <text:list-item>
                    <text:p text:style-name="P9"><text:span text:style-name="T22">сброс журнальных записей на диск при каждой фиксации</text:span></text:p>
                  </text:list-item>
                  <text:list-item>
                    <text:p text:style-name="P50"><text:span text:style-name="T22">гарантируется долговечность</text:span></text:p>
                  </text:list-item>
                  <text:list-item>
                    <text:p text:style-name="P51"><text:span text:style-name="T22">увеличивается время отклика</text:span></text:p>
                  </text:list-item>
                </text:list>
              </text:list-item>
              <text:list-item>
                <text:p text:style-name="P9"><text:span text:style-name="T11">Асинхронный</text:span></text:p>
                <text:list>
                  <text:list-header>
                    <text:p text:style-name="P9"><text:span text:style-name="T22">сброс журнальных записей происходит периодически</text:span></text:p>
                  </text:list-header>
                  <text:list-item>
                    <text:p text:style-name="P50"><text:span text:style-name="T22">гарантируется согласованность, но не долговечность</text:span></text:p>
                  </text:list-item>
                  <text:list-item>
                    <text:p text:style-name="P51"><text:span text:style-name="T22">недавно зафиксированные изменения могут пропасть</text:span></text:p>
                  </text:list-item>
                </text:list>
              </text:list-item>
              <text:list-item>
                <text:p text:style-name="P9"><text:span text:style-name="T11">Настройка</text:span></text:p>
                <text:list>
                  <text:list-item>
                    <text:p text:style-name="P70"><text:span text:style-name="T36">synchronous_commit</text:span><text:span text:style-name="T22"><text:tab/></text:span><text:span text:style-name="T22">= on / off</text:span></text:p>
                  </text:list-item>
                </text:list>
              </text:list-item>
            </text:list>
          </draw:text-box>
        </draw:frame>
        <draw:custom-shape draw:style-name="gr82" draw:text-style-name="P39" draw:layer="layout" svg:width="5.001cm" svg:height="2.089cm" svg:x="14.542cm" svg:y="16.542cm">
          <text:p text:style-name="P38"><text:span text:style-name="T26">можно</text:span></text:p>
          <text:p text:style-name="P38"><text:span text:style-name="T26">изменять на уровне</text:span></text:p>
          <text:p text:style-name="P38"><text:span text:style-name="T26">транзакции</text:span></text:p>
          <draw:enhanced-geometry svg:viewBox="0 0 21600 21600" draw:glue-points="10800 0 3160 3160 0 10800 3160 18440 10800 21600 18440 18440 21600 10800 18440 3160 ?f14 ?f15" draw:text-areas="3200 3200 18400 18400" draw:type="round-callout" draw:modifiers="-7189.92403038784 648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19" draw:text-style-name="P52" draw:layer="layout" svg:width="16.799cm" svg:height="14.721cm" svg:x="2.1cm" svg:y="14.107cm" presentation:class="notes" presentation:user-transformed="true">
            <draw:text-box>
              <text:p text:style-name="P49"><text:span text:style-name="T6">Запись журнала происходит в одном из двух режимов.</text:span></text:p>
              <text:p text:style-name="P49"><text:span text:style-name="T6">В </text:span><text:span text:style-name="T8">синхронном</text:span><text:span text:style-name="T6"> режиме при фиксации транзакции продолжение работы невозможно до тех пор, пока все журнальные записи, относящиеся</text:span><text:span text:style-name="T6"><text:line-break/></text:span><text:span text:style-name="T6">к этой транзакции, не окажутся на диске (энергонезависимом носителе).</text:span></text:p>
              <text:p text:style-name="P49"><text:span text:style-name="T6">При синхронной записи гарантируется долговечность — если транзакция зафиксирована, то все ее журнальные записи уже на диске и не будут потеряны. Обратная сторона состоит в том, что синхронная запись увеличивает время отклика (команда COMMIT не возвращает управление до окончания синхронизации) и поэтому снижает производительность системы.</text:span></text:p>
              <text:p text:style-name="P49"><text:span text:style-name="T6">В </text:span><text:span text:style-name="T8">асинхронном</text:span><text:span text:style-name="T6"> режиме журнал записывается частями в фоновом режиме.</text:span></text:p>
              <text:p text:style-name="P49"><text:span text:style-name="T6">Асинхронная запись эффективнее синхронной. Во-первых, фиксация изменений не должна ничего ждать. Во-вторых, при каждой записи</text:span><text:span text:style-name="T6"><text:line-break/></text:span><text:span text:style-name="T6">на диск обрабатываются все накопившиеся журнальные записи и, таким образом, уменьшается число избыточных обращений к диску.</text:span></text:p>
              <text:p text:style-name="P49"><text:span text:style-name="T6">Однако надежность уменьшается: зафиксированные данные могут пропасть в случае сбоя, если между фиксацией и сбоем прошло не очень много времени.</text:span></text:p>
              <text:p text:style-name="P49"><text:span text:style-name="T6">Параметр </text:span><text:span text:style-name="T16">synchronous_commit</text:span><text:span text:style-name="T6">, управляющий режимом записи журнала, можно устанавливать не только глобально, но и в рамках отдельных транзакций. Это позволяет увеличивать производительность, жертвуя надежностью только части транзакций.</text:span></text:p>
              <text:p text:style-name="P49"><text:span text:style-name="T24"><text:a xlink:href="https://postgrespro.ru/docs/postgresql/16/wal-async-commit" xlink:type="simple">https://postgrespro.ru/docs/postgresql/16/wal-async-commit</text:a></text:span></text:p>
            </draw:text-box>
          </draw:frame>
        </presentation:notes>
      </draw:page>
      <draw:page draw:name="page22" draw:style-name="dp1" draw:master-page-name="master_5f_" presentation:presentation-page-layout-name="AL1T1">
        <draw:frame presentation:style-name="pr3" draw:text-style-name="P8" draw:layer="layout" svg:width="19.8cm" svg:height="1.741cm" svg:x="1.2cm" svg:y="0.737cm" presentation:class="title" presentation:user-transformed="true">
          <draw:text-box>
            <text:p><text:span text:style-name="T10">Итоги</text:span></text:p>
          </draw:text-box>
        </draw:frame>
        <draw:frame presentation:style-name="pr4" draw:text-style-name="P55" draw:layer="layout" svg:width="25.6cm" svg:height="14.4cm" svg:x="1.2cm" svg:y="4.8cm" presentation:class="outline" presentation:user-transformed="true">
          <draw:text-box>
            <text:list text:style-name="L3">
              <text:list-item>
                <text:p text:style-name="P9"><text:span text:style-name="T25">Буферный кеш ускоряет доступ к часто используемым данным (но не решает всех проблем производительности)</text:span></text:p>
              </text:list-item>
              <text:list-item>
                <text:p text:style-name="P9"><text:span text:style-name="T25">Использование буферов в оперативной памяти</text:span><text:span text:style-name="T25"><text:line-break/></text:span><text:span text:style-name="T25">приводит к необходимости журналирования</text:span></text:p>
              </text:list-item>
              <text:list-item>
                <text:p text:style-name="P9"><text:span text:style-name="T25">Процесс контрольной точки ограничивает размер хранимых журнальных файлов и сокращает время восстановления</text:span></text:p>
              </text:list-item>
              <text:list-item>
                <text:p text:style-name="P9"><text:span text:style-name="T25">Журнал не только позволяет восстановить согласованность <text:s/>после сбоев, но может использоваться и для других задач</text:span></text:p>
              </text:list-item>
              <text:list-item>
                <text:p text:style-name="P9"><text:span text:style-name="T25"/></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71" draw:layer="layout" svg:width="16.799cm" svg:height="13.364cm" svg:x="2.1cm" svg:y="14.107cm" presentation:class="notes" presentation:placeholder="true">
            <draw:text-box/>
          </draw:frame>
        </presentation:notes>
      </draw:page>
      <draw:page draw:name="page23" draw:style-name="dp1" draw:master-page-name="master_5f_" presentation:presentation-page-layout-name="AL1T1">
        <draw:frame presentation:style-name="pr9" draw:text-style-name="P8" draw:layer="layout" svg:width="19.8cm" svg:height="1.741cm" svg:x="1.2cm" svg:y="0.737cm" presentation:class="title" presentation:user-transformed="true">
          <draw:text-box>
            <text:p><text:span text:style-name="T10">Практика</text:span></text:p>
          </draw:text-box>
        </draw:frame>
        <draw:frame presentation:style-name="pr20" draw:text-style-name="P73" draw:layer="layout" svg:width="25.6cm" svg:height="14.4cm" svg:x="1.2cm" svg:y="4.8cm" presentation:class="outline" presentation:user-transformed="true">
          <draw:text-box>
            <text:list text:style-name="L5">
              <text:list-item>
                <text:p text:style-name="P72"><text:span text:style-name="T37">Воспользуйтесь расширением pg_prewarm, чтобы автоматически восстанавливать содержимое буферного кеша после перезагрузки сервера.</text:span><text:span text:style-name="T37"><text:line-break/></text:span><text:span text:style-name="T37">Проверьте и затем отключите расширение.</text:span></text:p>
              </text:list-item>
              <text:list-item>
                <text:p text:style-name="P72"><text:span text:style-name="T37">Создайте таблицу и вставьте в нее столько строк, чтобы</text:span><text:span text:style-name="T37"><text:line-break/></text:span><text:span text:style-name="T37">ее объем составлял примерно половину от объема буферного кеша. Перезагрузите сервер, чтобы очистить кеш.</text:span><text:span text:style-name="T37"><text:line-break/></text:span><text:span text:style-name="T37">Выполните запрос на чтение всех строк таблицы и после этого проверьте, сколько буферов в кеше содержат страницы этой таблицы. Объясните результат.</text:span></text:p>
              </text:list-item>
              <text:list-item>
                <text:p text:style-name="P72"><text:span text:style-name="T37">Сравните производительность системы при синхронном</text:span><text:span text:style-name="T37"><text:line-break/></text:span><text:span text:style-name="T37">и асинхронном режимах фиксации, используя утилиту эталонного тестирования pgbench.</text:span></text:p>
              </text:list-item>
            </text:list>
          </draw:text-box>
        </draw:frame>
        <presentation:notes draw:style-name="dp2">
          <draw:page-thumbnail draw:style-name="gr2" draw:layer="layout" svg:width="14.848cm" svg:height="11.136cm" svg:x="3.075cm" svg:y="2.257cm" draw:page-number="23" presentation:class="page"/>
          <draw:frame presentation:style-name="pr11" draw:text-style-name="P74" draw:layer="layout" svg:width="16.799cm" svg:height="13.364cm" svg:x="2.1cm" svg:y="14.107cm" presentation:class="notes" presentation:user-transformed="true">
            <draw:text-box>
              <text:p text:style-name="P49"><text:span text:style-name="T38">1. Для этого потребуется добавить расширение pg_prewarm</text:span><text:span text:style-name="T38"><text:line-break/></text:span><text:span text:style-name="T38">в загружаемые библиотеки:</text:span></text:p>
              <text:p text:style-name="P49"><text:span text:style-name="T39">ALTER SYSTEM SET shared_preload_libraries = 'pg_prewarm';</text:span></text:p>
              <text:p text:style-name="P49"><text:span text:style-name="T38">и затем перезагрузить сервер.</text:span></text:p>
              <text:p text:style-name="P49"><text:span text:style-name="T40"><text:a xlink:href="https://postgrespro.ru/docs/postgresql/16/pgprewarm" xlink:type="simple">https://postgrespro.ru/docs/postgresql/16/pgprewarm</text:a></text:span></text:p>
              <text:p text:style-name="P49"><text:span text:style-name="T38"/></text:p>
              <text:p text:style-name="P49"><text:span text:style-name="T38">2. Для анализа используйте расширение pg_buffercache, показанное</text:span><text:span text:style-name="T38"><text:line-break/></text:span><text:span text:style-name="T38">в демонстрации.</text:span></text:p>
              <text:p text:style-name="P49"><text:span text:style-name="T38"/></text:p>
              <text:p text:style-name="P49"><text:span text:style-name="T38">3. Инициализируйте тестовые таблицы, вызвав pgbench с ключом -i.</text:span></text:p>
              <text:p text:style-name="P49"><text:span text:style-name="T38">Затем выполняйте эталонный тест в одном и другом режимах на протяжении некоторого времени.</text:span></text:p>
              <text:p text:style-name="P49"><text:span text:style-name="T40"><text:a xlink:href="https://postgrespro.ru/docs/postgresql/16/pgbench" xlink:type="simple">https://postgrespro.ru/docs/postgresql/16/pgbench</text:a></text:span></text:p>
              <text:p text:style-name="P49"><text:span text:style-name="T38"/></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family-generic="system" style:font-pitch="variable" style:font-charset="x-symbol"/>
    <style:font-face style:name="DejaVu Sans3" svg:font-family="'DejaVu Sans'" style:font-pitch="variable" style:font-charset="x-symbol"/>
    <style:font-face style:name="DejaVu Sans4" svg:font-family="'DejaVu Sans'" style:font-family-generic="modern" style:font-pitch="variable"/>
    <style:font-face style:name="Droid Sans Fallback" svg:font-family="'Droid Sans Fallback'" style:font-family-generic="system" style:font-pitch="variable"/>
    <style:font-face style:name="Droid Sans Fallback1" svg:font-family="'Droid Sans Fallback'" style:font-family-generic="swiss"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Mono2" svg:font-family="'Liberation Mono'" style:font-family-generic="modern" style:font-pitch="fixed"/>
    <style:font-face style:name="Liberation Mono3" svg:font-family="'Liberation Mono'" style:font-family-generic="modern"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style:font-family-generic="swiss"/>
    <style:font-face style:name="Liberation Sans3" svg:font-family="'Liberation Sans'" style:font-adornments="Regular" style:font-family-generic="swiss"/>
    <style:font-face style:name="Liberation Sans4" svg:font-family="'Liberation Sans'" style:font-family-generic="swiss" style:font-pitch="variable"/>
    <style:font-face style:name="Liberation Sans5"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iberation Serif4" svg:font-family="'Liberation Serif'" style:font-family-generic="modern" style:font-pitch="variable"/>
    <style:font-face style:name="Liberation Serif5"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0deg" draw:border="0%"/>
    <draw:gradient draw:name="Filled_20_Blue" draw:display-name="Filled Blue" draw:style="linear" draw:start-color="#729fcf" draw:end-color="#355269" draw:start-intensity="100%" draw:end-intensity="100%" draw:angle="300deg" draw:border="0%"/>
    <draw:gradient draw:name="Filled_20_Green" draw:display-name="Filled Green" draw:style="linear" draw:start-color="#77bc65" draw:end-color="#127622" draw:start-intensity="100%" draw:end-intensity="100%" draw:angle="300deg" draw:border="0%"/>
    <draw:gradient draw:name="Filled_20_Red" draw:display-name="Filled Red" draw:style="linear" draw:start-color="#ff6d6d" draw:end-color="#c9211e" draw:start-intensity="100%" draw:end-intensity="100%" draw:angle="300deg" draw:border="0%"/>
    <draw:gradient draw:name="Filled_20_Yellow" draw:display-name="Filled Yellow" draw:style="linear" draw:start-color="#ffde59" draw:end-color="#b47804" draw:start-intensity="100%" draw:end-intensity="100%" draw:angle="300deg" draw:border="0%"/>
    <draw:gradient draw:name="Gradient_20_2" draw:display-name="Gradient 2" draw:style="linear" draw:start-color="#e6e6ff" draw:end-color="#f0e6ff" draw:start-intensity="100%" draw:end-intensity="100%" draw:angle="300deg" draw:border="0%"/>
    <draw:gradient draw:name="Shapes" draw:style="rectangular" draw:cx="50%" draw:cy="50%" draw:start-color="#cccccc" draw:end-color="#ffffff" draw:start-intensity="100%" draw:end-intensity="100%" draw:angle="0deg" draw:border="0%"/>
    <draw:hatch draw:name="Hatching_20_6" draw:display-name="Hatching 6" draw:style="single" draw:color="#b2b2b2" draw:distance="0.2cm" draw:rotation="450"/>
    <draw:opacity draw:name="Transparency_20_2" draw:display-name="Transparency 2" draw:style="linear" draw:start="100%" draw:end="50%" draw:angle="0deg" draw:border="25%"/>
    <draw:opacity draw:name="Transparency_20_5" draw:display-name="Transparency 5" draw:style="rectangular" draw:cx="50%" draw:cy="50%" draw:start="20%" draw:end="100%" draw:angle="0deg" draw:border="0%"/>
    <draw:marker draw:name="Arrow" svg:viewBox="0 0 20 30" svg:d="M10 0l-10 30h20z"/>
    <draw:marker draw:name="Arrow_20_concave" draw:display-name="Arrow concave" svg:viewBox="0 0 1131 1580" svg:d="M1013 1491l118 89-567-1580-564 1580 114-85 136-68 148-46 161-17 161 13 153 46z"/>
    <draw:marker draw:name="Circle" svg:viewBox="0 0 1131 1131" svg:d="M462 1118l-102-29-102-51-93-72-72-93-51-102-29-102-13-105 13-102 29-106 51-102 72-89 93-72 102-50 102-34 106-9 101 9 106 34 98 50 93 72 72 89 51 102 29 106 13 102-13 105-29 102-51 102-72 93-93 72-98 51-106 29-101 13z"/>
    <draw:marker draw:name="Dimension_20_Lines" draw:display-name="Dimension Lines" svg:viewBox="0 0 836 110" svg:d="M0 0h278 278 280v36 36 38h-278-278-280v-36-36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draw:stroke-dash draw:name="Long_20_dashed" draw:display-name="Long dashed" draw:style="rect" draw:dots1="1" draw:dots1-length="400%" draw:distance="400%"/>
    <draw:stroke-dash draw:name="Wide_20_dashed" draw:display-name="Wide dashed" draw:style="rect" draw:dots1="1" draw:dots1-length="0.5cm" draw:distance="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fo:language="ru" fo:country="R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1" style:font-family-asian="FreeSans" style:font-family-generic-asian="swiss" style:font-pitch-asian="variable" style:font-size-asian="18pt" style:font-weight-asian="bold"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Heading_20_3" style:display-name="Heading 3" style:family="graphic">
      <style:paragraph-properties fo:margin-top="0.436cm" fo:margin-bottom="0.374cm" style:text-autospace="none"/>
      <style:text-properties fo:color="#808080" loext:opacity="100%" style:font-name="Liberation Sans1" fo:font-family="'Liberation Sans', Arial" style:font-family-generic="swiss" style:font-pitch="variable" fo:font-size="14pt" fo:font-weight="bold" style:font-name-asian="FreeSans1" style:font-family-asian="FreeSans" style:font-family-generic-asian="swiss" style:font-pitch-asian="variable" style:font-size-asian="14pt" style:font-weight-asian="bold" style:font-weight-complex="bold"/>
    </style:style>
    <style:style style:name="Visited_20_Internet_20_Link" style:display-name="Visited Internet 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Preformatted_20_Text" style:display-name="Preformatted Text" style:family="graphic">
      <style:paragraph-properties fo:margin-top="0cm" fo:margin-bottom="0cm" style:text-autospace="none"/>
      <style:text-properties style:font-name="Liberation Mono1" fo:font-family="'Liberation Mono', 'Courier New'" style:font-family-generic="modern" style:font-pitch="fixed" fo:font-size="10pt" style:font-name-asian="Liberation Mono1" style:font-family-asian="'Liberation Mono', 'Courier New'" style:font-family-generic-asian="modern" style:font-pitch-asian="fixed" style:font-size-asian="10pt"/>
    </style:style>
    <style:style style:name="Table_20_Contents" style:display-name="Table Contents" style:family="graphic">
      <style:paragraph-properties style:text-autospace="none"/>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emplate21-background" style:family="presentation">
      <style:graphic-properties draw:stroke="none" draw:fill="none"/>
      <style:text-properties style:letter-kerning="true"/>
    </style:style>
    <style:style style:name="template21-backgroundobjects" style:family="presentation">
      <style:graphic-properties draw:textarea-horizontal-align="justify" draw:shadow="hidden" draw:shadow-offset-x="0.2cm" draw:shadow-offset-y="0.2cm" draw:shadow-color="#808080"/>
      <style:text-properties style:letter-kerning="true"/>
    </style:style>
    <style:style style:name="template2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mplate21-outline1" style:family="presentation">
      <style:graphic-properties draw:stroke="none" draw:fill="none" draw:auto-grow-height="false" draw:fit-to-size="false" style:shrink-to-fit="true">
        <text:list-style style:name="template21-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cm" fo:margin-bottom="0.4cm"/>
      <style:text-properties fo:font-variant="normal" fo:text-transform="none" style:use-window-font-color="true" loext:opacity="0%" style:text-outline="false" style:text-line-through-style="none" style:text-line-through-type="none" style:font-name="Liberation Serif5" fo:font-family="'Liberation Serif'"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emplate21-outline2" style:family="presentation" style:parent-style-name="template21-outline1">
      <style:paragraph-properties fo:margin-top="0.1cm" fo:margin-bottom="0.2cm"/>
      <style:text-properties style:font-name="Liberation Serif5" fo:font-family="'Liberation Serif'" style:font-pitch="variable" fo:font-size="22pt" style:font-size-asian="22pt" style:font-size-complex="22pt"/>
    </style:style>
    <style:style style:name="template21-outline3" style:family="presentation" style:parent-style-name="template21-outline2">
      <style:paragraph-properties fo:margin-top="0.3cm" fo:margin-bottom="0cm"/>
      <style:text-properties style:font-name="Liberation Serif5" fo:font-family="'Liberation Serif'" style:font-pitch="variable" fo:font-size="28pt" style:font-size-asian="28pt" style:font-size-complex="28pt"/>
    </style:style>
    <style:style style:name="template21-outline4" style:family="presentation" style:parent-style-name="template21-outline3">
      <style:paragraph-properties fo:margin-top="0.2cm" fo:margin-bottom="0cm"/>
      <style:text-properties style:font-name="Liberation Serif5" fo:font-family="'Liberation Serif'" style:font-pitch="variable" fo:font-size="28pt" style:font-size-asian="28pt" style:font-size-complex="28pt"/>
    </style:style>
    <style:style style:name="template21-outline5" style:family="presentation" style:parent-style-name="template21-outline4">
      <style:paragraph-properties fo:margin-top="0.1cm" fo:margin-bottom="0cm"/>
      <style:text-properties style:font-name="Liberation Serif5" fo:font-family="'Liberation Serif'" style:font-pitch="variable" fo:font-size="28pt" style:font-size-asian="28pt" style:font-size-complex="28pt"/>
    </style:style>
    <style:style style:name="template21-outline6" style:family="presentation" style:parent-style-name="template21-outline5">
      <style:paragraph-properties fo:margin-top="0.1cm" fo:margin-bottom="0cm"/>
      <style:text-properties style:font-name="Liberation Serif5" fo:font-family="'Liberation Serif'" style:font-pitch="variable" fo:font-size="28pt" style:font-size-asian="28pt" style:font-size-complex="28pt"/>
    </style:style>
    <style:style style:name="template21-outline7" style:family="presentation" style:parent-style-name="template21-outline6">
      <style:paragraph-properties fo:margin-top="0.1cm" fo:margin-bottom="0cm"/>
      <style:text-properties style:font-name="Liberation Serif5" fo:font-family="'Liberation Serif'" style:font-pitch="variable" fo:font-size="28pt" style:font-size-asian="28pt" style:font-size-complex="28pt"/>
    </style:style>
    <style:style style:name="template21-outline8" style:family="presentation" style:parent-style-name="template21-outline7">
      <style:paragraph-properties fo:margin-top="0.1cm" fo:margin-bottom="0cm"/>
      <style:text-properties fo:font-size="20pt" style:font-size-asian="20pt" style:font-size-complex="20pt"/>
    </style:style>
    <style:style style:name="template21-outline9" style:family="presentation" style:parent-style-name="template21-outline8">
      <style:paragraph-properties fo:margin-top="0.1cm" fo:margin-bottom="0cm"/>
      <style:text-properties fo:font-size="20pt" style:font-size-asian="20pt" style:font-size-complex="20pt"/>
    </style:style>
    <style:style style:name="template21-subtitle" style:family="presentation">
      <style:graphic-properties draw:stroke="none" draw:fill="none" draw:textarea-vertical-align="middle">
        <text:list-style style:name="template2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mplate21-title" style:family="presentation">
      <style:graphic-properties draw:stroke="none" draw:fill="none" draw:textarea-vertical-align="top">
        <text:list-style style:name="template2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_5f_-background" style:display-name="master_-background" style:family="presentation">
      <style:graphic-properties draw:stroke="none" draw:fill="none"/>
      <style:text-properties style:letter-kerning="true"/>
    </style:style>
    <style:style style:name="master_5f_-backgroundobjects" style:display-name="master_-backgroundobjects" style:family="presentation">
      <style:graphic-properties draw:textarea-horizontal-align="justify" draw:shadow="hidden" draw:shadow-offset-x="0.2cm" draw:shadow-offset-y="0.2cm" draw:shadow-color="#808080"/>
      <style:text-properties style:letter-kerning="true"/>
    </style:style>
    <style:style style:name="master_5f_-notes" style:display-name="master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_5f_-outline1" style:display-name="master_-outline1" style:family="presentation">
      <style:graphic-properties draw:stroke="none" draw:fill="none" draw:auto-grow-height="false" draw:fit-to-size="false" style:shrink-to-fit="true">
        <text:list-style style:name="master_5f_-outline1" style:display-name="master_-outline1">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loext:opacity="0%" style:text-outline="false" style:text-line-through-style="none" style:text-line-through-type="none" style:font-name="Liberation Serif" fo:font-family="'Liberation Serif'" style:font-family-generic="roman" style:font-pitch="variable" fo:font-size="28pt" fo:font-style="normal" fo:text-shadow="none" style:text-underline-style="none" fo:font-weight="normal" style:letter-kerning="true" style:font-name-asian="Droid Sans Fallback" style:font-family-asian="'Droid Sans Fallback'"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master_5f_-outline2" style:display-name="master_-outline2" style:family="presentation" style:parent-style-name="master_5f_-outline1">
      <style:paragraph-properties fo:margin-left="0cm" fo:margin-right="0cm" fo:margin-top="0cm" fo:margin-bottom="0.4cm" fo:text-indent="0cm"/>
      <style:text-properties style:font-name="Liberation Serif" fo:font-family="'Liberation Serif'" style:font-family-generic="roman" style:font-pitch="variable" fo:font-size="24pt" style:font-size-asian="24pt" style:font-size-complex="24pt"/>
    </style:style>
    <style:style style:name="master_5f_-outline3" style:display-name="master_-outline3" style:family="presentation" style:parent-style-name="master_5f_-outline2">
      <style:paragraph-properties fo:margin-left="0cm" fo:margin-right="0cm" fo:margin-top="0cm" fo:margin-bottom="0.3cm" fo:text-indent="0cm"/>
      <style:text-properties style:font-name="Liberation Serif" fo:font-family="'Liberation Serif'" style:font-family-generic="roman" style:font-pitch="variable" fo:font-size="20pt" style:font-size-asian="20pt" style:font-size-complex="20pt"/>
    </style:style>
    <style:style style:name="master_5f_-outline4" style:display-name="master_-outline4" style:family="presentation" style:parent-style-name="master_5f_-outline3">
      <style:paragraph-properties fo:margin-left="0cm" fo:margin-right="0cm" fo:margin-top="0cm" fo:margin-bottom="0.2cm" fo:text-indent="0cm"/>
      <style:text-properties style:font-name="Liberation Serif" fo:font-family="'Liberation Serif'" style:font-family-generic="roman" style:font-pitch="variable" fo:font-size="20pt" style:font-size-asian="20pt" style:font-size-complex="20pt"/>
    </style:style>
    <style:style style:name="master_5f_-outline5" style:display-name="master_-outline5" style:family="presentation" style:parent-style-name="master_5f_-outline4">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outline6" style:display-name="master_-outline6" style:family="presentation" style:parent-style-name="master_5f_-outline5">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outline7" style:display-name="master_-outline7" style:family="presentation" style:parent-style-name="master_5f_-outline6">
      <style:paragraph-properties fo:margin-left="0cm" fo:margin-right="0cm" fo:margin-top="0cm" fo:margin-bottom="0.1cm" fo:text-indent="0cm"/>
      <style:text-properties style:font-name="Liberation Serif" fo:font-family="'Liberation Serif'" style:font-family-generic="roman" style:font-pitch="variable" fo:font-size="20pt" style:font-size-asian="20pt" style:font-size-complex="20pt"/>
    </style:style>
    <style:style style:name="master_5f_-outline8" style:display-name="master_-outline8" style:family="presentation" style:parent-style-name="master_5f_-outline7">
      <style:paragraph-properties fo:margin-left="0cm" fo:margin-right="0cm" fo:margin-top="0cm" fo:margin-bottom="0.1cm" fo:text-indent="0cm"/>
      <style:text-properties fo:font-size="20pt" style:font-size-asian="20pt" style:font-size-complex="20pt"/>
    </style:style>
    <style:style style:name="master_5f_-outline9" style:display-name="master_-outline9" style:family="presentation" style:parent-style-name="master_5f_-outline8">
      <style:paragraph-properties fo:margin-left="0cm" fo:margin-right="0cm" fo:margin-top="0cm" fo:margin-bottom="0.1cm" fo:text-indent="0cm"/>
      <style:text-properties fo:font-size="20pt" style:font-size-asian="20pt" style:font-size-complex="20pt"/>
    </style:style>
    <style:style style:name="master_5f_-subtitle" style:display-name="master_-subtitle" style:family="presentation">
      <style:graphic-properties draw:stroke="none" draw:fill="none" draw:textarea-vertical-align="middle">
        <text:list-style style:name="master_5f_-subtitle" style:display-name="master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_5f_-title" style:display-name="master_-title" style:family="presentation">
      <style:graphic-properties draw:stroke="none" draw:fill="none" draw:textarea-horizontal-align="left" draw:textarea-vertical-align="top">
        <text:list-style style:name="master_5f_-title" style:display-name="master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33"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_5f_-background" style:display-name="master1_-background" style:family="presentation">
      <style:graphic-properties draw:stroke="none" draw:fill-image-width="21.33cm" draw:fill-image-height="16cm" style:repeat="no-repeat" draw:fill-image-ref-point-y="10%" draw:fill-image-ref-point="bottom"/>
      <style:text-properties style:letter-kerning="true"/>
    </style:style>
    <style:style style:name="master1_5f_-backgroundobjects" style:display-name="master1_-backgroundobjects" style:family="presentation">
      <style:graphic-properties draw:textarea-horizontal-align="justify" draw:shadow="hidden" draw:shadow-offset-x="0.2cm" draw:shadow-offset-y="0.2cm" draw:shadow-color="#808080"/>
      <style:text-properties style:letter-kerning="true"/>
    </style:style>
    <style:style style:name="master1_5f_-notes" style:display-name="master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_5f_-outline1" style:display-name="master1_-outline1" style:family="presentation">
      <style:graphic-properties draw:stroke="none" draw:fill="none" draw:auto-grow-height="false" draw:fit-to-size="false" style:shrink-to-fit="true">
        <text:list-style style:name="master1_5f_-outline1" style:display-name="master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outline2" style:display-name="master1_-outline2" style:family="presentation" style:parent-style-name="master1_5f_-outline1">
      <style:paragraph-properties fo:margin-top="0cm" fo:margin-bottom="0.4cm"/>
      <style:text-properties fo:font-size="28pt" style:font-size-asian="28pt" style:font-size-complex="28pt"/>
    </style:style>
    <style:style style:name="master1_5f_-outline3" style:display-name="master1_-outline3" style:family="presentation" style:parent-style-name="master1_5f_-outline2">
      <style:paragraph-properties fo:margin-top="0cm" fo:margin-bottom="0.3cm"/>
      <style:text-properties fo:font-size="24pt" style:font-size-asian="24pt" style:font-size-complex="24pt"/>
    </style:style>
    <style:style style:name="master1_5f_-outline4" style:display-name="master1_-outline4" style:family="presentation" style:parent-style-name="master1_5f_-outline3">
      <style:paragraph-properties fo:margin-top="0cm" fo:margin-bottom="0.2cm"/>
      <style:text-properties fo:font-size="20pt" style:font-size-asian="20pt" style:font-size-complex="20pt"/>
    </style:style>
    <style:style style:name="master1_5f_-outline5" style:display-name="master1_-outline5" style:family="presentation" style:parent-style-name="master1_5f_-outline4">
      <style:paragraph-properties fo:margin-top="0cm" fo:margin-bottom="0.1cm"/>
      <style:text-properties fo:font-size="20pt" style:font-size-asian="20pt" style:font-size-complex="20pt"/>
    </style:style>
    <style:style style:name="master1_5f_-outline6" style:display-name="master1_-outline6" style:family="presentation" style:parent-style-name="master1_5f_-outline5">
      <style:paragraph-properties fo:margin-top="0cm" fo:margin-bottom="0.1cm"/>
      <style:text-properties fo:font-size="20pt" style:font-size-asian="20pt" style:font-size-complex="20pt"/>
    </style:style>
    <style:style style:name="master1_5f_-outline7" style:display-name="master1_-outline7" style:family="presentation" style:parent-style-name="master1_5f_-outline6">
      <style:paragraph-properties fo:margin-top="0cm" fo:margin-bottom="0.1cm"/>
      <style:text-properties fo:font-size="20pt" style:font-size-asian="20pt" style:font-size-complex="20pt"/>
    </style:style>
    <style:style style:name="master1_5f_-outline8" style:display-name="master1_-outline8" style:family="presentation" style:parent-style-name="master1_5f_-outline7">
      <style:paragraph-properties fo:margin-top="0cm" fo:margin-bottom="0.1cm"/>
      <style:text-properties fo:font-size="20pt" style:font-size-asian="20pt" style:font-size-complex="20pt"/>
    </style:style>
    <style:style style:name="master1_5f_-outline9" style:display-name="master1_-outline9" style:family="presentation" style:parent-style-name="master1_5f_-outline8">
      <style:paragraph-properties fo:margin-top="0cm" fo:margin-bottom="0.1cm"/>
      <style:text-properties fo:font-size="20pt" style:font-size-asian="20pt" style:font-size-complex="20pt"/>
    </style:style>
    <style:style style:name="master1_5f_-subtitle" style:display-name="master1_-subtitle" style:family="presentation">
      <style:graphic-properties draw:stroke="none" draw:fill="none" draw:textarea-vertical-align="middle">
        <text:list-style style:name="master1_5f_-subtitle" style:display-name="master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_5f_-title" style:display-name="master1_-title" style:family="presentation">
      <style:graphic-properties draw:stroke="none" draw:fill="none" draw:textarea-horizontal-align="left" draw:textarea-vertical-align="top">
        <text:list-style style:name="master1_5f_-title" style:display-name="master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image-width="21.33cm" draw:fill-image-height="16cm" style:repeat="no-repeat" draw:fill-image-ref-point-y="10%" draw:fill-image-ref-point="botto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draw:textarea-horizontal-align="right" draw:textarea-vertical-align="middle" draw:auto-grow-width="false" fo:min-height="0.94cm" fo:min-width="3.026cm" fo:padding-right="0cm"/>
      <style:paragraph-properties style:writing-mode="lr-tb"/>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draw:fill-color="#ffffff" fo:min-height="1.857cm"/>
    </style:style>
    <style:style style:name="Mgr6" style:family="graphic" style:parent-style-name="standard">
      <style:graphic-properties draw:stroke="none" draw:fill="solid" draw:fill-color="#000033" draw:opacity="100%" draw:opacity-name="Transparency_20_2" draw:textarea-vertical-align="middle" draw:auto-grow-height="false" fo:min-height="4.572cm" fo:min-width="28cm" draw:shadow-opacity="100%"/>
    </style:style>
    <style:style style:name="Mgr7" style:family="graphic" style:parent-style-name="standard">
      <style:graphic-properties draw:stroke="none" draw:fill="none" draw:fill-color="#ffffff" fo:min-height="1.73cm"/>
    </style:style>
    <style:style style:name="M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fo:min-height="13.114cm"/>
    </style:style>
    <style:style style:name="Mpr1" style:family="presentation" style:parent-style-name="template21-backgroundobjects">
      <style:graphic-properties draw:stroke="none" draw:fill="gradient" draw:fill-color="#f0e6ff" draw:fill-gradient-name="Gradient_20_2" draw:textarea-vertical-align="middle" draw:auto-grow-height="false" fo:min-height="21cm" fo:min-width="28cm"/>
    </style:style>
    <style:style style:name="Mpr2" style:family="presentation" style:parent-style-name="template21-outline1">
      <style:graphic-properties fo:min-height="12.18cm"/>
      <style:paragraph-properties style:writing-mode="lr-tb"/>
    </style:style>
    <style:style style:name="Mpr3" style:family="presentation" style:parent-style-name="template21-backgroundobjects">
      <style:graphic-properties draw:stroke="none" draw:fill="solid" draw:fill-color="#000033" draw:textarea-vertical-align="middle" draw:auto-grow-height="false" fo:min-height="2.8cm" fo:min-width="28cm"/>
    </style:style>
    <style:style style:name="Mpr4" style:family="presentation" style:parent-style-name="template21-title">
      <style:graphic-properties draw:auto-grow-height="false" fo:min-height="3.507cm"/>
      <style:paragraph-properties style:writing-mode="lr-tb"/>
    </style:style>
    <style:style style:name="Mpr5" style:family="presentation" style:parent-style-name="template21-backgroundobjects">
      <style:graphic-properties draw:stroke="none" draw:fill="none" draw:fill-color="#ffffff" draw:auto-grow-height="false" fo:min-height="1.485cm"/>
      <style:paragraph-properties style:writing-mode="lr-tb"/>
    </style:style>
    <style:style style:name="Mpr6" style:family="presentation" style:parent-style-name="template21-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master_5f_-backgroundobjects">
      <style:graphic-properties draw:stroke="none" draw:fill="gradient" draw:fill-color="#f0e6ff" draw:fill-gradient-name="Gradient_20_2" draw:textarea-vertical-align="middle" draw:auto-grow-height="false" fo:min-height="2.8cm" fo:min-width="28cm"/>
    </style:style>
    <style:style style:name="Mpr8" style:family="presentation" style:parent-style-name="master_5f_-outline1">
      <style:graphic-properties fo:min-height="12.18cm"/>
      <style:paragraph-properties style:writing-mode="lr-tb"/>
    </style:style>
    <style:style style:name="Mpr9" style:family="presentation" style:parent-style-name="master_5f_-backgroundobjects">
      <style:graphic-properties draw:stroke="none" draw:fill="none" draw:fill-color="#ffffff" draw:auto-grow-height="false" fo:min-height="1.485cm"/>
      <style:paragraph-properties style:writing-mode="lr-tb"/>
    </style:style>
    <style:style style:name="Mpr10" style:family="presentation" style:parent-style-name="master_5f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master1_5f_-backgroundobjects">
      <style:graphic-properties draw:stroke="none" draw:fill="none" draw:fill-color="#ffffff" draw:auto-grow-height="false" fo:min-height="1.485cm"/>
      <style:paragraph-properties style:writing-mode="lr-tb"/>
    </style:style>
    <style:style style:name="Mpr12" style:family="presentation" style:parent-style-name="master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color="#f0e6ff" draw:fill-gradient-name="Gradient_20_2"/>
      <style:paragraph-properties fo:text-align="center"/>
    </style:style>
    <style:style style:name="MP6" style:family="paragraph">
      <style:paragraph-properties style:writing-mode="lr-tb"/>
    </style:style>
    <style:style style:name="MP7" style:family="paragraph">
      <loext:graphic-properties draw:fill="solid" draw:fill-color="#000033"/>
      <style:paragraph-properties fo:text-align="center"/>
    </style:style>
    <style:style style:name="MP8" style:family="paragraph">
      <style:paragraph-properties fo:text-align="end"/>
    </style:style>
    <style:style style:name="MP9" style:family="paragraph">
      <loext:graphic-properties draw:fill="none" draw:fill-color="#ffffff"/>
      <style:paragraph-properties fo:text-align="end" style:writing-mode="lr-tb"/>
    </style:style>
    <style:style style:name="MP10" style:family="paragraph">
      <loext:graphic-properties draw:fill="none"/>
      <style:paragraph-properties fo:text-align="center"/>
    </style:style>
    <style:style style:name="MP11" style:family="paragraph">
      <loext:graphic-properties draw:fill="none" draw:fill-color="#ffffff"/>
    </style:style>
    <style:style style:name="MP12" style:family="paragraph">
      <loext:graphic-properties draw:fill="solid" draw:fill-color="#000033" draw:opacity="100%" draw:opacity-name="Transparency_20_2"/>
      <style:paragraph-properties fo:text-align="center"/>
    </style:style>
    <style:style style:name="MT1" style:family="text">
      <style:text-properties fo:font-size="14pt" style:font-size-asian="14pt" style:font-size-complex="14pt"/>
    </style:style>
    <style:style style:name="MT2" style:family="text">
      <style:text-properties fo:color="#000033" loext:opacity="100%"/>
    </style:style>
    <style:style style:name="MT3" style:family="text">
      <style:text-properties fo:font-size="28pt" style:font-size-asian="28pt" style:font-size-complex="28pt"/>
    </style:style>
    <style:style style:name="MT4" style:family="text">
      <style:text-properties fo:font-size="24pt" style:font-size-asian="24pt" style:font-size-complex="24pt"/>
    </style:style>
    <style:style style:name="MT5" style:family="text">
      <style:text-properties fo:font-size="20pt" style:font-size-asian="20pt" style:font-size-complex="2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0.6cm" text:min-label-width="0.9cm"/>
        <style:text-properties style:use-window-font-color="true" fo:font-size="75%"/>
      </text:list-level-style-number>
      <text:list-level-style-number text:level="3" style:num-format="">
        <style:list-level-properties text:space-before="2cm" text:min-label-width="0.8cm"/>
        <style:text-properties style:use-window-font-color="true" fo:font-size="45%"/>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emplate21" style:page-layout-name="PM1" draw:style-name="Mdp1">
      <draw:custom-shape presentation:style-name="Mpr1" draw:text-style-name="MP5" draw:layer="backgroundobjects" svg:width="28cm" svg:height="21cm" svg:x="0cm" svg:y="0cm">
        <text:p/>
        <draw:enhanced-geometry svg:viewBox="0 0 21600 21600" draw:type="rectangle" draw:enhanced-path="M 0 0 L 21600 0 21600 21600 0 21600 0 0 Z N"/>
      </draw:custom-shape>
      <draw:frame presentation:style-name="Mpr2" draw:text-style-name="MP6" draw:layer="backgroundobjects" svg:width="25.199cm" svg:height="12.179cm" svg:x="1.2cm" svg:y="4.8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custom-shape presentation:style-name="Mpr3" draw:text-style-name="MP7" draw:layer="backgroundobjects" svg:width="28cm" svg:height="2.8cm" svg:x="0cm" svg:y="0cm">
        <text:p/>
        <draw:enhanced-geometry svg:viewBox="0 0 21600 21600" draw:type="rectangle" draw:enhanced-path="M 0 0 L 21600 0 21600 21600 0 21600 0 0 Z N"/>
      </draw:custom-shape>
      <draw:frame presentation:style-name="Mpr4" draw:text-style-name="MP6" draw:layer="backgroundobjects" svg:width="19.81cm" svg:height="1.55cm" svg:x="1.2cm" svg:y="0.737cm" presentation:class="title">
        <draw:text-box>
          <text:p>Click to edit the title text format</text:p>
        </draw:text-box>
      </draw:frame>
      <draw:frame draw:style-name="Mgr3" draw:text-style-name="MP9" draw:layer="backgroundobjects" svg:width="2.2cm" svg:height="1.19cm" svg:x="24.6cm" svg:y="19.2cm">
        <draw:text-box>
          <text:p text:style-name="MP8"><text:span text:style-name="MT2"><text:page-number>&lt;number&gt;</text:page-number></text:span></text:p>
        </draw:text-box>
      </draw:frame>
      <draw:frame draw:style-name="Mgr4" draw:text-style-name="MP10" draw:layer="backgroundobjects" svg:width="4.87cm" svg:height="2.16cm" svg:x="22.15cm" svg:y="0.28cm">
        <draw:image xlink:href="Pictures/10001A070000819B00003A65B4E95F85BABC18C4.svg" xlink:type="simple" xlink:show="embed" xlink:actuate="onLoad" draw:mime-type="image/svg+xml">
          <text:p/>
        </draw:image>
        <draw:image xlink:href="Pictures/100000010000041D000001DBDD56226970007A4F.png" xlink:type="simple" xlink:show="embed" xlink:actuate="onLoad" draw:mime-type="image/png"/>
      </draw:frame>
      <presentation:notes style:page-layout-name="PM0">
        <draw:page-thumbnail presentation:style-name="template21-title" draw:layer="backgroundobjects" svg:width="14.848cm" svg:height="11.136cm" svg:x="3.075cm" svg:y="2.257cm" presentation:class="page"/>
        <draw:frame presentation:style-name="template2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_5f_" style:display-name="master_" style:page-layout-name="PM1" draw:style-name="Mdp1">
      <draw:custom-shape presentation:style-name="Mpr7" draw:text-style-name="MP5" draw:layer="backgroundobjects" svg:width="28cm" svg:height="2.8cm" svg:x="0cm" svg:y="0cm">
        <text:p/>
        <draw:enhanced-geometry svg:viewBox="0 0 21600 21600" draw:type="rectangle" draw:enhanced-path="M 0 0 L 21600 0 21600 21600 0 21600 0 0 Z N"/>
      </draw:custom-shape>
      <draw:frame presentation:style-name="master_5f_-title" draw:layer="backgroundobjects" svg:width="19.8cm" svg:height="1.56cm" svg:x="1.4cm" svg:y="0.837cm" presentation:class="title" presentation:placeholder="true">
        <draw:text-box/>
      </draw:frame>
      <draw:frame presentation:style-name="Mpr8" draw:text-style-name="MP6" draw:layer="backgroundobjects" svg:width="25.6cm" svg:height="14.4cm" svg:x="1.2cm" svg:y="4.8cm" presentation:class="outline">
        <draw:text-box>
          <text:list text:style-name="ML4">
            <text:list-item>
              <text:p><text:span text:style-name="MT3">Click to edit the outline text format</text:span></text:p>
              <text:list>
                <text:list-item>
                  <text:p>Second <text:span text:style-name="MT4">Outline</text:span> Level</text:p>
                  <text:list>
                    <text:list-item>
                      <text:p>Third <text:span text:style-name="MT5">Outline</text:span>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draw:style-name="Mgr4" draw:text-style-name="MP10" draw:layer="backgroundobjects" svg:width="4.57cm" svg:height="1.93cm" svg:x="22.27cm" svg:y="0.37cm">
        <draw:image xlink:href="Pictures/100048B800001B6E00000B7822A3FAAEBE51E006.wmf" xlink:type="simple" xlink:show="embed" xlink:actuate="onLoad" draw:mime-type="image/x-wmf">
          <text:p/>
        </draw:image>
        <draw:image xlink:href="Pictures/10000001000001090000006FEE3F5005EF3E946D.png" xlink:type="simple" xlink:show="embed" xlink:actuate="onLoad" draw:mime-type="image/png"/>
      </draw:frame>
      <draw:frame draw:style-name="Mgr3" draw:text-style-name="MP9" draw:layer="backgroundobjects" svg:width="2.2cm" svg:height="1.19cm" svg:x="24.6cm" svg:y="19.2cm">
        <draw:text-box>
          <text:p text:style-name="MP8"><text:span text:style-name="MT2"><text:page-number>&lt;number&gt;</text:page-number></text:span></text:p>
        </draw:text-box>
      </draw:frame>
      <presentation:notes style:page-layout-name="PM0">
        <draw:page-thumbnail presentation:style-name="master_5f_-title" draw:layer="backgroundobjects" svg:width="14.848cm" svg:height="11.136cm" svg:x="3.075cm" svg:y="2.257cm" presentation:class="page"/>
        <draw:frame presentation:style-name="master_5f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1_5f_" style:display-name="master1_" style:page-layout-name="PM1" draw:style-name="Mdp2">
      <draw:frame draw:style-name="Mgr4" draw:text-style-name="MP10" draw:layer="backgroundobjects" svg:width="28cm" svg:height="21.64cm" svg:x="0cm" svg:y="0cm">
        <draw:image xlink:href="Pictures/10000000000008A80000067E8F735EA6ED9F0C0B.jpg" xlink:type="simple" xlink:show="embed" xlink:actuate="onLoad" draw:mime-type="image/jpeg">
          <text:p/>
        </draw:image>
      </draw:frame>
      <draw:frame draw:style-name="Mgr5" draw:text-style-name="MP11" draw:layer="backgroundobjects" svg:width="25.199cm" svg:height="2.107cm" svg:x="1.4cm" svg:y="15.086cm">
        <draw:text-box>
          <text:p/>
        </draw:text-box>
      </draw:frame>
      <draw:custom-shape draw:style-name="Mgr6" draw:text-style-name="MP12" draw:layer="backgroundobjects" svg:width="28cm" svg:height="4.572cm" svg:x="0cm" svg:y="0cm">
        <text:p/>
        <draw:enhanced-geometry svg:viewBox="0 0 21600 21600" draw:type="rectangle" draw:enhanced-path="M 0 0 L 21600 0 21600 21600 0 21600 0 0 Z N"/>
      </draw:custom-shape>
      <draw:frame draw:style-name="Mgr7" draw:text-style-name="MP11" draw:layer="backgroundobjects" svg:width="25.24cm" svg:height="1.98cm" svg:x="1.43cm" svg:y="0.76cm">
        <draw:text-box>
          <text:p/>
        </draw:text-box>
      </draw:frame>
      <draw:frame draw:style-name="Mgr8" draw:text-style-name="MP10" draw:layer="backgroundobjects" svg:width="6.698cm" svg:height="3.018cm" svg:x="1.43cm" svg:y="5.522cm">
        <draw:image xlink:href="Pictures/10001EB70000819B00003A653728BE2E112D5303.svg" xlink:type="simple" xlink:show="embed" xlink:actuate="onLoad" draw:mime-type="image/svg+xml">
          <text:p/>
        </draw:image>
        <draw:image xlink:href="Pictures/100000010000041D000001DBB2D187B6D6CE553B.png" xlink:type="simple" xlink:show="embed" xlink:actuate="onLoad" draw:mime-type="image/png"/>
      </draw:frame>
      <draw:frame presentation:style-name="master1_5f_-title" draw:layer="backgroundobjects" svg:width="25.199cm" svg:height="3.506cm" svg:x="1.4cm" svg:y="0.837cm" presentation:class="title" presentation:placeholder="true">
        <draw:text-box/>
      </draw:frame>
      <draw:frame presentation:style-name="master1_5f_-outline1" draw:layer="backgroundobjects" svg:width="25.199cm" svg:height="12.179cm" svg:x="1.4cm" svg:y="4.914cm" presentation:class="outline" presentation:placeholder="true">
        <draw:text-box/>
      </draw:frame>
      <presentation:notes style:page-layout-name="PM0">
        <draw:page-thumbnail presentation:style-name="master1_5f_-title" draw:layer="backgroundobjects" svg:width="0.001cm" svg:height="0.001cm" svg:x="0cm" svg:y="2.257cm" presentation:class="page"/>
        <draw:frame draw:style-name="Mgr9" draw:text-style-name="MP11" draw:layer="backgroundobjects" svg:width="16.799cm" svg:height="13.364cm" svg:x="2.1cm" svg:y="14.107cm">
          <draw:text-box>
            <text:p/>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draw:frame presentation:style-name="master1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06-03T14:43:57.008538571</meta:creation-date>
    <meta:editing-duration>P2DT8H5M7S</meta:editing-duration>
    <meta:editing-cycles>151</meta:editing-cycles>
    <meta:generator>LibreOffice/7.3.7.2$Linux_X86_64 LibreOffice_project/30$Build-2</meta:generator>
    <dc:date>2024-10-07T09:52:06.300517961</dc:date>
    <meta:document-statistic meta:object-count="437"/>
    <meta:template xlink:type="simple" xlink:actuate="onRequest" xlink:title="master" xlink:href="../../../../../.config/libreoffice/4/user/template/master.otp" meta:date="2015-06-03T14:43:56.815095550"/>
  </office:meta>
</office:document-meta>
</file>